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15">
      <style:table-cell-properties fo:border="thin solid #000000" fo:background-color="#DDDDDD"/>
    </style:style>
    <style:style style:name="ce10" style:family="table-cell" style:parent-style-name="Default" style:data-style-name="N15">
      <style:table-cell-properties fo:border="thin solid #000000" fo:background-color="#DDDDDD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36"/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FFFF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background-color="#FF6666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66FF00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40770833333333cm" style:use-optimal-column-width="true"/>
    </style:style>
    <style:style style:name="co8" style:family="table-column">
      <style:table-column-properties fo:break-before="auto" style:column-width="0.582083333333333cm"/>
    </style:style>
    <style:style style:name="co9" style:family="table-column">
      <style:table-column-properties fo:break-before="auto" style:column-width="3.99520833333333cm" style:use-optimal-column-width="true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206875cm" style:use-optimal-column-width="true"/>
    </style:style>
    <style:style style:name="co15" style:family="table-column">
      <style:table-column-properties fo:break-before="auto" style:column-width="2.619375cm" style:use-optimal-column-width="true"/>
    </style:style>
    <style:style style:name="co16" style:family="table-column">
      <style:table-column-properties fo:break-before="auto" style:column-width="3.62479166666667cm" style:use-optimal-column-width="true"/>
    </style:style>
    <style:style style:name="co17" style:family="table-column">
      <style:table-column-properties fo:break-before="auto" style:column-width="3.91583333333333cm" style:use-optimal-column-width="true"/>
    </style:style>
    <style:style style:name="co18" style:family="table-column">
      <style:table-column-properties fo:break-before="auto" style:column-width="0.687916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4.1275cm" style:use-optimal-column-width="true"/>
    </style:style>
    <style:style style:name="co23" style:family="table-column">
      <style:table-column-properties fo:break-before="auto" style:column-width="1.11125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3.70416666666667cm" style:use-optimal-column-width="true"/>
    </style:style>
    <style:style style:name="co26" style:family="table-column">
      <style:table-column-properties fo:break-before="auto" style:column-width="1.40229166666667cm"/>
    </style:style>
    <style:style style:name="co27" style:family="table-column">
      <style:table-column-properties fo:break-before="auto" style:column-width="1.349375cm"/>
    </style:style>
    <style:style style:name="co28" style:family="table-column">
      <style:table-column-properties fo:break-before="auto" style:column-width="3.33375cm" style:use-optimal-column-width="true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3.83645833333333cm" style:use-optimal-column-width="true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2.54cm" style:use-optimal-column-width="true"/>
    </style:style>
    <style:style style:name="co33" style:family="table-column">
      <style:table-column-properties fo:break-before="auto" style:column-width="1.666875cm" style:use-optimal-column-width="true"/>
    </style:style>
    <style:style style:name="co34" style:family="table-column">
      <style:table-column-properties fo:break-before="auto" style:column-width="1.190625cm"/>
    </style:style>
    <style:style style:name="co35" style:family="table-column">
      <style:table-column-properties fo:break-before="auto" style:column-width="1.21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4" table:default-cell-style-name="ce1"/>
        <table:table-column table:style-name="co13" table:number-columns-repeated="1635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1">
            <text:p>temp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2" table:style-name="ce1"/>
          <table:table-cell table:style-name="ce2"/>
          <table:table-cell office:value-type="string" table:style-name="ce3">
            <text:p>tempo (s)</text:p>
          </table:table-cell>
          <table:table-cell table:number-columns-repeated="3" table:style-name="ce3"/>
          <table:table-cell table:number-columns-repeated="16350"/>
        </table:table-row>
        <table:table-row table:style-name="ro1">
          <table:table-cell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2" table:style-name="ce1"/>
          <table:table-cell office:value-type="string" table:style-name="ce4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5759500000000001E-4" table:style-name="ce8">
            <text:p>0,000157595</text:p>
          </table:table-cell>
          <table:table-cell office:value-type="float" office:value="3.7183E-5" table:style-name="ce8">
            <text:p>0,000037183</text:p>
          </table:table-cell>
          <table:table-cell office:value-type="float" office:value="3.8284000000000001E-5" table:style-name="ce8">
            <text:p>0,000038284</text:p>
          </table:table-cell>
          <table:table-cell office:value-type="float" office:value="2.1189999999999999E-5" table:style-name="ce8">
            <text:p>0,0000211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0068800000000005E-4" table:style-name="ce8">
            <text:p>0,000600688</text:p>
          </table:table-cell>
          <table:table-cell office:value-type="float" office:value="9.1959999999999994E-5" table:style-name="ce8">
            <text:p>0,00009196</text:p>
          </table:table-cell>
          <table:table-cell office:value-type="float" office:value="7.7145999999999996E-5" table:style-name="ce8">
            <text:p>0,000077146</text:p>
          </table:table-cell>
          <table:table-cell office:value-type="float" office:value="7.5878999999999996E-5" table:style-name="ce8">
            <text:p>0,000075879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4.3163199999999999E-4" table:style-name="ce8">
            <text:p>0,000431632</text:p>
          </table:table-cell>
          <table:table-cell office:value-type="float" office:value="8.7906999999999997E-5" table:style-name="ce9">
            <text:p>8,79E-05</text:p>
          </table:table-cell>
          <table:table-cell office:value-type="float" office:value="9.5674000000000006E-5" table:style-name="ce9">
            <text:p>9,57E-05</text:p>
          </table:table-cell>
          <table:table-cell office:value-type="float" office:value="1.7206200000000001E-4" table:style-name="ce9">
            <text:p>1,72E-04</text:p>
          </table:table-cell>
          <table:table-cell table:style-name="ce1"/>
          <table:table-cell office:value-type="string" table:style-name="ce6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7.66656E-4" table:style-name="ce8">
            <text:p>0,000766656</text:p>
          </table:table-cell>
          <table:table-cell office:value-type="float" office:value="2.251E-4" table:style-name="ce8">
            <text:p>0,0002251</text:p>
          </table:table-cell>
          <table:table-cell office:value-type="float" office:value="1.3265600000000001E-4" table:style-name="ce8">
            <text:p>0,000132656</text:p>
          </table:table-cell>
          <table:table-cell office:value-type="float" office:value="2.32232E-4" table:style-name="ce8">
            <text:p>0,00023223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536899999999999E-4" table:style-name="ce8">
            <text:p>0,000675369</text:p>
          </table:table-cell>
          <table:table-cell office:value-type="float" office:value="4.6383299999999998E-4" table:style-name="ce9">
            <text:p>4,64E-04</text:p>
          </table:table-cell>
          <table:table-cell office:value-type="float" office:value="4.7368900000000001E-4" table:style-name="ce9">
            <text:p>4,74E-04</text:p>
          </table:table-cell>
          <table:table-cell office:value-type="float" office:value="3.5352700000000002E-4" table:style-name="ce9">
            <text:p>3,5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1.1097E-4" table:style-name="ce8">
            <text:p>0,00011097</text:p>
          </table:table-cell>
          <table:table-cell office:value-type="float" office:value="3.1741E-5" table:style-name="ce8">
            <text:p>0,000031741</text:p>
          </table:table-cell>
          <table:table-cell office:value-type="float" office:value="3.3408999999999998E-5" table:style-name="ce8">
            <text:p>0,000033409</text:p>
          </table:table-cell>
          <table:table-cell office:value-type="float" office:value="3.2805999999999997E-5" table:style-name="ce8">
            <text:p>0,000032806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.25283E-4" table:style-name="ce8">
            <text:p>0,000325283</text:p>
          </table:table-cell>
          <table:table-cell office:value-type="float" office:value="6.7131999999999994E-5" table:style-name="ce8">
            <text:p>0,000067132</text:p>
          </table:table-cell>
          <table:table-cell office:value-type="float" office:value="8.8644E-5" table:style-name="ce8">
            <text:p>0,000088644</text:p>
          </table:table-cell>
          <table:table-cell office:value-type="float" office:value="7.2652999999999997E-5" table:style-name="ce8">
            <text:p>0,000072653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28207E-4" table:style-name="ce9">
            <text:p>1,28E-04</text:p>
          </table:table-cell>
          <table:table-cell office:value-type="float" office:value="1.3127200000000001E-4" table:style-name="ce9">
            <text:p>1,31E-04</text:p>
          </table:table-cell>
          <table:table-cell office:value-type="float" office:value="1.3452399999999999E-4" table:style-name="ce8">
            <text:p>0,000134524</text:p>
          </table:table-cell>
          <table:table-cell office:value-type="float" office:value="1.31917E-4" table:style-name="ce9">
            <text:p>1,32E-04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office:value-type="float" office:value="6.1117300000000001E-4" table:style-name="ce8">
            <text:p>0,000611173</text:p>
          </table:table-cell>
          <table:table-cell office:value-type="float" office:value="1.06449E-4" table:style-name="ce8">
            <text:p>0,000106449</text:p>
          </table:table-cell>
          <table:table-cell office:value-type="float" office:value="1.58357E-4" table:style-name="ce8">
            <text:p>0,000158357</text:p>
          </table:table-cell>
          <table:table-cell office:value-type="float" office:value="1.67393E-4" table:style-name="ce8">
            <text:p>0,000167393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8629399999999999E-4" table:style-name="ce8">
            <text:p>0,000186294</text:p>
          </table:table-cell>
          <table:table-cell office:value-type="float" office:value="3.0715300000000001E-4" table:style-name="ce9">
            <text:p>3,07E-04</text:p>
          </table:table-cell>
          <table:table-cell office:value-type="float" office:value="2.1011700000000001E-4" table:style-name="ce9">
            <text:p>2,10E-04</text:p>
          </table:table-cell>
          <table:table-cell office:value-type="float" office:value="3.0577700000000002E-4" table:style-name="ce9">
            <text:p>3,0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1.8295999999999999E-5" table:style-name="ce8">
            <text:p>0,000018296</text:p>
          </table:table-cell>
          <table:table-cell office:value-type="float" office:value="2.9319000000000002E-5" table:style-name="ce8">
            <text:p>0,000029319</text:p>
          </table:table-cell>
          <table:table-cell office:value-type="float" office:value="4.6374E-5" table:style-name="ce8">
            <text:p>0,000046374</text:p>
          </table:table-cell>
          <table:table-cell office:value-type="float" office:value="2.1109000000000001E-5" table:style-name="ce8">
            <text:p>0,0000211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1717000000000006E-5" table:style-name="ce8">
            <text:p>0,000061717</text:p>
          </table:table-cell>
          <table:table-cell office:value-type="float" office:value="8.1030000000000002E-5" table:style-name="ce8">
            <text:p>0,00008103</text:p>
          </table:table-cell>
          <table:table-cell office:value-type="float" office:value="6.6087999999999995E-5" table:style-name="ce8">
            <text:p>0,000066088</text:p>
          </table:table-cell>
          <table:table-cell office:value-type="float" office:value="1.4691300000000001E-4" table:style-name="ce8">
            <text:p>0,00014691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6927000000000003E-5" table:style-name="ce9">
            <text:p>8,69E-05</text:p>
          </table:table-cell>
          <table:table-cell office:value-type="float" office:value="1.3021199999999999E-4" table:style-name="ce9">
            <text:p>1,30E-04</text:p>
          </table:table-cell>
          <table:table-cell office:value-type="float" office:value="1.3282499999999999E-4" table:style-name="ce9">
            <text:p>1,33E-04</text:p>
          </table:table-cell>
          <table:table-cell office:value-type="float" office:value="1.58698E-4" table:style-name="ce8">
            <text:p>0,000158698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office:value-type="float" office:value="9.8129999999999997E-5" table:style-name="ce8">
            <text:p>0,00009813</text:p>
          </table:table-cell>
          <table:table-cell office:value-type="float" office:value="1.7219100000000001E-4" table:style-name="ce8">
            <text:p>0,000172191</text:p>
          </table:table-cell>
          <table:table-cell office:value-type="float" office:value="1.1505700000000001E-4" table:style-name="ce8">
            <text:p>0,000115057</text:p>
          </table:table-cell>
          <table:table-cell office:value-type="float" office:value="1.5151300000000001E-4" table:style-name="ce8">
            <text:p>0,00015151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3.2391599999999999E-4" table:style-name="ce9">
            <text:p>3,24E-04</text:p>
          </table:table-cell>
          <table:table-cell office:value-type="float" office:value="3.2822100000000001E-4" table:style-name="ce9">
            <text:p>3,28E-04</text:p>
          </table:table-cell>
          <table:table-cell office:value-type="float" office:value="3.2202799999999997E-4" table:style-name="ce9">
            <text:p>3,22E-04</text:p>
          </table:table-cell>
          <table:table-cell office:value-type="float" office:value="2.02516E-4" table:style-name="ce9">
            <text:p>2,0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8349E-5" table:style-name="ce8">
            <text:p>0,000018349</text:p>
          </table:table-cell>
          <table:table-cell office:value-type="float" office:value="1.9253E-5" table:style-name="ce8">
            <text:p>0,000019253</text:p>
          </table:table-cell>
          <table:table-cell office:value-type="float" office:value="3.4328000000000001E-5" table:style-name="ce8">
            <text:p>0,000034328</text:p>
          </table:table-cell>
          <table:table-cell office:value-type="float" office:value="2.8915999999999999E-5" table:style-name="ce8">
            <text:p>0,000028916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1610199999999999E-4" table:style-name="ce8">
            <text:p>0,000116102</text:p>
          </table:table-cell>
          <table:table-cell office:value-type="float" office:value="6.2951000000000001E-5" table:style-name="ce8">
            <text:p>0,000062951</text:p>
          </table:table-cell>
          <table:table-cell office:value-type="float" office:value="8.5940999999999996E-5" table:style-name="ce8">
            <text:p>0,000085941</text:p>
          </table:table-cell>
          <table:table-cell office:value-type="float" office:value="7.1478999999999998E-5" table:style-name="ce8">
            <text:p>0,000071479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6866999999999993E-5" table:style-name="ce9">
            <text:p>8,69E-05</text:p>
          </table:table-cell>
          <table:table-cell office:value-type="float" office:value="1.11397E-4" table:style-name="ce9">
            <text:p>1,11E-04</text:p>
          </table:table-cell>
          <table:table-cell office:value-type="float" office:value="1.78584E-4" table:style-name="ce8">
            <text:p>0,000178584</text:p>
          </table:table-cell>
          <table:table-cell office:value-type="float" office:value="1.4547200000000001E-4" table:style-name="ce9">
            <text:p>1,45E-04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office:value-type="float" office:value="9.3330000000000003E-5" table:style-name="ce8">
            <text:p>0,00009333</text:p>
          </table:table-cell>
          <table:table-cell office:value-type="float" office:value="1.2293300000000001E-4" table:style-name="ce8">
            <text:p>0,000122933</text:p>
          </table:table-cell>
          <table:table-cell office:value-type="float" office:value="1.3087999999999999E-4" table:style-name="ce8">
            <text:p>0,00013088</text:p>
          </table:table-cell>
          <table:table-cell office:value-type="float" office:value="1.79665E-4" table:style-name="ce8">
            <text:p>0,000179665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72743E-4" table:style-name="ce9">
            <text:p>1,73E-04</text:p>
          </table:table-cell>
          <table:table-cell office:value-type="float" office:value="2.5175000000000002E-4" table:style-name="ce9">
            <text:p>2,52E-04</text:p>
          </table:table-cell>
          <table:table-cell office:value-type="float" office:value="2.7081300000000001E-4" table:style-name="ce9">
            <text:p>2,71E-04</text:p>
          </table:table-cell>
          <table:table-cell office:value-type="float" office:value="2.0717199999999999E-4" table:style-name="ce9">
            <text:p>2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.8598999999999999E-5" table:style-name="ce8">
            <text:p>0,000018599</text:p>
          </table:table-cell>
          <table:table-cell office:value-type="float" office:value="2.0452999999999999E-5" table:style-name="ce8">
            <text:p>0,000020453</text:p>
          </table:table-cell>
          <table:table-cell office:value-type="float" office:value="1.9236999999999999E-5" table:style-name="ce8">
            <text:p>0,000019237</text:p>
          </table:table-cell>
          <table:table-cell office:value-type="float" office:value="4.4427E-5" table:style-name="ce8">
            <text:p>0,000044427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2419E-5" table:style-name="ce8">
            <text:p>0,000062419</text:p>
          </table:table-cell>
          <table:table-cell office:value-type="float" office:value="6.2835000000000004E-5" table:style-name="ce8">
            <text:p>0,000062835</text:p>
          </table:table-cell>
          <table:table-cell office:value-type="float" office:value="1.36219E-4" table:style-name="ce8">
            <text:p>0,000136219</text:p>
          </table:table-cell>
          <table:table-cell office:value-type="float" office:value="8.4689000000000002E-5" table:style-name="ce8">
            <text:p>0,0000846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7.9825000000000002E-5" table:style-name="ce8">
            <text:p>0,000079825</text:p>
          </table:table-cell>
          <table:table-cell office:value-type="float" office:value="8.9021E-5" table:style-name="ce9">
            <text:p>8,90E-05</text:p>
          </table:table-cell>
          <table:table-cell office:value-type="float" office:value="1.37305E-4" table:style-name="ce9">
            <text:p>1,37E-04</text:p>
          </table:table-cell>
          <table:table-cell office:value-type="float" office:value="1.6974399999999999E-4" table:style-name="ce9">
            <text:p>1,70E-04</text:p>
          </table:table-cell>
          <table:table-cell table:style-name="ce1"/>
          <table:table-cell table:style-name="ce6"/>
          <table:table-cell office:value-type="float" office:value="5" table:style-name="ce7">
            <text:p>5</text:p>
          </table:table-cell>
          <table:table-cell office:value-type="float" office:value="2.03358E-4" table:style-name="ce8">
            <text:p>0,000203358</text:p>
          </table:table-cell>
          <table:table-cell office:value-type="float" office:value="1.69266E-4" table:style-name="ce8">
            <text:p>0,000169266</text:p>
          </table:table-cell>
          <table:table-cell office:value-type="float" office:value="1.2569100000000001E-4" table:style-name="ce8">
            <text:p>0,000125691</text:p>
          </table:table-cell>
          <table:table-cell office:value-type="float" office:value="1.5750000000000001E-4" table:style-name="ce8">
            <text:p>0,0001575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72447E-4" table:style-name="ce9">
            <text:p>1,72E-04</text:p>
          </table:table-cell>
          <table:table-cell office:value-type="float" office:value="2.0539000000000001E-4" table:style-name="ce9">
            <text:p>2,05E-04</text:p>
          </table:table-cell>
          <table:table-cell office:value-type="float" office:value="3.7691299999999999E-4" table:style-name="ce9">
            <text:p>3,77E-04</text:p>
          </table:table-cell>
          <table:table-cell office:value-type="float" office:value="3.0701699999999998E-4" table:style-name="ce9">
            <text:p>3,0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1.8331000000000001E-5" table:style-name="ce8">
            <text:p>0,000018331</text:p>
          </table:table-cell>
          <table:table-cell office:value-type="float" office:value="1.9021E-5" table:style-name="ce8">
            <text:p>0,000019021</text:p>
          </table:table-cell>
          <table:table-cell office:value-type="float" office:value="4.3232000000000002E-5" table:style-name="ce8">
            <text:p>0,000043232</text:p>
          </table:table-cell>
          <table:table-cell office:value-type="float" office:value="2.1579000000000001E-5" table:style-name="ce8">
            <text:p>0,00002157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1997699999999999E-4" table:style-name="ce8">
            <text:p>0,000119977</text:p>
          </table:table-cell>
          <table:table-cell office:value-type="float" office:value="6.9307000000000006E-5" table:style-name="ce8">
            <text:p>0,000069307</text:p>
          </table:table-cell>
          <table:table-cell office:value-type="float" office:value="7.8114999999999993E-5" table:style-name="ce8">
            <text:p>0,000078115</text:p>
          </table:table-cell>
          <table:table-cell office:value-type="float" office:value="8.1326E-5" table:style-name="ce8">
            <text:p>0,000081326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6299000000000001E-4" table:style-name="ce9">
            <text:p>1,63E-04</text:p>
          </table:table-cell>
          <table:table-cell office:value-type="float" office:value="1.21032E-4" table:style-name="ce9">
            <text:p>1,21E-04</text:p>
          </table:table-cell>
          <table:table-cell office:value-type="float" office:value="1.28307E-4" table:style-name="ce9">
            <text:p>1,28E-04</text:p>
          </table:table-cell>
          <table:table-cell office:value-type="float" office:value="1.5811800000000001E-4" table:style-name="ce9">
            <text:p>1,58E-04</text:p>
          </table:table-cell>
          <table:table-cell table:style-name="ce1"/>
          <table:table-cell table:style-name="ce6"/>
          <table:table-cell office:value-type="float" office:value="6" table:style-name="ce7">
            <text:p>6</text:p>
          </table:table-cell>
          <table:table-cell office:value-type="float" office:value="2.0966600000000001E-4" table:style-name="ce8">
            <text:p>0,000209666</text:p>
          </table:table-cell>
          <table:table-cell office:value-type="float" office:value="1.08355E-4" table:style-name="ce8">
            <text:p>0,000108355</text:p>
          </table:table-cell>
          <table:table-cell office:value-type="float" office:value="1.5976900000000001E-4" table:style-name="ce8">
            <text:p>0,000159769</text:p>
          </table:table-cell>
          <table:table-cell office:value-type="float" office:value="1.77892E-4" table:style-name="ce8">
            <text:p>0,000177892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.3419899999999998E-4" table:style-name="ce9">
            <text:p>3,34E-04</text:p>
          </table:table-cell>
          <table:table-cell office:value-type="float" office:value="2.26877E-4" table:style-name="ce9">
            <text:p>2,27E-04</text:p>
          </table:table-cell>
          <table:table-cell office:value-type="float" office:value="3.5175400000000002E-4" table:style-name="ce9">
            <text:p>3,52E-04</text:p>
          </table:table-cell>
          <table:table-cell office:value-type="float" office:value="2.72761E-4" table:style-name="ce9">
            <text:p>2,73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1713E-5" table:style-name="ce8">
            <text:p>0,000021713</text:p>
          </table:table-cell>
          <table:table-cell office:value-type="float" office:value="1.9661E-5" table:style-name="ce8">
            <text:p>0,000019661</text:p>
          </table:table-cell>
          <table:table-cell office:value-type="float" office:value="3.2527999999999998E-5" table:style-name="ce8">
            <text:p>0,000032528</text:p>
          </table:table-cell>
          <table:table-cell office:value-type="float" office:value="2.582E-5" table:style-name="ce8">
            <text:p>0,00002582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7.0016000000000002E-5" table:style-name="ce8">
            <text:p>0,000070016</text:p>
          </table:table-cell>
          <table:table-cell office:value-type="float" office:value="1.4019999999999999E-4" table:style-name="ce8">
            <text:p>0,0001402</text:p>
          </table:table-cell>
          <table:table-cell office:value-type="float" office:value="6.8628999999999996E-5" table:style-name="ce8">
            <text:p>0,000068629</text:p>
          </table:table-cell>
          <table:table-cell office:value-type="float" office:value="7.9831000000000002E-5" table:style-name="ce8">
            <text:p>0,00007983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2997999999999994E-5" table:style-name="ce9">
            <text:p>8,30E-05</text:p>
          </table:table-cell>
          <table:table-cell office:value-type="float" office:value="2.4646599999999998E-4" table:style-name="ce9">
            <text:p>2,46E-04</text:p>
          </table:table-cell>
          <table:table-cell office:value-type="float" office:value="1.5872E-4" table:style-name="ce9">
            <text:p>1,59E-04</text:p>
          </table:table-cell>
          <table:table-cell office:value-type="float" office:value="2.1308199999999999E-4" table:style-name="ce9">
            <text:p>2,13E-04</text:p>
          </table:table-cell>
          <table:table-cell table:style-name="ce1"/>
          <table:table-cell table:style-name="ce6"/>
          <table:table-cell office:value-type="float" office:value="7" table:style-name="ce7">
            <text:p>7</text:p>
          </table:table-cell>
          <table:table-cell office:value-type="float" office:value="1.0147800000000001E-4" table:style-name="ce8">
            <text:p>0,000101478</text:p>
          </table:table-cell>
          <table:table-cell office:value-type="float" office:value="1.10776E-4" table:style-name="ce8">
            <text:p>0,000110776</text:p>
          </table:table-cell>
          <table:table-cell office:value-type="float" office:value="2.49294E-4" table:style-name="ce8">
            <text:p>0,000249294</text:p>
          </table:table-cell>
          <table:table-cell office:value-type="float" office:value="1.4604E-4" table:style-name="ce8">
            <text:p>0,0001460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7319500000000001E-4" table:style-name="ce9">
            <text:p>1,73E-04</text:p>
          </table:table-cell>
          <table:table-cell office:value-type="float" office:value="3.3196300000000001E-4" table:style-name="ce9">
            <text:p>3,32E-04</text:p>
          </table:table-cell>
          <table:table-cell office:value-type="float" office:value="1.86379E-4" table:style-name="ce9">
            <text:p>1,86E-04</text:p>
          </table:table-cell>
          <table:table-cell office:value-type="float" office:value="2.8569199999999999E-4" table:style-name="ce9">
            <text:p>2,86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1.961E-5" table:style-name="ce8">
            <text:p>0,00001961</text:p>
          </table:table-cell>
          <table:table-cell office:value-type="float" office:value="1.8595999999999999E-5" table:style-name="ce8">
            <text:p>0,000018596</text:p>
          </table:table-cell>
          <table:table-cell office:value-type="float" office:value="4.3575000000000002E-5" table:style-name="ce8">
            <text:p>0,000043575</text:p>
          </table:table-cell>
          <table:table-cell office:value-type="float" office:value="6.6645999999999999E-5" table:style-name="ce8">
            <text:p>0,0000666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5649999999999997E-5" table:style-name="ce8">
            <text:p>0,00006565</text:p>
          </table:table-cell>
          <table:table-cell office:value-type="float" office:value="9.3315999999999999E-5" table:style-name="ce8">
            <text:p>0,000093316</text:p>
          </table:table-cell>
          <table:table-cell office:value-type="float" office:value="9.1615999999999998E-5" table:style-name="ce8">
            <text:p>0,000091616</text:p>
          </table:table-cell>
          <table:table-cell office:value-type="float" office:value="1.18996E-4" table:style-name="ce8">
            <text:p>0,00011899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20926E-4" table:style-name="ce9">
            <text:p>1,21E-04</text:p>
          </table:table-cell>
          <table:table-cell office:value-type="float" office:value="9.1393999999999999E-5" table:style-name="ce9">
            <text:p>9,14E-05</text:p>
          </table:table-cell>
          <table:table-cell office:value-type="float" office:value="1.1027999999999999E-4" table:style-name="ce8">
            <text:p>0,00011028</text:p>
          </table:table-cell>
          <table:table-cell office:value-type="float" office:value="1.01159E-4" table:style-name="ce9">
            <text:p>1,01E-04</text:p>
          </table:table-cell>
          <table:table-cell table:style-name="ce1"/>
          <table:table-cell table:style-name="ce6"/>
          <table:table-cell office:value-type="float" office:value="8" table:style-name="ce7">
            <text:p>8</text:p>
          </table:table-cell>
          <table:table-cell office:value-type="float" office:value="9.4897999999999998E-5" table:style-name="ce8">
            <text:p>0,000094898</text:p>
          </table:table-cell>
          <table:table-cell office:value-type="float" office:value="1.6208300000000001E-4" table:style-name="ce8">
            <text:p>0,000162083</text:p>
          </table:table-cell>
          <table:table-cell office:value-type="float" office:value="1.5327799999999999E-4" table:style-name="ce8">
            <text:p>0,000153278</text:p>
          </table:table-cell>
          <table:table-cell office:value-type="float" office:value="1.8983100000000001E-4" table:style-name="ce8">
            <text:p>0,000189831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7379E-4" table:style-name="ce9">
            <text:p>1,74E-04</text:p>
          </table:table-cell>
          <table:table-cell office:value-type="float" office:value="1.7286100000000001E-4" table:style-name="ce9">
            <text:p>1,73E-04</text:p>
          </table:table-cell>
          <table:table-cell office:value-type="float" office:value="2.1699299999999999E-4" table:style-name="ce9">
            <text:p>2,17E-04</text:p>
          </table:table-cell>
          <table:table-cell office:value-type="float" office:value="3.7913699999999999E-4" table:style-name="ce9">
            <text:p>3,79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8717000000000001E-5" table:style-name="ce8">
            <text:p>0,000018717</text:p>
          </table:table-cell>
          <table:table-cell office:value-type="float" office:value="3.0814E-5" table:style-name="ce8">
            <text:p>0,000030814</text:p>
          </table:table-cell>
          <table:table-cell office:value-type="float" office:value="1.9904000000000001E-5" table:style-name="ce8">
            <text:p>0,000019904</text:p>
          </table:table-cell>
          <table:table-cell office:value-type="float" office:value="2.2914000000000001E-5" table:style-name="ce8">
            <text:p>0,000022914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5.9911999999999998E-5" table:style-name="ce8">
            <text:p>0,000059912</text:p>
          </table:table-cell>
          <table:table-cell office:value-type="float" office:value="1.2597199999999999E-4" table:style-name="ce8">
            <text:p>0,000125972</text:p>
          </table:table-cell>
          <table:table-cell office:value-type="float" office:value="1.2983299999999999E-4" table:style-name="ce8">
            <text:p>0,000129833</text:p>
          </table:table-cell>
          <table:table-cell office:value-type="float" office:value="8.7491999999999995E-5" table:style-name="ce8">
            <text:p>0,00008749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1557000000000005E-5" table:style-name="ce9">
            <text:p>8,16E-05</text:p>
          </table:table-cell>
          <table:table-cell office:value-type="float" office:value="1.5230500000000001E-4" table:style-name="ce9">
            <text:p>1,52E-04</text:p>
          </table:table-cell>
          <table:table-cell office:value-type="float" office:value="1.1267799999999999E-4" table:style-name="ce9">
            <text:p>1,13E-04</text:p>
          </table:table-cell>
          <table:table-cell office:value-type="float" office:value="1.2844399999999999E-4" table:style-name="ce9">
            <text:p>1,28E-04</text:p>
          </table:table-cell>
          <table:table-cell table:style-name="ce1"/>
          <table:table-cell table:style-name="ce6"/>
          <table:table-cell office:value-type="float" office:value="9" table:style-name="ce7">
            <text:p>9</text:p>
          </table:table-cell>
          <table:table-cell office:value-type="float" office:value="2.38011E-4" table:style-name="ce8">
            <text:p>0,000238011</text:p>
          </table:table-cell>
          <table:table-cell office:value-type="float" office:value="9.2386000000000006E-5" table:style-name="ce8">
            <text:p>0,000092386</text:p>
          </table:table-cell>
          <table:table-cell office:value-type="float" office:value="1.8611800000000001E-4" table:style-name="ce8">
            <text:p>0,000186118</text:p>
          </table:table-cell>
          <table:table-cell office:value-type="float" office:value="1.7520799999999999E-4" table:style-name="ce8">
            <text:p>0,000175208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4.1555699999999999E-4" table:style-name="ce9">
            <text:p>4,16E-04</text:p>
          </table:table-cell>
          <table:table-cell office:value-type="float" office:value="2.5724999999999999E-4" table:style-name="ce9">
            <text:p>2,57E-04</text:p>
          </table:table-cell>
          <table:table-cell office:value-type="float" office:value="1.9902099999999999E-4" table:style-name="ce9">
            <text:p>1,99E-04</text:p>
          </table:table-cell>
          <table:table-cell office:value-type="float" office:value="3.6243400000000002E-4" table:style-name="ce9">
            <text:p>3,62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.8308000000000002E-5" table:style-name="ce8">
            <text:p>0,000018308</text:p>
          </table:table-cell>
          <table:table-cell office:value-type="float" office:value="1.9894E-5" table:style-name="ce8">
            <text:p>0,000019894</text:p>
          </table:table-cell>
          <table:table-cell office:value-type="float" office:value="3.1900999999999998E-5" table:style-name="ce8">
            <text:p>0,000031901</text:p>
          </table:table-cell>
          <table:table-cell office:value-type="float" office:value="2.126E-5" table:style-name="ce8">
            <text:p>0,00002126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5715E-4" table:style-name="ce8">
            <text:p>0,00015715</text:p>
          </table:table-cell>
          <table:table-cell office:value-type="float" office:value="1.07404E-4" table:style-name="ce8">
            <text:p>0,000107404</text:p>
          </table:table-cell>
          <table:table-cell office:value-type="float" office:value="9.7218000000000003E-5" table:style-name="ce8">
            <text:p>0,000097218</text:p>
          </table:table-cell>
          <table:table-cell office:value-type="float" office:value="8.0512000000000004E-5" table:style-name="ce8">
            <text:p>0,00008051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1253000000000003E-5" table:style-name="ce9">
            <text:p>8,13E-05</text:p>
          </table:table-cell>
          <table:table-cell office:value-type="float" office:value="8.653E-5" table:style-name="ce9">
            <text:p>8,65E-05</text:p>
          </table:table-cell>
          <table:table-cell office:value-type="float" office:value="2.1089000000000001E-4" table:style-name="ce9">
            <text:p>2,11E-04</text:p>
          </table:table-cell>
          <table:table-cell office:value-type="float" office:value="1.01743E-4" table:style-name="ce9">
            <text:p>1,02E-04</text:p>
          </table:table-cell>
          <table:table-cell table:style-name="ce1"/>
          <table:table-cell table:style-name="ce6"/>
          <table:table-cell office:value-type="float" office:value="10" table:style-name="ce7">
            <text:p>10</text:p>
          </table:table-cell>
          <table:table-cell office:value-type="float" office:value="1.16532E-4" table:style-name="ce8">
            <text:p>0,000116532</text:p>
          </table:table-cell>
          <table:table-cell office:value-type="float" office:value="9.9711999999999997E-5" table:style-name="ce8">
            <text:p>0,000099712</text:p>
          </table:table-cell>
          <table:table-cell office:value-type="float" office:value="1.5989899999999999E-4" table:style-name="ce8">
            <text:p>0,000159899</text:p>
          </table:table-cell>
          <table:table-cell office:value-type="float" office:value="1.52767E-4" table:style-name="ce8">
            <text:p>0,000152767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75954E-4" table:style-name="ce9">
            <text:p>1,76E-04</text:p>
          </table:table-cell>
          <table:table-cell office:value-type="float" office:value="4.21648E-4" table:style-name="ce9">
            <text:p>4,22E-04</text:p>
          </table:table-cell>
          <table:table-cell office:value-type="float" office:value="2.9821699999999998E-4" table:style-name="ce9">
            <text:p>2,98E-04</text:p>
          </table:table-cell>
          <table:table-cell office:value-type="float" office:value="3.9711E-4" table:style-name="ce9">
            <text:p>3,9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1.7994000000000001E-5" table:style-name="ce8">
            <text:p>0,000017994</text:p>
          </table:table-cell>
          <table:table-cell office:value-type="float" office:value="1.8876999999999999E-5" table:style-name="ce8">
            <text:p>0,000018877</text:p>
          </table:table-cell>
          <table:table-cell office:value-type="float" office:value="2.1197999999999999E-5" table:style-name="ce8">
            <text:p>0,000021198</text:p>
          </table:table-cell>
          <table:table-cell office:value-type="float" office:value="2.5697000000000001E-5" table:style-name="ce8">
            <text:p>0,0000256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7.2959000000000004E-5" table:style-name="ce8">
            <text:p>0,000072959</text:p>
          </table:table-cell>
          <table:table-cell office:value-type="float" office:value="1.0213300000000001E-4" table:style-name="ce8">
            <text:p>0,000102133</text:p>
          </table:table-cell>
          <table:table-cell office:value-type="float" office:value="7.5266999999999996E-5" table:style-name="ce8">
            <text:p>0,000075267</text:p>
          </table:table-cell>
          <table:table-cell office:value-type="float" office:value="1.34148E-4" table:style-name="ce8">
            <text:p>0,0001341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7028E-4" table:style-name="ce8">
            <text:p>0,000177028</text:p>
          </table:table-cell>
          <table:table-cell office:value-type="float" office:value="8.5772000000000005E-5" table:style-name="ce9">
            <text:p>8,58E-05</text:p>
          </table:table-cell>
          <table:table-cell office:value-type="float" office:value="1.1621299999999999E-4" table:style-name="ce9">
            <text:p>1,16E-04</text:p>
          </table:table-cell>
          <table:table-cell office:value-type="float" office:value="2.4961500000000001E-4" table:style-name="ce9">
            <text:p>2,50E-04</text:p>
          </table:table-cell>
          <table:table-cell table:style-name="ce1"/>
          <table:table-cell table:style-name="ce6"/>
          <table:table-cell office:value-type="float" office:value="11" table:style-name="ce7">
            <text:p>11</text:p>
          </table:table-cell>
          <table:table-cell office:value-type="float" office:value="2.7781300000000002E-4" table:style-name="ce8">
            <text:p>0,000277813</text:p>
          </table:table-cell>
          <table:table-cell office:value-type="float" office:value="9.6809000000000001E-5" table:style-name="ce8">
            <text:p>0,000096809</text:p>
          </table:table-cell>
          <table:table-cell office:value-type="float" office:value="1.76026E-4" table:style-name="ce8">
            <text:p>0,000176026</text:p>
          </table:table-cell>
          <table:table-cell office:value-type="float" office:value="2.0884300000000001E-4" table:style-name="ce8">
            <text:p>0,000208843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7419199999999999E-4" table:style-name="ce9">
            <text:p>1,74E-04</text:p>
          </table:table-cell>
          <table:table-cell office:value-type="float" office:value="3.30086E-4" table:style-name="ce9">
            <text:p>3,30E-04</text:p>
          </table:table-cell>
          <table:table-cell office:value-type="float" office:value="2.6343999999999998E-4" table:style-name="ce10">
            <text:p>2,63E-04</text:p>
          </table:table-cell>
          <table:table-cell office:value-type="float" office:value="3.1737399999999999E-4" table:style-name="ce9">
            <text:p>3,17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9978999999999999E-5" table:style-name="ce8">
            <text:p>0,000029979</text:p>
          </table:table-cell>
          <table:table-cell office:value-type="float" office:value="3.4236000000000002E-5" table:style-name="ce8">
            <text:p>0,000034236</text:p>
          </table:table-cell>
          <table:table-cell office:value-type="float" office:value="3.4087000000000001E-5" table:style-name="ce8">
            <text:p>0,000034087</text:p>
          </table:table-cell>
          <table:table-cell office:value-type="float" office:value="2.1114000000000001E-5" table:style-name="ce8">
            <text:p>0,00002111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0720000000000001E-5" table:style-name="ce8">
            <text:p>0,00006072</text:p>
          </table:table-cell>
          <table:table-cell office:value-type="float" office:value="8.1837999999999998E-5" table:style-name="ce8">
            <text:p>0,000081838</text:p>
          </table:table-cell>
          <table:table-cell office:value-type="float" office:value="8.3183000000000006E-5" table:style-name="ce8">
            <text:p>0,000083183</text:p>
          </table:table-cell>
          <table:table-cell office:value-type="float" office:value="7.216E-5" table:style-name="ce8">
            <text:p>0,00007216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745E-4" table:style-name="ce9">
            <text:p>1,67E-04</text:p>
          </table:table-cell>
          <table:table-cell office:value-type="float" office:value="1.0335099999999999E-4" table:style-name="ce9">
            <text:p>1,03E-04</text:p>
          </table:table-cell>
          <table:table-cell office:value-type="float" office:value="1.42187E-4" table:style-name="ce9">
            <text:p>1,42E-04</text:p>
          </table:table-cell>
          <table:table-cell office:value-type="float" office:value="1.56231E-4" table:style-name="ce9">
            <text:p>1,56E-04</text:p>
          </table:table-cell>
          <table:table-cell table:style-name="ce1"/>
          <table:table-cell table:style-name="ce6"/>
          <table:table-cell office:value-type="float" office:value="12" table:style-name="ce7">
            <text:p>12</text:p>
          </table:table-cell>
          <table:table-cell office:value-type="float" office:value="9.1895E-5" table:style-name="ce8">
            <text:p>0,000091895</text:p>
          </table:table-cell>
          <table:table-cell office:value-type="float" office:value="1.4057699999999999E-4" table:style-name="ce8">
            <text:p>0,000140577</text:p>
          </table:table-cell>
          <table:table-cell office:value-type="float" office:value="1.5550399999999999E-4" table:style-name="ce8">
            <text:p>0,000155504</text:p>
          </table:table-cell>
          <table:table-cell office:value-type="float" office:value="1.18304E-4" table:style-name="ce8">
            <text:p>0,00011830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4.6448099999999999E-4" table:style-name="ce9">
            <text:p>4,64E-04</text:p>
          </table:table-cell>
          <table:table-cell office:value-type="float" office:value="3.1186300000000001E-4" table:style-name="ce9">
            <text:p>3,12E-04</text:p>
          </table:table-cell>
          <table:table-cell office:value-type="float" office:value="1.95844E-4" table:style-name="ce9">
            <text:p>1,96E-04</text:p>
          </table:table-cell>
          <table:table-cell office:value-type="float" office:value="2.8979E-4" table:style-name="ce9">
            <text:p>2,90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4.1465999999999999E-5" table:style-name="ce8">
            <text:p>0,000041466</text:p>
          </table:table-cell>
          <table:table-cell office:value-type="float" office:value="2.2133E-5" table:style-name="ce8">
            <text:p>0,000022133</text:p>
          </table:table-cell>
          <table:table-cell office:value-type="float" office:value="2.0553000000000001E-5" table:style-name="ce8">
            <text:p>0,000020553</text:p>
          </table:table-cell>
          <table:table-cell office:value-type="float" office:value="2.0862000000000001E-5" table:style-name="ce8">
            <text:p>0,00002086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1851000000000001E-5" table:style-name="ce8">
            <text:p>0,000061851</text:p>
          </table:table-cell>
          <table:table-cell office:value-type="float" office:value="7.8585999999999996E-5" table:style-name="ce8">
            <text:p>0,000078586</text:p>
          </table:table-cell>
          <table:table-cell office:value-type="float" office:value="8.7133999999999996E-5" table:style-name="ce8">
            <text:p>0,000087134</text:p>
          </table:table-cell>
          <table:table-cell office:value-type="float" office:value="8.5346000000000006E-5" table:style-name="ce8">
            <text:p>0,000085346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0890000000000006E-5" table:style-name="ce9">
            <text:p>8,09E-05</text:p>
          </table:table-cell>
          <table:table-cell office:value-type="float" office:value="8.3813000000000005E-5" table:style-name="ce9">
            <text:p>8,38E-05</text:p>
          </table:table-cell>
          <table:table-cell office:value-type="float" office:value="8.9870999999999994E-5" table:style-name="ce9">
            <text:p>8,99E-05</text:p>
          </table:table-cell>
          <table:table-cell office:value-type="float" office:value="9.1747000000000001E-5" table:style-name="ce9">
            <text:p>9,17E-05</text:p>
          </table:table-cell>
          <table:table-cell table:style-name="ce1"/>
          <table:table-cell table:style-name="ce6"/>
          <table:table-cell office:value-type="float" office:value="13" table:style-name="ce7">
            <text:p>13</text:p>
          </table:table-cell>
          <table:table-cell office:value-type="float" office:value="2.2479800000000001E-4" table:style-name="ce8">
            <text:p>0,000224798</text:p>
          </table:table-cell>
          <table:table-cell office:value-type="float" office:value="1.2195E-4" table:style-name="ce8">
            <text:p>0,00012195</text:p>
          </table:table-cell>
          <table:table-cell office:value-type="float" office:value="2.45417E-4" table:style-name="ce8">
            <text:p>0,000245417</text:p>
          </table:table-cell>
          <table:table-cell office:value-type="float" office:value="1.4235800000000001E-4" table:style-name="ce8">
            <text:p>0,00014235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6484900000000001E-4" table:style-name="ce9">
            <text:p>1,65E-04</text:p>
          </table:table-cell>
          <table:table-cell office:value-type="float" office:value="2.0967699999999999E-4" table:style-name="ce9">
            <text:p>2,10E-04</text:p>
          </table:table-cell>
          <table:table-cell office:value-type="float" office:value="2.0786599999999999E-4" table:style-name="ce9">
            <text:p>2,08E-04</text:p>
          </table:table-cell>
          <table:table-cell office:value-type="float" office:value="2.7448499999999999E-4" table:style-name="ce9">
            <text:p>2,74E-0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.6399000000000002E-5" table:style-name="ce8">
            <text:p>0,000036399</text:p>
          </table:table-cell>
          <table:table-cell office:value-type="float" office:value="3.4332000000000003E-5" table:style-name="ce8">
            <text:p>0,000034332</text:p>
          </table:table-cell>
          <table:table-cell office:value-type="float" office:value="3.1625999999999998E-5" table:style-name="ce8">
            <text:p>0,000031626</text:p>
          </table:table-cell>
          <table:table-cell office:value-type="float" office:value="4.0070000000000001E-5" table:style-name="ce8">
            <text:p>0,0000400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8.7115999999999997E-5" table:style-name="ce8">
            <text:p>0,000087116</text:p>
          </table:table-cell>
          <table:table-cell office:value-type="float" office:value="6.4795999999999994E-5" table:style-name="ce8">
            <text:p>0,000064796</text:p>
          </table:table-cell>
          <table:table-cell office:value-type="float" office:value="1.6609799999999999E-4" table:style-name="ce8">
            <text:p>0,000166098</text:p>
          </table:table-cell>
          <table:table-cell office:value-type="float" office:value="1.10845E-4" table:style-name="ce8">
            <text:p>0,000110845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.09736E-4" table:style-name="ce9">
            <text:p>2,10E-04</text:p>
          </table:table-cell>
          <table:table-cell office:value-type="float" office:value="1.00201E-4" table:style-name="ce8">
            <text:p>0,000100201</text:p>
          </table:table-cell>
          <table:table-cell office:value-type="float" office:value="1.09391E-4" table:style-name="ce9">
            <text:p>1,09E-04</text:p>
          </table:table-cell>
          <table:table-cell office:value-type="float" office:value="1.00815E-4" table:style-name="ce9">
            <text:p>1,01E-04</text:p>
          </table:table-cell>
          <table:table-cell table:style-name="ce1"/>
          <table:table-cell table:style-name="ce6"/>
          <table:table-cell office:value-type="float" office:value="14" table:style-name="ce7">
            <text:p>14</text:p>
          </table:table-cell>
          <table:table-cell office:value-type="float" office:value="1.7443100000000001E-4" table:style-name="ce8">
            <text:p>0,000174431</text:p>
          </table:table-cell>
          <table:table-cell office:value-type="float" office:value="1.4113299999999999E-4" table:style-name="ce8">
            <text:p>0,000141133</text:p>
          </table:table-cell>
          <table:table-cell office:value-type="float" office:value="1.37799E-4" table:style-name="ce8">
            <text:p>0,000137799</text:p>
          </table:table-cell>
          <table:table-cell office:value-type="float" office:value="2.1810300000000001E-4" table:style-name="ce8">
            <text:p>0,000218103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6079500000000001E-4" table:style-name="ce9">
            <text:p>1,61E-04</text:p>
          </table:table-cell>
          <table:table-cell office:value-type="float" office:value="1.7741499999999999E-4" table:style-name="ce9">
            <text:p>1,77E-04</text:p>
          </table:table-cell>
          <table:table-cell office:value-type="float" office:value="2.07118E-4" table:style-name="ce9">
            <text:p>2,07E-04</text:p>
          </table:table-cell>
          <table:table-cell office:value-type="float" office:value="3.7450500000000002E-4" table:style-name="ce9">
            <text:p>3,75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1.9338E-5" table:style-name="ce8">
            <text:p>0,000019338</text:p>
          </table:table-cell>
          <table:table-cell office:value-type="float" office:value="3.2682000000000003E-5" table:style-name="ce8">
            <text:p>0,000032682</text:p>
          </table:table-cell>
          <table:table-cell office:value-type="float" office:value="3.2310000000000001E-5" table:style-name="ce8">
            <text:p>0,00003231</text:p>
          </table:table-cell>
          <table:table-cell office:value-type="float" office:value="3.2208000000000001E-5" table:style-name="ce8">
            <text:p>0,0000322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6.3597999999999997E-5" table:style-name="ce8">
            <text:p>0,000063598</text:p>
          </table:table-cell>
          <table:table-cell office:value-type="float" office:value="6.8569E-5" table:style-name="ce8">
            <text:p>0,000068569</text:p>
          </table:table-cell>
          <table:table-cell office:value-type="float" office:value="6.6791999999999993E-5" table:style-name="ce8">
            <text:p>0,000066792</text:p>
          </table:table-cell>
          <table:table-cell office:value-type="float" office:value="8.5989000000000006E-5" table:style-name="ce8">
            <text:p>0,000085989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.7841999999999999E-4" table:style-name="ce9">
            <text:p>1,78E-04</text:p>
          </table:table-cell>
          <table:table-cell office:value-type="float" office:value="1.29047E-4" table:style-name="ce9">
            <text:p>1,29E-04</text:p>
          </table:table-cell>
          <table:table-cell office:value-type="float" office:value="2.49022E-4" table:style-name="ce9">
            <text:p>2,49E-04</text:p>
          </table:table-cell>
          <table:table-cell office:value-type="float" office:value="1.5703900000000001E-4" table:style-name="ce8">
            <text:p>0,000157039</text:p>
          </table:table-cell>
          <table:table-cell table:style-name="ce1"/>
          <table:table-cell table:style-name="ce6"/>
          <table:table-cell office:value-type="float" office:value="15" table:style-name="ce7">
            <text:p>15</text:p>
          </table:table-cell>
          <table:table-cell office:value-type="float" office:value="1.3390099999999999E-4" table:style-name="ce8">
            <text:p>0,000133901</text:p>
          </table:table-cell>
          <table:table-cell office:value-type="float" office:value="1.0207E-4" table:style-name="ce8">
            <text:p>0,00010207</text:p>
          </table:table-cell>
          <table:table-cell office:value-type="float" office:value="1.62072E-4" table:style-name="ce8">
            <text:p>0,000162072</text:p>
          </table:table-cell>
          <table:table-cell office:value-type="float" office:value="1.50653E-4" table:style-name="ce8">
            <text:p>0,00015065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29373E-4" table:style-name="ce9">
            <text:p>2,29E-04</text:p>
          </table:table-cell>
          <table:table-cell office:value-type="float" office:value="1.9530099999999999E-4" table:style-name="ce9">
            <text:p>1,95E-04</text:p>
          </table:table-cell>
          <table:table-cell office:value-type="float" office:value="2.9720700000000002E-4" table:style-name="ce9">
            <text:p>2,97E-04</text:p>
          </table:table-cell>
          <table:table-cell office:value-type="float" office:value="2.02788E-4" table:style-name="ce9">
            <text:p>2,03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1.8561000000000001E-5" table:style-name="ce8">
            <text:p>0,000018561</text:p>
          </table:table-cell>
          <table:table-cell office:value-type="float" office:value="1.8839999999999999E-5" table:style-name="ce8">
            <text:p>0,00001884</text:p>
          </table:table-cell>
          <table:table-cell office:value-type="float" office:value="3.2282E-5" table:style-name="ce8">
            <text:p>0,000032282</text:p>
          </table:table-cell>
          <table:table-cell office:value-type="float" office:value="5.1959000000000002E-5" table:style-name="ce8">
            <text:p>0,000051959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6220500000000001E-4" table:style-name="ce8">
            <text:p>0,000162205</text:p>
          </table:table-cell>
          <table:table-cell office:value-type="float" office:value="6.5738E-5" table:style-name="ce8">
            <text:p>0,000065738</text:p>
          </table:table-cell>
          <table:table-cell office:value-type="float" office:value="9.4475000000000006E-5" table:style-name="ce8">
            <text:p>0,000094475</text:p>
          </table:table-cell>
          <table:table-cell office:value-type="float" office:value="1.08341E-4" table:style-name="ce8">
            <text:p>0,00010834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02453E-4" table:style-name="ce9">
            <text:p>1,02E-04</text:p>
          </table:table-cell>
          <table:table-cell office:value-type="float" office:value="8.1537000000000002E-5" table:style-name="ce9">
            <text:p>8,15E-05</text:p>
          </table:table-cell>
          <table:table-cell office:value-type="float" office:value="1.0436499999999999E-4" table:style-name="ce9">
            <text:p>1,04E-04</text:p>
          </table:table-cell>
          <table:table-cell office:value-type="float" office:value="1.12755E-4" table:style-name="ce9">
            <text:p>1,13E-04</text:p>
          </table:table-cell>
          <table:table-cell table:style-name="ce1"/>
          <table:table-cell table:style-name="ce6"/>
          <table:table-cell office:value-type="float" office:value="16" table:style-name="ce7">
            <text:p>16</text:p>
          </table:table-cell>
          <table:table-cell office:value-type="float" office:value="2.1762800000000001E-4" table:style-name="ce8">
            <text:p>0,000217628</text:p>
          </table:table-cell>
          <table:table-cell office:value-type="float" office:value="2.3844900000000001E-4" table:style-name="ce8">
            <text:p>0,000238449</text:p>
          </table:table-cell>
          <table:table-cell office:value-type="float" office:value="2.0888499999999999E-4" table:style-name="ce8">
            <text:p>0,000208885</text:p>
          </table:table-cell>
          <table:table-cell office:value-type="float" office:value="1.47377E-4" table:style-name="ce8">
            <text:p>0,000147377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.5365700000000001E-4" table:style-name="ce9">
            <text:p>3,54E-04</text:p>
          </table:table-cell>
          <table:table-cell office:value-type="float" office:value="2.4180800000000001E-4" table:style-name="ce9">
            <text:p>2,42E-04</text:p>
          </table:table-cell>
          <table:table-cell office:value-type="float" office:value="1.9853699999999999E-4" table:style-name="ce9">
            <text:p>1,99E-04</text:p>
          </table:table-cell>
          <table:table-cell office:value-type="float" office:value="2.7664399999999999E-4" table:style-name="ce9">
            <text:p>2,7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1.8753000000000002E-5" table:style-name="ce8">
            <text:p>0,000018753</text:p>
          </table:table-cell>
          <table:table-cell office:value-type="float" office:value="1.8768999999999999E-5" table:style-name="ce8">
            <text:p>0,000018769</text:p>
          </table:table-cell>
          <table:table-cell office:value-type="float" office:value="3.3436999999999999E-5" table:style-name="ce8">
            <text:p>0,000033437</text:p>
          </table:table-cell>
          <table:table-cell office:value-type="float" office:value="2.3824000000000001E-5" table:style-name="ce8">
            <text:p>0,000023824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4357999999999996E-5" table:style-name="ce8">
            <text:p>0,000064358</text:p>
          </table:table-cell>
          <table:table-cell office:value-type="float" office:value="6.6767000000000006E-5" table:style-name="ce8">
            <text:p>0,000066767</text:p>
          </table:table-cell>
          <table:table-cell office:value-type="float" office:value="1.5326200000000001E-4" table:style-name="ce8">
            <text:p>0,000153262</text:p>
          </table:table-cell>
          <table:table-cell office:value-type="float" office:value="8.5916999999999997E-5" table:style-name="ce8">
            <text:p>0,000085917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09292E-4" table:style-name="ce9">
            <text:p>1,09E-04</text:p>
          </table:table-cell>
          <table:table-cell office:value-type="float" office:value="1.05709E-4" table:style-name="ce9">
            <text:p>1,06E-04</text:p>
          </table:table-cell>
          <table:table-cell office:value-type="float" office:value="1.5146199999999999E-4" table:style-name="ce9">
            <text:p>1,51E-04</text:p>
          </table:table-cell>
          <table:table-cell office:value-type="float" office:value="1.9803099999999999E-4" table:style-name="ce9">
            <text:p>1,98E-04</text:p>
          </table:table-cell>
          <table:table-cell table:style-name="ce1"/>
          <table:table-cell table:style-name="ce6"/>
          <table:table-cell office:value-type="float" office:value="17" table:style-name="ce7">
            <text:p>17</text:p>
          </table:table-cell>
          <table:table-cell office:value-type="float" office:value="9.9026999999999999E-5" table:style-name="ce8">
            <text:p>0,000099027</text:p>
          </table:table-cell>
          <table:table-cell office:value-type="float" office:value="2.47335E-4" table:style-name="ce8">
            <text:p>0,000247335</text:p>
          </table:table-cell>
          <table:table-cell office:value-type="float" office:value="1.36985E-4" table:style-name="ce8">
            <text:p>0,000136985</text:p>
          </table:table-cell>
          <table:table-cell office:value-type="float" office:value="2.0136700000000001E-4" table:style-name="ce8">
            <text:p>0,000201367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.3761400000000001E-4" table:style-name="ce9">
            <text:p>2,38E-04</text:p>
          </table:table-cell>
          <table:table-cell office:value-type="float" office:value="2.11497E-4" table:style-name="ce9">
            <text:p>2,11E-04</text:p>
          </table:table-cell>
          <table:table-cell office:value-type="float" office:value="4.2335799999999998E-4" table:style-name="ce9">
            <text:p>4,23E-04</text:p>
          </table:table-cell>
          <table:table-cell office:value-type="float" office:value="2.8966099999999998E-4" table:style-name="ce9">
            <text:p>2,90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8366E-5" table:style-name="ce8">
            <text:p>0,000018366</text:p>
          </table:table-cell>
          <table:table-cell office:value-type="float" office:value="1.9103999999999999E-5" table:style-name="ce8">
            <text:p>0,000019104</text:p>
          </table:table-cell>
          <table:table-cell office:value-type="float" office:value="3.1668999999999998E-5" table:style-name="ce8">
            <text:p>0,000031669</text:p>
          </table:table-cell>
          <table:table-cell office:value-type="float" office:value="4.3313999999999999E-5" table:style-name="ce8">
            <text:p>0,000043314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2435999999999996E-5" table:style-name="ce8">
            <text:p>0,000062436</text:p>
          </table:table-cell>
          <table:table-cell office:value-type="float" office:value="6.4274000000000002E-5" table:style-name="ce8">
            <text:p>0,000064274</text:p>
          </table:table-cell>
          <table:table-cell office:value-type="float" office:value="1.2388000000000001E-4" table:style-name="ce8">
            <text:p>0,00012388</text:p>
          </table:table-cell>
          <table:table-cell office:value-type="float" office:value="8.6551000000000005E-5" table:style-name="ce8">
            <text:p>0,000086551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.3121000000000005E-5" table:style-name="ce9">
            <text:p>9,31E-05</text:p>
          </table:table-cell>
          <table:table-cell office:value-type="float" office:value="1.7195000000000001E-4" table:style-name="ce9">
            <text:p>1,72E-04</text:p>
          </table:table-cell>
          <table:table-cell office:value-type="float" office:value="1.19546E-4" table:style-name="ce9">
            <text:p>1,20E-04</text:p>
          </table:table-cell>
          <table:table-cell office:value-type="float" office:value="1.5554499999999999E-4" table:style-name="ce9">
            <text:p>1,56E-04</text:p>
          </table:table-cell>
          <table:table-cell table:style-name="ce1"/>
          <table:table-cell table:style-name="ce6"/>
          <table:table-cell office:value-type="float" office:value="18" table:style-name="ce7">
            <text:p>18</text:p>
          </table:table-cell>
          <table:table-cell office:value-type="float" office:value="9.3867000000000001E-5" table:style-name="ce8">
            <text:p>0,000093867</text:p>
          </table:table-cell>
          <table:table-cell office:value-type="float" office:value="9.9179999999999996E-5" table:style-name="ce8">
            <text:p>0,00009918</text:p>
          </table:table-cell>
          <table:table-cell office:value-type="float" office:value="2.1814600000000001E-4" table:style-name="ce8">
            <text:p>0,000218146</text:p>
          </table:table-cell>
          <table:table-cell office:value-type="float" office:value="2.69473E-4" table:style-name="ce8">
            <text:p>0,00026947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.3767800000000001E-4" table:style-name="ce9">
            <text:p>2,38E-04</text:p>
          </table:table-cell>
          <table:table-cell office:value-type="float" office:value="2.6061600000000003E-4" table:style-name="ce9">
            <text:p>2,61E-04</text:p>
          </table:table-cell>
          <table:table-cell office:value-type="float" office:value="3.0145200000000001E-4" table:style-name="ce9">
            <text:p>3,01E-04</text:p>
          </table:table-cell>
          <table:table-cell office:value-type="float" office:value="3.0681600000000001E-4" table:style-name="ce9">
            <text:p>3,07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8343999999999999E-5" table:style-name="ce8">
            <text:p>0,000018344</text:p>
          </table:table-cell>
          <table:table-cell office:value-type="float" office:value="1.8561999999999999E-5" table:style-name="ce8">
            <text:p>0,000018562</text:p>
          </table:table-cell>
          <table:table-cell office:value-type="float" office:value="2.3918E-5" table:style-name="ce8">
            <text:p>0,000023918</text:p>
          </table:table-cell>
          <table:table-cell office:value-type="float" office:value="2.1793E-5" table:style-name="ce8">
            <text:p>0,00002179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4688000000000001E-5" table:style-name="ce8">
            <text:p>0,000064688</text:p>
          </table:table-cell>
          <table:table-cell office:value-type="float" office:value="8.5442E-5" table:style-name="ce8">
            <text:p>0,000085442</text:p>
          </table:table-cell>
          <table:table-cell office:value-type="float" office:value="1.18309E-4" table:style-name="ce8">
            <text:p>0,000118309</text:p>
          </table:table-cell>
          <table:table-cell office:value-type="float" office:value="8.3794000000000004E-5" table:style-name="ce8">
            <text:p>0,000083794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6526999999999993E-5" table:style-name="ce9">
            <text:p>8,65E-05</text:p>
          </table:table-cell>
          <table:table-cell office:value-type="float" office:value="1.0909299999999999E-4" table:style-name="ce9">
            <text:p>1,09E-04</text:p>
          </table:table-cell>
          <table:table-cell office:value-type="float" office:value="9.7319999999999997E-5" table:style-name="ce9">
            <text:p>9,73E-05</text:p>
          </table:table-cell>
          <table:table-cell office:value-type="float" office:value="1.1692E-4" table:style-name="ce9">
            <text:p>1,17E-04</text:p>
          </table:table-cell>
          <table:table-cell table:style-name="ce1"/>
          <table:table-cell table:style-name="ce6"/>
          <table:table-cell office:value-type="float" office:value="19" table:style-name="ce7">
            <text:p>19</text:p>
          </table:table-cell>
          <table:table-cell office:value-type="float" office:value="9.5359000000000006E-5" table:style-name="ce8">
            <text:p>0,000095359</text:p>
          </table:table-cell>
          <table:table-cell office:value-type="float" office:value="2.1195099999999999E-4" table:style-name="ce8">
            <text:p>0,000211951</text:p>
          </table:table-cell>
          <table:table-cell office:value-type="float" office:value="1.72101E-4" table:style-name="ce8">
            <text:p>0,000172101</text:p>
          </table:table-cell>
          <table:table-cell office:value-type="float" office:value="1.6397699999999999E-4" table:style-name="ce8">
            <text:p>0,000163977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.3646799999999998E-4" table:style-name="ce9">
            <text:p>3,36E-04</text:p>
          </table:table-cell>
          <table:table-cell office:value-type="float" office:value="1.8387000000000001E-4" table:style-name="ce9">
            <text:p>1,84E-04</text:p>
          </table:table-cell>
          <table:table-cell office:value-type="float" office:value="2.37879E-4" table:style-name="ce9">
            <text:p>2,38E-04</text:p>
          </table:table-cell>
          <table:table-cell office:value-type="float" office:value="2.4879500000000001E-4" table:style-name="ce9">
            <text:p>2,49E-0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1.8029E-5" table:style-name="ce8">
            <text:p>0,000018029</text:p>
          </table:table-cell>
          <table:table-cell office:value-type="float" office:value="3.6822000000000001E-5" table:style-name="ce8">
            <text:p>0,000036822</text:p>
          </table:table-cell>
          <table:table-cell office:value-type="float" office:value="3.7871999999999999E-5" table:style-name="ce8">
            <text:p>0,000037872</text:p>
          </table:table-cell>
          <table:table-cell office:value-type="float" office:value="4.1063999999999999E-5" table:style-name="ce8">
            <text:p>0,00004106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0408000000000002E-5" table:style-name="ce8">
            <text:p>0,000060408</text:p>
          </table:table-cell>
          <table:table-cell office:value-type="float" office:value="9.5451000000000005E-5" table:style-name="ce8">
            <text:p>0,000095451</text:p>
          </table:table-cell>
          <table:table-cell office:value-type="float" office:value="1.1082900000000001E-4" table:style-name="ce8">
            <text:p>0,000110829</text:p>
          </table:table-cell>
          <table:table-cell office:value-type="float" office:value="1.02346E-4" table:style-name="ce8">
            <text:p>0,000102346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1065999999999999E-5" table:style-name="ce9">
            <text:p>8,11E-05</text:p>
          </table:table-cell>
          <table:table-cell office:value-type="float" office:value="9.1566999999999999E-5" table:style-name="ce9">
            <text:p>9,16E-05</text:p>
          </table:table-cell>
          <table:table-cell office:value-type="float" office:value="1.32411E-4" table:style-name="ce9">
            <text:p>1,32E-04</text:p>
          </table:table-cell>
          <table:table-cell office:value-type="float" office:value="2.3310299999999999E-4" table:style-name="ce9">
            <text:p>2,33E-04</text:p>
          </table:table-cell>
          <table:table-cell table:style-name="ce1"/>
          <table:table-cell table:style-name="ce6"/>
          <table:table-cell office:value-type="float" office:value="20" table:style-name="ce7">
            <text:p>20</text:p>
          </table:table-cell>
          <table:table-cell office:value-type="float" office:value="1.02959E-4" table:style-name="ce8">
            <text:p>0,000102959</text:p>
          </table:table-cell>
          <table:table-cell office:value-type="float" office:value="1.09355E-4" table:style-name="ce8">
            <text:p>0,000109355</text:p>
          </table:table-cell>
          <table:table-cell office:value-type="float" office:value="1.9734E-4" table:style-name="ce8">
            <text:p>0,00019734</text:p>
          </table:table-cell>
          <table:table-cell office:value-type="float" office:value="1.29818E-4" table:style-name="ce8">
            <text:p>0,000129818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.6216500000000002E-4" table:style-name="ce9">
            <text:p>2,62E-04</text:p>
          </table:table-cell>
          <table:table-cell office:value-type="float" office:value="2.7530300000000002E-4" table:style-name="ce9">
            <text:p>2,75E-04</text:p>
          </table:table-cell>
          <table:table-cell office:value-type="float" office:value="3.3774500000000003E-4" table:style-name="ce9">
            <text:p>3,38E-04</text:p>
          </table:table-cell>
          <table:table-cell office:value-type="float" office:value="2.8923600000000001E-4" table:style-name="ce9">
            <text:p>2,89E-04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.2885850000000006E-5" table:formula="of:=AVERAGE([.C4:.C23])" table:style-name="ce2">
            <text:p>3,28859E-05</text:p>
          </table:table-cell>
          <table:table-cell office:value-type="float" office:value="2.5014600000000003E-5" table:formula="of:=AVERAGE([.D4:.D23])" table:style-name="ce2">
            <text:p>2,50146E-05</text:p>
          </table:table-cell>
          <table:table-cell office:value-type="float" office:value="3.2086199999999998E-5" table:formula="of:=AVERAGE([.E4:.E23])" table:style-name="ce2">
            <text:p>3,20862E-05</text:p>
          </table:table-cell>
          <table:table-cell office:value-type="float" office:value="3.1428599999999999E-5" table:formula="of:=AVERAGE([.F4:.F23])" table:style-name="ce2">
            <text:p>3,14286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1996264999999998E-4" table:formula="of:=AVERAGE([.J4:.J23])" table:style-name="ce2">
            <text:p>0,000119963</text:p>
          </table:table-cell>
          <table:table-cell office:value-type="float" office:value="8.3785050000000015E-5" table:formula="of:=AVERAGE([.K4:.K23])" table:style-name="ce2">
            <text:p>8,37851E-05</text:p>
          </table:table-cell>
          <table:table-cell office:value-type="float" office:value="9.9933899999999989E-5" table:formula="of:=AVERAGE([.L4:.L23])" table:style-name="ce2">
            <text:p>9,99339E-05</text:p>
          </table:table-cell>
          <table:table-cell office:value-type="float" office:value="9.2760350000000011E-5" table:formula="of:=AVERAGE([.M4:.M23])" table:style-name="ce2">
            <text:p>9,27604E-0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3145824999999996E-4" table:formula="of:=AVERAGE([.Q4:.Q23])" table:style-name="ce2">
            <text:p>0,000131458</text:p>
          </table:table-cell>
          <table:table-cell office:value-type="float" office:value="1.154788E-4" table:formula="of:=AVERAGE([.R4:.R23])" table:style-name="ce2">
            <text:p>0,000115479</text:p>
          </table:table-cell>
          <table:table-cell office:value-type="float" office:value="1.3557874999999998E-4" table:formula="of:=AVERAGE([.S4:.S23])" table:style-name="ce2">
            <text:p>0,000135579</text:p>
          </table:table-cell>
          <table:table-cell office:value-type="float" office:value="1.52612E-4" table:formula="of:=AVERAGE([.T4:.T23])" table:style-name="ce2">
            <text:p>0,000152612</text:p>
          </table:table-cell>
          <table:table-cell table:style-name="ce1"/>
          <table:table-cell office:value-type="string" table:style-name="ce3">
            <text:p>média</text:p>
          </table:table-cell>
          <table:table-cell table:style-name="ce3"/>
          <table:table-cell office:value-type="float" office:value="2.0224549999999999E-4" table:formula="of:=AVERAGE([.X4:.X23])" table:style-name="ce2">
            <text:p>0,000202246</text:p>
          </table:table-cell>
          <table:table-cell office:value-type="float" office:value="1.4390299999999999E-4" table:formula="of:=AVERAGE([.Y4:.Y23])" table:style-name="ce2">
            <text:p>0,000143903</text:p>
          </table:table-cell>
          <table:table-cell office:value-type="float" office:value="1.690637E-4" table:formula="of:=AVERAGE([.Z4:.Z23])" table:style-name="ce2">
            <text:p>0,000169064</text:p>
          </table:table-cell>
          <table:table-cell office:value-type="float" office:value="1.7401570000000002E-4" table:formula="of:=AVERAGE([.AA4:.AA23])" table:style-name="ce2">
            <text:p>0,000174016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712368E-4" table:formula="of:=AVERAGE([.AE4:.AE23])" table:style-name="ce2">
            <text:p>0,000271237</text:p>
          </table:table-cell>
          <table:table-cell office:value-type="float" office:value="2.6821910000000002E-4" table:formula="of:=AVERAGE([.AF4:.AF23])" table:style-name="ce2">
            <text:p>0,000268219</text:p>
          </table:table-cell>
          <table:table-cell office:value-type="float" office:value="2.7881850000000007E-4" table:formula="of:=AVERAGE([.AG4:.AG23])" table:style-name="ce2">
            <text:p>0,000278819</text:p>
          </table:table-cell>
          <table:table-cell office:value-type="float" office:value="2.9716184999999996E-4" table:formula="of:=AVERAGE([.AH4:.AH23])" table:style-name="ce2">
            <text:p>0,00029716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3.6093210808266976E-5" table:formula="of:=STDEV([.C4:.C23])" table:style-name="ce2">
            <text:p>3,60932E-05</text:p>
          </table:table-cell>
          <table:table-cell office:value-type="float" office:value="7.2591606836864394E-6" table:formula="of:=STDEV([.D4:.D23])" table:style-name="ce2">
            <text:p>7,25916E-06</text:p>
          </table:table-cell>
          <table:table-cell office:value-type="float" office:value="7.8718449893809575E-6" table:formula="of:=STDEV([.E4:.E23])" table:style-name="ce2">
            <text:p>7,87184E-06</text:p>
          </table:table-cell>
          <table:table-cell office:value-type="float" office:value="1.2702215320254387E-5" table:formula="of:=STDEV([.F4:.F23])" table:style-name="ce2">
            <text:p>1,27022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2948177651711821E-4" table:formula="of:=STDEV([.J4:.J23])" table:style-name="ce2">
            <text:p>0,000129482</text:p>
          </table:table-cell>
          <table:table-cell office:value-type="float" office:value="2.193268537204114E-5" table:formula="of:=STDEV([.K4:.K23])" table:style-name="ce2">
            <text:p>2,19327E-05</text:p>
          </table:table-cell>
          <table:table-cell office:value-type="float" office:value="2.9167117914925325E-5" table:formula="of:=STDEV([.L4:.L23])" table:style-name="ce2">
            <text:p>2,91671E-05</text:p>
          </table:table-cell>
          <table:table-cell office:value-type="float" office:value="2.0988031035944976E-5" table:formula="of:=STDEV([.M4:.M23])" table:style-name="ce2">
            <text:p>2,0988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8.1705210995237725E-5" table:formula="of:=STDEV([.Q4:.Q23])" table:style-name="ce2">
            <text:p>8,17052E-05</text:p>
          </table:table-cell>
          <table:table-cell office:value-type="float" office:value="3.9339941154800392E-5" table:formula="of:=STDEV([.R4:.R23])" table:style-name="ce2">
            <text:p>3,93399E-05</text:p>
          </table:table-cell>
          <table:table-cell office:value-type="float" office:value="3.9668778529050303E-5" table:formula="of:=STDEV([.S4:.S23])" table:style-name="ce2">
            <text:p>3,96688E-05</text:p>
          </table:table-cell>
          <table:table-cell office:value-type="float" office:value="4.4684124610542907E-5" table:formula="of:=STDEV([.T4:.T23])" table:style-name="ce2">
            <text:p>4,46841E-05</text:p>
          </table:table-cell>
          <table:table-cell table:style-name="ce1"/>
          <table:table-cell office:value-type="string" table:style-name="ce3">
            <text:p>stdev</text:p>
          </table:table-cell>
          <table:table-cell table:style-name="ce3"/>
          <table:table-cell office:value-type="float" office:value="1.7867986841172564E-4" table:formula="of:=STDEV([.X4:.X23])" table:style-name="ce2">
            <text:p>0,00017868</text:p>
          </table:table-cell>
          <table:table-cell office:value-type="float" office:value="5.0838902079328767E-5" table:formula="of:=STDEV([.Y4:.Y23])" table:style-name="ce2">
            <text:p>5,08389E-05</text:p>
          </table:table-cell>
          <table:table-cell office:value-type="float" office:value="3.8226844866292313E-5" table:formula="of:=STDEV([.Z4:.Z23])" table:style-name="ce2">
            <text:p>3,82268E-05</text:p>
          </table:table-cell>
          <table:table-cell office:value-type="float" office:value="3.7118049632716996E-5" table:formula="of:=STDEV([.AA4:.AA23])" table:style-name="ce2">
            <text:p>3,7118E-05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320226533343107E-4" table:formula="of:=STDEV([.AE4:.AE23])" table:style-name="ce2">
            <text:p>0,000132023</text:p>
          </table:table-cell>
          <table:table-cell office:value-type="float" office:value="7.9467169064635545E-5" table:formula="of:=STDEV([.AF4:.AF23])" table:style-name="ce2">
            <text:p>7,94672E-05</text:p>
          </table:table-cell>
          <table:table-cell office:value-type="float" office:value="8.2497569275515135E-5" table:formula="of:=STDEV([.AG4:.AG23])" table:style-name="ce2">
            <text:p>8,24976E-05</text:p>
          </table:table-cell>
          <table:table-cell office:value-type="float" office:value="5.6633389487748766E-5" table:formula="of:=STDEV([.AH4:.AH23])" table:style-name="ce2">
            <text:p>5,66334E-0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975301173078078" table:formula="of:=[.C25]/[.C24]" table:style-name="ce2">
            <text:p>1,097530117</text:p>
          </table:table-cell>
          <table:table-cell office:value-type="float" office:value="0.29019695232729842" table:formula="of:=[.D25]/[.D24]" table:style-name="ce2">
            <text:p>0,290196952</text:p>
          </table:table-cell>
          <table:table-cell office:value-type="float" office:value="0.24533428668340151" table:formula="of:=[.E25]/[.E24]" table:style-name="ce2">
            <text:p>0,245334287</text:p>
          </table:table-cell>
          <table:table-cell office:value-type="float" office:value="0.4041610291344313" table:formula="of:=[.F25]/[.F24]" table:style-name="ce2">
            <text:p>0,40416102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1.0793507522309504" table:formula="of:=[.J25]/[.J24]" table:style-name="ce2">
            <text:p>1,079350752</text:p>
          </table:table-cell>
          <table:table-cell office:value-type="float" office:value="0.26177325635111676" table:formula="of:=[.K25]/[.K24]" table:style-name="ce2">
            <text:p>0,261773256</text:p>
          </table:table-cell>
          <table:table-cell office:value-type="float" office:value="0.29186410132022594" table:formula="of:=[.L25]/[.L24]" table:style-name="ce2">
            <text:p>0,291864101</text:p>
          </table:table-cell>
          <table:table-cell office:value-type="float" office:value="0.22626080039526558" table:formula="of:=[.M25]/[.M24]" table:style-name="ce2">
            <text:p>0,22626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62152973278769308" table:formula="of:=[.Q25]/[.Q24]" table:style-name="ce2">
            <text:p>0,621529733</text:p>
          </table:table-cell>
          <table:table-cell office:value-type="float" office:value="0.3406680806762834" table:formula="of:=[.R25]/[.R24]" table:style-name="ce2">
            <text:p>0,340668081</text:p>
          </table:table-cell>
          <table:table-cell office:value-type="float" office:value="0.29258846632713686" table:formula="of:=[.S25]/[.S24]" table:style-name="ce2">
            <text:p>0,292588466</text:p>
          </table:table-cell>
          <table:table-cell office:value-type="float" office:value="0.29279561640331631" table:formula="of:=[.T25]/[.T24]" table:style-name="ce2">
            <text:p>0,292795616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8834800695774474" table:formula="of:=[.X25]/[.X24]" table:style-name="ce2">
            <text:p>0,88348007</text:p>
          </table:table-cell>
          <table:table-cell office:value-type="float" office:value="0.35328590841976032" table:formula="of:=[.Y25]/[.Y24]" table:style-name="ce2">
            <text:p>0,353285908</text:p>
          </table:table-cell>
          <table:table-cell office:value-type="float" office:value="0.22610912257505492" table:formula="of:=[.Z25]/[.Z24]" table:style-name="ce2">
            <text:p>0,226109123</text:p>
          </table:table-cell>
          <table:table-cell office:value-type="float" office:value="0.21330287803179249" table:formula="of:=[.AA25]/[.AA24]" table:style-name="ce2">
            <text:p>0,21330287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48674314596806445" table:formula="of:=[.AE25]/[.AE24]" table:style-name="ce2">
            <text:p>0,486743146</text:p>
          </table:table-cell>
          <table:table-cell office:value-type="float" office:value="0.29627706999477493" table:formula="of:=[.AF25]/[.AF24]" table:style-name="ce2">
            <text:p>0,29627707</text:p>
          </table:table-cell>
          <table:table-cell office:value-type="float" office:value="0.29588269528569699" table:formula="of:=[.AG25]/[.AG24]" table:style-name="ce2">
            <text:p>0,295882695</text:p>
          </table:table-cell>
          <table:table-cell office:value-type="float" office:value="0.19058095609429263" table:formula="of:=[.AH25]/[.AH24]" table:style-name="ce2">
            <text:p>0,190580956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6">
            <text:p>média dos tempos de <text:s/>inicialização</text:p>
          </table:table-cell>
          <table:covered-table-cell table:number-columns-repeated="3"/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style-name="ce1">
            <draw:frame draw:z-index="1" draw:id="id0" draw:style-name="a0" draw:name="Gráfico 1" svg:x="0.57292in" svg:y="0.10937in" svg:width="8in" svg:height="4.0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.2885850000000006E-5" table:formula="of:=[.C24]" table:style-name="ce2">
            <text:p>3,28859E-05</text:p>
          </table:table-cell>
          <table:table-cell office:value-type="float" office:value="2.5014600000000003E-5" table:formula="of:=[.D24]" table:style-name="ce2">
            <text:p>2,50146E-05</text:p>
          </table:table-cell>
          <table:table-cell office:value-type="float" office:value="3.2086199999999998E-5" table:formula="of:=[.E24]" table:style-name="ce2">
            <text:p>3,20862E-05</text:p>
          </table:table-cell>
          <table:table-cell office:value-type="float" office:value="3.1428599999999999E-5" table:formula="of:=[.F24]" table:style-name="ce2">
            <text:p>3,14286E-05</text:p>
          </table:table-cell>
          <table:table-cell table:style-name="ce16"/>
          <table:table-cell table:number-columns-repeated="3" table:style-name="ce1"/>
          <table:table-cell table:style-name="ce17"/>
          <table:table-cell table:number-columns-repeated="16373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1.1996264999999998E-4" table:formula="of:=[.J24]" table:style-name="ce2">
            <text:p>0,000119963</text:p>
          </table:table-cell>
          <table:table-cell office:value-type="float" office:value="8.3785050000000015E-5" table:formula="of:=[.K24]" table:style-name="ce2">
            <text:p>8,37851E-05</text:p>
          </table:table-cell>
          <table:table-cell office:value-type="float" office:value="9.9933899999999989E-5" table:formula="of:=[.L24]" table:style-name="ce2">
            <text:p>9,99339E-05</text:p>
          </table:table-cell>
          <table:table-cell office:value-type="float" office:value="9.2760350000000011E-5" table:formula="of:=[.M24]" table:style-name="ce2">
            <text:p>9,27604E-05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.3145824999999996E-4" table:formula="of:=[.Q24]" table:style-name="ce2">
            <text:p>0,000131458</text:p>
          </table:table-cell>
          <table:table-cell office:value-type="float" office:value="1.154788E-4" table:formula="of:=[.R24]" table:style-name="ce2">
            <text:p>0,000115479</text:p>
          </table:table-cell>
          <table:table-cell office:value-type="float" office:value="1.3557874999999998E-4" table:formula="of:=[.S24]" table:style-name="ce2">
            <text:p>0,000135579</text:p>
          </table:table-cell>
          <table:table-cell office:value-type="float" office:value="1.52612E-4" table:formula="of:=[.T24]" table:style-name="ce2">
            <text:p>0,000152612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2.0224549999999999E-4" table:formula="of:=[.X24]" table:style-name="ce2">
            <text:p>0,000202246</text:p>
          </table:table-cell>
          <table:table-cell office:value-type="float" office:value="1.4390299999999999E-4" table:formula="of:=[.Y24]" table:style-name="ce2">
            <text:p>0,000143903</text:p>
          </table:table-cell>
          <table:table-cell office:value-type="float" office:value="1.690637E-4" table:formula="of:=[.Z24]" table:style-name="ce2">
            <text:p>0,000169064</text:p>
          </table:table-cell>
          <table:table-cell office:value-type="float" office:value="1.7401570000000002E-4" table:formula="of:=[.AA24]" table:style-name="ce2">
            <text:p>0,000174016</text:p>
          </table:table-cell>
          <table:table-cell table:style-name="ce16"/>
          <table:table-cell table:number-columns-repeated="16377" table:style-name="ce1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.712368E-4" table:formula="of:=[.AE24]" table:style-name="ce2">
            <text:p>0,000271237</text:p>
          </table:table-cell>
          <table:table-cell office:value-type="float" office:value="2.6821910000000002E-4" table:formula="of:=[.AF24]" table:style-name="ce2">
            <text:p>0,000268219</text:p>
          </table:table-cell>
          <table:table-cell office:value-type="float" office:value="2.7881850000000007E-4" table:formula="of:=[.AG24]" table:style-name="ce2">
            <text:p>0,000278819</text:p>
          </table:table-cell>
          <table:table-cell office:value-type="float" office:value="2.9716184999999996E-4" table:formula="of:=[.AH24]" table:style-name="ce2">
            <text:p>0,000297162</text:p>
          </table:table-cell>
          <table:table-cell table:style-name="ce19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336790" table:style-name="ce20">
            <text:p>336790,0</text:p>
          </table:table-cell>
          <table:table-cell office:value-type="float" office:value="336860" table:style-name="ce20">
            <text:p>336860,0</text:p>
          </table:table-cell>
          <table:table-cell office:value-type="float" office:value="336965" table:style-name="ce20">
            <text:p>336965,0</text:p>
          </table:table-cell>
          <table:table-cell office:value-type="float" office:value="337070" table:style-name="ce20">
            <text:p>33707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25432" table:style-name="ce11">
            <text:p>225432</text:p>
          </table:table-cell>
          <table:table-cell office:value-type="float" office:value="1127210" table:style-name="ce20">
            <text:p>1127210,0</text:p>
          </table:table-cell>
          <table:table-cell office:value-type="float" office:value="1127280" table:style-name="ce20">
            <text:p>1127280,0</text:p>
          </table:table-cell>
          <table:table-cell office:value-type="float" office:value="1127385" table:style-name="ce20">
            <text:p>1127385,0</text:p>
          </table:table-cell>
          <table:table-cell office:value-type="float" office:value="1127490" table:style-name="ce20">
            <text:p>1127490,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88864" table:style-name="ce11">
            <text:p>288864</text:p>
          </table:table-cell>
          <table:table-cell office:value-type="float" office:value="1444370" table:style-name="ce20">
            <text:p>1444370,0</text:p>
          </table:table-cell>
          <table:table-cell office:value-type="float" office:value="1444440" table:style-name="ce20">
            <text:p>1444440,0</text:p>
          </table:table-cell>
          <table:table-cell office:value-type="float" office:value="1444545" table:style-name="ce20">
            <text:p>1444545,0</text:p>
          </table:table-cell>
          <table:table-cell office:value-type="float" office:value="1444650" table:style-name="ce20">
            <text:p>1444650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1580300" table:style-name="ce20">
            <text:p>1580300,0</text:p>
          </table:table-cell>
          <table:table-cell office:value-type="float" office:value="1580370" table:style-name="ce20">
            <text:p>1580370,0</text:p>
          </table:table-cell>
          <table:table-cell office:value-type="float" office:value="1580475" table:style-name="ce20">
            <text:p>1580475,0</text:p>
          </table:table-cell>
          <table:table-cell office:value-type="float" office:value="1580580" table:style-name="ce20">
            <text:p>1580580,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2700050" table:style-name="ce20">
            <text:p>2700050,0</text:p>
          </table:table-cell>
          <table:table-cell office:value-type="float" office:value="2700120" table:style-name="ce20">
            <text:p>2700120,0</text:p>
          </table:table-cell>
          <table:table-cell office:value-type="float" office:value="2700225" table:style-name="ce20">
            <text:p>2700225,0</text:p>
          </table:table-cell>
          <table:table-cell office:value-type="float" office:value="2700330" table:style-name="ce20">
            <text:p>2700330,0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2" draw:id="id1" draw:style-name="a1" draw:name="Gráfico 2" svg:x="0in" svg:y="0in" svg:width="8.28125in" svg:height="4.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19" table:style-name="ro1">
          <table:table-cell table:number-columns-repeated="16384"/>
        </table:table-row>
      </table:table>
      <table:table table:name="iterativo_-_tempo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"/>
        <table:table-column table:style-name="co15" table:default-cell-style-name="ce1"/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7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19" table:number-columns-repeated="5" table:default-cell-style-name="ce1"/>
        <table:table-column table:style-name="co10" table:default-cell-style-name="ce1"/>
        <table:table-column table:style-name="co20" table:default-cell-style-name="ce1"/>
        <table:table-column table:style-name="co19" table:default-cell-style-name="ce1"/>
        <table:table-column table:style-name="co9" table:default-cell-style-name="ce1"/>
        <table:table-column table:style-name="co19" table:number-columns-repeated="5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5" table:default-cell-style-name="ce1"/>
        <table:table-column table:style-name="co23" table:default-cell-style-name="ce1"/>
        <table:table-column table:style-name="co19" table:default-cell-style-name="ce1"/>
        <table:table-column table:style-name="co22" table:default-cell-style-name="ce1"/>
        <table:table-column table:style-name="co3" table:default-cell-style-name="ce1"/>
        <table:table-column table:style-name="co19" table:number-columns-repeated="4" table:default-cell-style-name="ce1"/>
        <table:table-column table:style-name="co24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6" table:default-cell-style-name="ce1"/>
        <table:table-column table:style-name="co19" table:default-cell-style-name="ce1"/>
        <table:table-column table:style-name="co25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28" table:default-cell-style-name="ce1"/>
        <table:table-column table:style-name="co19" table:number-columns-repeated="5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27" table:default-cell-style-name="ce1"/>
        <table:table-column table:style-name="co19" table:default-cell-style-name="ce1"/>
        <table:table-column table:style-name="co30" table:default-cell-style-name="ce1"/>
        <table:table-column table:style-name="co19" table:number-columns-repeated="5" table:default-cell-style-name="ce1"/>
        <table:table-column table:style-name="co31" table:default-cell-style-name="ce1"/>
        <table:table-column table:style-name="co19" table:default-cell-style-name="ce1"/>
        <table:table-column table:style-name="co32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9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7" table:default-cell-style-name="ce1"/>
        <table:table-column table:style-name="co11" table:default-cell-style-name="ce1"/>
        <table:table-column table:style-name="co19" table:number-columns-repeated="6" table:default-cell-style-name="ce1"/>
        <table:table-column table:style-name="co33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19" table:number-columns-repeated="2" table:default-cell-style-name="ce1"/>
        <table:table-column table:style-name="co33" table:default-cell-style-name="ce1"/>
        <table:table-column table:style-name="co9" table:default-cell-style-name="ce1"/>
        <table:table-column table:style-name="co19" table:number-columns-repeated="872" table:default-cell-style-name="ce1"/>
        <table:table-column table:style-name="co13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8">
            <text:p>tempo/iteração (s)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office:value-type="string" table:number-columns-spanned="4" table:number-rows-spanned="1" table:style-name="ce28">
            <text:p>tempo/iteração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3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49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3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49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.0197499999999998E-3" table:style-name="ce8">
            <text:p>0,00201975</text:p>
          </table:table-cell>
          <table:table-cell office:value-type="float" office:value="4.8022200000000003E-3" table:style-name="ce8">
            <text:p>0,00480222</text:p>
          </table:table-cell>
          <table:table-cell office:value-type="float" office:value="8.7374199999999992E-3" table:style-name="ce8">
            <text:p>0,00873742</text:p>
          </table:table-cell>
          <table:table-cell office:value-type="float" office:value="1.2980800000000001E-2" table:style-name="ce8">
            <text:p>0,0129808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6.7812899999999997E-3" table:style-name="ce8">
            <text:p>0,00678129</text:p>
          </table:table-cell>
          <table:table-cell office:value-type="float" office:value="1.5391200000000001E-2" table:style-name="ce8">
            <text:p>0,0153912</text:p>
          </table:table-cell>
          <table:table-cell office:value-type="float" office:value="2.8450699999999999E-2" table:style-name="ce8">
            <text:p>0,0284507</text:p>
          </table:table-cell>
          <table:table-cell office:value-type="float" office:value="4.1623100000000003E-2" table:style-name="ce8">
            <text:p>0,0416231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04028E-2" table:style-name="ce8">
            <text:p>0,0104028</text:p>
          </table:table-cell>
          <table:table-cell office:value-type="float" office:value="2.0149899999999998E-2" table:style-name="ce8">
            <text:p>0,0201499</text:p>
          </table:table-cell>
          <table:table-cell office:value-type="float" office:value="3.7754200000000002E-2" table:style-name="ce8">
            <text:p>0,0377542</text:p>
          </table:table-cell>
          <table:table-cell office:value-type="float" office:value="5.5073200000000003E-2" table:style-name="ce8">
            <text:p>0,055073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0102099999999999E-2" table:style-name="ce8">
            <text:p>0,0101021</text:p>
          </table:table-cell>
          <table:table-cell office:value-type="float" office:value="2.2900500000000001E-2" table:style-name="ce8">
            <text:p>0,0229005</text:p>
          </table:table-cell>
          <table:table-cell office:value-type="float" office:value="4.1986200000000001E-2" table:style-name="ce8">
            <text:p>0,0419862</text:p>
          </table:table-cell>
          <table:table-cell office:value-type="float" office:value="6.2859999999999999E-2" table:style-name="ce8">
            <text:p>0,06286</text:p>
          </table:table-cell>
          <table:table-cell table:number-columns-repeated="2"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.4527399999999999E-2" table:style-name="ce8">
            <text:p>0,0145274</text:p>
          </table:table-cell>
          <table:table-cell office:value-type="float" office:value="3.4640400000000002E-2" table:style-name="ce8">
            <text:p>0,0346404</text:p>
          </table:table-cell>
          <table:table-cell office:value-type="float" office:value="6.8137699999999995E-2" table:style-name="ce8">
            <text:p>0,0681377</text:p>
          </table:table-cell>
          <table:table-cell office:value-type="float" office:value="9.8120899999999997E-2" table:style-name="ce8">
            <text:p>0,0981209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2.1008699999999999E-3" table:style-name="ce8">
            <text:p>0,00210087</text:p>
          </table:table-cell>
          <table:table-cell office:value-type="float" office:value="5.2516500000000001E-3" table:style-name="ce8">
            <text:p>0,00525165</text:p>
          </table:table-cell>
          <table:table-cell office:value-type="float" office:value="8.92161E-3" table:style-name="ce8">
            <text:p>0,00892161</text:p>
          </table:table-cell>
          <table:table-cell office:value-type="float" office:value="1.36288E-2" table:style-name="ce8">
            <text:p>0,0136288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.0844699999999998E-3" table:style-name="ce8">
            <text:p>0,00608447</text:p>
          </table:table-cell>
          <table:table-cell office:value-type="float" office:value="1.5397900000000001E-2" table:style-name="ce8">
            <text:p>0,0153979</text:p>
          </table:table-cell>
          <table:table-cell office:value-type="float" office:value="2.8672E-2" table:style-name="ce8">
            <text:p>0,028672</text:p>
          </table:table-cell>
          <table:table-cell office:value-type="float" office:value="4.1709400000000001E-2" table:style-name="ce8">
            <text:p>0,041709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8.9668300000000003E-3" table:style-name="ce8">
            <text:p>0,00896683</text:p>
          </table:table-cell>
          <table:table-cell office:value-type="float" office:value="1.9797700000000001E-2" table:style-name="ce8">
            <text:p>0,0197977</text:p>
          </table:table-cell>
          <table:table-cell office:value-type="float" office:value="3.83036E-2" table:style-name="ce8">
            <text:p>0,0383036</text:p>
          </table:table-cell>
          <table:table-cell office:value-type="float" office:value="5.4977100000000001E-2" table:style-name="ce8">
            <text:p>0,0549771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9.2026599999999997E-3" table:style-name="ce8">
            <text:p>0,00920266</text:p>
          </table:table-cell>
          <table:table-cell office:value-type="float" office:value="2.27972E-2" table:style-name="ce8">
            <text:p>0,0227972</text:p>
          </table:table-cell>
          <table:table-cell office:value-type="float" office:value="4.2858199999999999E-2" table:style-name="ce8">
            <text:p>0,0428582</text:p>
          </table:table-cell>
          <table:table-cell office:value-type="float" office:value="6.2023399999999999E-2" table:style-name="ce8">
            <text:p>0,0620234</text:p>
          </table:table-cell>
          <table:table-cell table:number-columns-repeated="2"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1.6679099999999999E-2" table:style-name="ce8">
            <text:p>0,0166791</text:p>
          </table:table-cell>
          <table:table-cell office:value-type="float" office:value="3.6227299999999997E-2" table:style-name="ce8">
            <text:p>0,0362273</text:p>
          </table:table-cell>
          <table:table-cell office:value-type="float" office:value="6.8246899999999999E-2" table:style-name="ce8">
            <text:p>0,0682469</text:p>
          </table:table-cell>
          <table:table-cell office:value-type="float" office:value="9.7172800000000004E-2" table:style-name="ce8">
            <text:p>0,097172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2.00241E-3" table:style-name="ce8">
            <text:p>0,00200241</text:p>
          </table:table-cell>
          <table:table-cell office:value-type="float" office:value="5.4638300000000002E-3" table:style-name="ce8">
            <text:p>0,00546383</text:p>
          </table:table-cell>
          <table:table-cell office:value-type="float" office:value="9.5155099999999996E-3" table:style-name="ce8">
            <text:p>0,00951551</text:p>
          </table:table-cell>
          <table:table-cell office:value-type="float" office:value="1.28909E-2" table:style-name="ce8">
            <text:p>0,0128909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6.6192500000000001E-3" table:style-name="ce8">
            <text:p>0,00661925</text:p>
          </table:table-cell>
          <table:table-cell office:value-type="float" office:value="1.57155E-2" table:style-name="ce8">
            <text:p>0,0157155</text:p>
          </table:table-cell>
          <table:table-cell office:value-type="float" office:value="2.8878399999999999E-2" table:style-name="ce8">
            <text:p>0,0288784</text:p>
          </table:table-cell>
          <table:table-cell office:value-type="float" office:value="4.1458700000000001E-2" table:style-name="ce8">
            <text:p>0,041458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1351099999999992E-3" table:style-name="ce8">
            <text:p>0,00813511</text:p>
          </table:table-cell>
          <table:table-cell office:value-type="float" office:value="2.0247600000000001E-2" table:style-name="ce8">
            <text:p>0,0202476</text:p>
          </table:table-cell>
          <table:table-cell office:value-type="float" office:value="3.7694900000000003E-2" table:style-name="ce8">
            <text:p>0,0376949</text:p>
          </table:table-cell>
          <table:table-cell office:value-type="float" office:value="5.5045700000000003E-2" table:style-name="ce8">
            <text:p>0,055045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8.8785900000000004E-3" table:style-name="ce8">
            <text:p>0,00887859</text:p>
          </table:table-cell>
          <table:table-cell office:value-type="float" office:value="2.2663900000000001E-2" table:style-name="ce8">
            <text:p>0,0226639</text:p>
          </table:table-cell>
          <table:table-cell office:value-type="float" office:value="4.27658E-2" table:style-name="ce8">
            <text:p>0,0427658</text:p>
          </table:table-cell>
          <table:table-cell office:value-type="float" office:value="6.2456999999999999E-2" table:style-name="ce8">
            <text:p>0,062457</text:p>
          </table:table-cell>
          <table:table-cell table:number-columns-repeated="2"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.4581800000000001E-2" table:style-name="ce8">
            <text:p>0,0145818</text:p>
          </table:table-cell>
          <table:table-cell office:value-type="float" office:value="3.5224100000000001E-2" table:style-name="ce8">
            <text:p>0,0352241</text:p>
          </table:table-cell>
          <table:table-cell office:value-type="float" office:value="6.5301300000000007E-2" table:style-name="ce8">
            <text:p>0,0653013</text:p>
          </table:table-cell>
          <table:table-cell office:value-type="float" office:value="9.7017599999999996E-2" table:style-name="ce8">
            <text:p>0,0970176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.97853E-3" table:style-name="ce8">
            <text:p>0,00197853</text:p>
          </table:table-cell>
          <table:table-cell office:value-type="float" office:value="4.9129200000000003E-3" table:style-name="ce8">
            <text:p>0,00491292</text:p>
          </table:table-cell>
          <table:table-cell office:value-type="float" office:value="9.0799100000000001E-3" table:style-name="ce8">
            <text:p>0,00907991</text:p>
          </table:table-cell>
          <table:table-cell office:value-type="float" office:value="1.3403699999999999E-2" table:style-name="ce8">
            <text:p>0,013403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6.0920699999999998E-3" table:style-name="ce8">
            <text:p>0,00609207</text:p>
          </table:table-cell>
          <table:table-cell office:value-type="float" office:value="1.55135E-2" table:style-name="ce8">
            <text:p>0,0155135</text:p>
          </table:table-cell>
          <table:table-cell office:value-type="float" office:value="2.8359800000000001E-2" table:style-name="ce8">
            <text:p>0,0283598</text:p>
          </table:table-cell>
          <table:table-cell office:value-type="float" office:value="4.1895399999999999E-2" table:style-name="ce8">
            <text:p>0,0418954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8.1481399999999999E-3" table:style-name="ce8">
            <text:p>0,00814814</text:p>
          </table:table-cell>
          <table:table-cell office:value-type="float" office:value="2.11392E-2" table:style-name="ce8">
            <text:p>0,0211392</text:p>
          </table:table-cell>
          <table:table-cell office:value-type="float" office:value="3.7800599999999997E-2" table:style-name="ce8">
            <text:p>0,0378006</text:p>
          </table:table-cell>
          <table:table-cell office:value-type="float" office:value="5.5945799999999997E-2" table:style-name="ce8">
            <text:p>0,0559458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00552E-2" table:style-name="ce8">
            <text:p>0,0100552</text:p>
          </table:table-cell>
          <table:table-cell office:value-type="float" office:value="2.2229499999999999E-2" table:style-name="ce8">
            <text:p>0,0222295</text:p>
          </table:table-cell>
          <table:table-cell office:value-type="float" office:value="4.30397E-2" table:style-name="ce8">
            <text:p>0,0430397</text:p>
          </table:table-cell>
          <table:table-cell office:value-type="float" office:value="6.1858900000000001E-2" table:style-name="ce8">
            <text:p>0,0618589</text:p>
          </table:table-cell>
          <table:table-cell table:number-columns-repeated="2"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.4267999999999999E-2" table:style-name="ce8">
            <text:p>0,014268</text:p>
          </table:table-cell>
          <table:table-cell office:value-type="float" office:value="3.5820999999999999E-2" table:style-name="ce8">
            <text:p>0,035821</text:p>
          </table:table-cell>
          <table:table-cell office:value-type="float" office:value="6.7951499999999998E-2" table:style-name="ce8">
            <text:p>0,0679515</text:p>
          </table:table-cell>
          <table:table-cell office:value-type="float" office:value="9.8274500000000001E-2" table:style-name="ce8">
            <text:p>0,098274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2.1580200000000001E-3" table:style-name="ce8">
            <text:p>0,00215802</text:p>
          </table:table-cell>
          <table:table-cell office:value-type="float" office:value="5.0299000000000003E-3" table:style-name="ce8">
            <text:p>0,0050299</text:p>
          </table:table-cell>
          <table:table-cell office:value-type="float" office:value="1.0699200000000001E-2" table:style-name="ce8">
            <text:p>0,0106992</text:p>
          </table:table-cell>
          <table:table-cell office:value-type="float" office:value="1.32766E-2" table:style-name="ce8">
            <text:p>0,01327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6.9423100000000001E-3" table:style-name="ce8">
            <text:p>0,00694231</text:p>
          </table:table-cell>
          <table:table-cell office:value-type="float" office:value="1.57482E-2" table:style-name="ce8">
            <text:p>0,0157482</text:p>
          </table:table-cell>
          <table:table-cell office:value-type="float" office:value="2.8476000000000001E-2" table:style-name="ce8">
            <text:p>0,028476</text:p>
          </table:table-cell>
          <table:table-cell office:value-type="float" office:value="4.1996600000000002E-2" table:style-name="ce8">
            <text:p>0,0419966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8.8845299999999999E-3" table:style-name="ce8">
            <text:p>0,00888453</text:p>
          </table:table-cell>
          <table:table-cell office:value-type="float" office:value="2.0217800000000001E-2" table:style-name="ce8">
            <text:p>0,0202178</text:p>
          </table:table-cell>
          <table:table-cell office:value-type="float" office:value="3.8475500000000003E-2" table:style-name="ce8">
            <text:p>0,0384755</text:p>
          </table:table-cell>
          <table:table-cell office:value-type="float" office:value="5.5628900000000002E-2" table:style-name="ce8">
            <text:p>0,0556289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09663E-2" table:style-name="ce8">
            <text:p>0,0109663</text:p>
          </table:table-cell>
          <table:table-cell office:value-type="float" office:value="2.3208199999999998E-2" table:style-name="ce8">
            <text:p>0,0232082</text:p>
          </table:table-cell>
          <table:table-cell office:value-type="float" office:value="4.2570700000000003E-2" table:style-name="ce8">
            <text:p>0,0425707</text:p>
          </table:table-cell>
          <table:table-cell office:value-type="float" office:value="6.16868E-2" table:style-name="ce8">
            <text:p>0,0616868</text:p>
          </table:table-cell>
          <table:table-cell table:number-columns-repeated="2"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.6794900000000001E-2" table:style-name="ce8">
            <text:p>0,0167949</text:p>
          </table:table-cell>
          <table:table-cell office:value-type="float" office:value="3.5308600000000002E-2" table:style-name="ce8">
            <text:p>0,0353086</text:p>
          </table:table-cell>
          <table:table-cell office:value-type="float" office:value="6.7210099999999995E-2" table:style-name="ce8">
            <text:p>0,0672101</text:p>
          </table:table-cell>
          <table:table-cell office:value-type="float" office:value="9.7672700000000001E-2" table:style-name="ce8">
            <text:p>0,097672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2.0366300000000002E-3" table:style-name="ce8">
            <text:p>0,00203663</text:p>
          </table:table-cell>
          <table:table-cell office:value-type="float" office:value="4.8984099999999997E-3" table:style-name="ce8">
            <text:p>0,00489841</text:p>
          </table:table-cell>
          <table:table-cell office:value-type="float" office:value="9.5207099999999999E-3" table:style-name="ce8">
            <text:p>0,00952071</text:p>
          </table:table-cell>
          <table:table-cell office:value-type="float" office:value="1.40118E-2" table:style-name="ce8">
            <text:p>0,0140118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6.7456499999999997E-3" table:style-name="ce8">
            <text:p>0,00674565</text:p>
          </table:table-cell>
          <table:table-cell office:value-type="float" office:value="1.54322E-2" table:style-name="ce8">
            <text:p>0,0154322</text:p>
          </table:table-cell>
          <table:table-cell office:value-type="float" office:value="2.8567800000000001E-2" table:style-name="ce8">
            <text:p>0,0285678</text:p>
          </table:table-cell>
          <table:table-cell office:value-type="float" office:value="4.14519E-2" table:style-name="ce8">
            <text:p>0,041451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4330899999999999E-3" table:style-name="ce8">
            <text:p>0,00943309</text:p>
          </table:table-cell>
          <table:table-cell office:value-type="float" office:value="2.0416E-2" table:style-name="ce8">
            <text:p>0,020416</text:p>
          </table:table-cell>
          <table:table-cell office:value-type="float" office:value="3.7625600000000002E-2" table:style-name="ce8">
            <text:p>0,0376256</text:p>
          </table:table-cell>
          <table:table-cell office:value-type="float" office:value="5.5466099999999997E-2" table:style-name="ce8">
            <text:p>0,055466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9.1862100000000002E-3" table:style-name="ce8">
            <text:p>0,00918621</text:p>
          </table:table-cell>
          <table:table-cell office:value-type="float" office:value="2.20372E-2" table:style-name="ce8">
            <text:p>0,0220372</text:p>
          </table:table-cell>
          <table:table-cell office:value-type="float" office:value="4.2539500000000001E-2" table:style-name="ce8">
            <text:p>0,0425395</text:p>
          </table:table-cell>
          <table:table-cell office:value-type="float" office:value="6.1801599999999998E-2" table:style-name="ce8">
            <text:p>0,0618016</text:p>
          </table:table-cell>
          <table:table-cell table:number-columns-repeated="2"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.47989E-2" table:style-name="ce8">
            <text:p>0,0147989</text:p>
          </table:table-cell>
          <table:table-cell office:value-type="float" office:value="3.6602799999999998E-2" table:style-name="ce8">
            <text:p>0,0366028</text:p>
          </table:table-cell>
          <table:table-cell office:value-type="float" office:value="6.7106799999999994E-2" table:style-name="ce8">
            <text:p>0,0671068</text:p>
          </table:table-cell>
          <table:table-cell office:value-type="float" office:value="0.100532" table:style-name="ce8">
            <text:p>0,10053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2.06332E-3" table:style-name="ce8">
            <text:p>0,00206332</text:p>
          </table:table-cell>
          <table:table-cell office:value-type="float" office:value="4.8213099999999997E-3" table:style-name="ce8">
            <text:p>0,00482131</text:p>
          </table:table-cell>
          <table:table-cell office:value-type="float" office:value="8.9027599999999991E-3" table:style-name="ce8">
            <text:p>0,00890276</text:p>
          </table:table-cell>
          <table:table-cell office:value-type="float" office:value="1.3243700000000001E-2" table:style-name="ce8">
            <text:p>0,013243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6.3393599999999996E-3" table:style-name="ce8">
            <text:p>0,00633936</text:p>
          </table:table-cell>
          <table:table-cell office:value-type="float" office:value="1.55573E-2" table:style-name="ce8">
            <text:p>0,0155573</text:p>
          </table:table-cell>
          <table:table-cell office:value-type="float" office:value="2.87035E-2" table:style-name="ce8">
            <text:p>0,0287035</text:p>
          </table:table-cell>
          <table:table-cell office:value-type="float" office:value="4.1978099999999997E-2" table:style-name="ce8">
            <text:p>0,041978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8.0731599999999994E-3" table:style-name="ce8">
            <text:p>0,00807316</text:p>
          </table:table-cell>
          <table:table-cell office:value-type="float" office:value="2.0605399999999999E-2" table:style-name="ce8">
            <text:p>0,0206054</text:p>
          </table:table-cell>
          <table:table-cell office:value-type="float" office:value="3.7979100000000002E-2" table:style-name="ce8">
            <text:p>0,0379791</text:p>
          </table:table-cell>
          <table:table-cell office:value-type="float" office:value="5.4977400000000003E-2" table:style-name="ce8">
            <text:p>0,0549774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9.2629099999999992E-3" table:style-name="ce8">
            <text:p>0,00926291</text:p>
          </table:table-cell>
          <table:table-cell office:value-type="float" office:value="2.2533000000000001E-2" table:style-name="ce8">
            <text:p>0,022533</text:p>
          </table:table-cell>
          <table:table-cell office:value-type="float" office:value="4.24094E-2" table:style-name="ce8">
            <text:p>0,0424094</text:p>
          </table:table-cell>
          <table:table-cell office:value-type="float" office:value="6.1452800000000002E-2" table:style-name="ce8">
            <text:p>0,0614528</text:p>
          </table:table-cell>
          <table:table-cell table:number-columns-repeated="2"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.44469E-2" table:style-name="ce8">
            <text:p>0,0144469</text:p>
          </table:table-cell>
          <table:table-cell office:value-type="float" office:value="3.8321099999999997E-2" table:style-name="ce8">
            <text:p>0,0383211</text:p>
          </table:table-cell>
          <table:table-cell office:value-type="float" office:value="6.7195299999999999E-2" table:style-name="ce8">
            <text:p>0,0671953</text:p>
          </table:table-cell>
          <table:table-cell office:value-type="float" office:value="9.7244800000000006E-2" table:style-name="ce8">
            <text:p>0,0972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.1822199999999999E-3" table:style-name="ce8">
            <text:p>0,00218222</text:p>
          </table:table-cell>
          <table:table-cell office:value-type="float" office:value="5.1288200000000001E-3" table:style-name="ce8">
            <text:p>0,00512882</text:p>
          </table:table-cell>
          <table:table-cell office:value-type="float" office:value="9.2229300000000007E-3" table:style-name="ce8">
            <text:p>0,00922293</text:p>
          </table:table-cell>
          <table:table-cell office:value-type="float" office:value="1.45346E-2" table:style-name="ce8">
            <text:p>0,0145346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6.195E-3" table:style-name="ce8">
            <text:p>0,006195</text:p>
          </table:table-cell>
          <table:table-cell office:value-type="float" office:value="1.51287E-2" table:style-name="ce8">
            <text:p>0,0151287</text:p>
          </table:table-cell>
          <table:table-cell office:value-type="float" office:value="2.8540099999999999E-2" table:style-name="ce8">
            <text:p>0,0285401</text:p>
          </table:table-cell>
          <table:table-cell office:value-type="float" office:value="4.1468499999999998E-2" table:style-name="ce8">
            <text:p>0,0414685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4399899999999996E-3" table:style-name="ce8">
            <text:p>0,00843999</text:p>
          </table:table-cell>
          <table:table-cell office:value-type="float" office:value="2.0223999999999999E-2" table:style-name="ce8">
            <text:p>0,020224</text:p>
          </table:table-cell>
          <table:table-cell office:value-type="float" office:value="3.8307899999999999E-2" table:style-name="ce8">
            <text:p>0,0383079</text:p>
          </table:table-cell>
          <table:table-cell office:value-type="float" office:value="5.50777E-2" table:style-name="ce8">
            <text:p>0,0550777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8.9405600000000002E-3" table:style-name="ce8">
            <text:p>0,00894056</text:p>
          </table:table-cell>
          <table:table-cell office:value-type="float" office:value="2.25764E-2" table:style-name="ce8">
            <text:p>0,0225764</text:p>
          </table:table-cell>
          <table:table-cell office:value-type="float" office:value="4.2775500000000001E-2" table:style-name="ce8">
            <text:p>0,0427755</text:p>
          </table:table-cell>
          <table:table-cell office:value-type="float" office:value="6.1623400000000002E-2" table:style-name="ce8">
            <text:p>0,0616234</text:p>
          </table:table-cell>
          <table:table-cell table:number-columns-repeated="2"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.4814799999999999E-2" table:style-name="ce8">
            <text:p>0,0148148</text:p>
          </table:table-cell>
          <table:table-cell office:value-type="float" office:value="3.4786299999999999E-2" table:style-name="ce8">
            <text:p>0,0347863</text:p>
          </table:table-cell>
          <table:table-cell office:value-type="float" office:value="6.4444699999999994E-2" table:style-name="ce8">
            <text:p>0,0644447</text:p>
          </table:table-cell>
          <table:table-cell office:value-type="float" office:value="9.7562099999999999E-2" table:style-name="ce8">
            <text:p>0,0975621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1.9709699999999998E-3" table:style-name="ce8">
            <text:p>0,00197097</text:p>
          </table:table-cell>
          <table:table-cell office:value-type="float" office:value="6.0313900000000002E-3" table:style-name="ce8">
            <text:p>0,00603139</text:p>
          </table:table-cell>
          <table:table-cell office:value-type="float" office:value="9.0213099999999994E-3" table:style-name="ce8">
            <text:p>0,00902131</text:p>
          </table:table-cell>
          <table:table-cell office:value-type="float" office:value="1.29493E-2" table:style-name="ce8">
            <text:p>0,012949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6.0021299999999996E-3" table:style-name="ce8">
            <text:p>0,00600213</text:p>
          </table:table-cell>
          <table:table-cell office:value-type="float" office:value="1.56183E-2" table:style-name="ce8">
            <text:p>0,0156183</text:p>
          </table:table-cell>
          <table:table-cell office:value-type="float" office:value="2.8249900000000001E-2" table:style-name="ce8">
            <text:p>0,0282499</text:p>
          </table:table-cell>
          <table:table-cell office:value-type="float" office:value="4.1522000000000003E-2" table:style-name="ce8">
            <text:p>0,04152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8.82317E-3" table:style-name="ce8">
            <text:p>0,00882317</text:p>
          </table:table-cell>
          <table:table-cell office:value-type="float" office:value="1.9271199999999999E-2" table:style-name="ce8">
            <text:p>0,0192712</text:p>
          </table:table-cell>
          <table:table-cell office:value-type="float" office:value="3.7442400000000001E-2" table:style-name="ce8">
            <text:p>0,0374424</text:p>
          </table:table-cell>
          <table:table-cell office:value-type="float" office:value="5.5620000000000003E-2" table:style-name="ce8">
            <text:p>0,05562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01561E-2" table:style-name="ce8">
            <text:p>0,0101561</text:p>
          </table:table-cell>
          <table:table-cell office:value-type="float" office:value="2.2775699999999999E-2" table:style-name="ce8">
            <text:p>0,0227757</text:p>
          </table:table-cell>
          <table:table-cell office:value-type="float" office:value="4.2583799999999998E-2" table:style-name="ce8">
            <text:p>0,0425838</text:p>
          </table:table-cell>
          <table:table-cell office:value-type="float" office:value="6.2175599999999998E-2" table:style-name="ce8">
            <text:p>0,0621756</text:p>
          </table:table-cell>
          <table:table-cell table:number-columns-repeated="2"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1.55941E-2" table:style-name="ce8">
            <text:p>0,0155941</text:p>
          </table:table-cell>
          <table:table-cell office:value-type="float" office:value="3.5148899999999997E-2" table:style-name="ce8">
            <text:p>0,0351489</text:p>
          </table:table-cell>
          <table:table-cell office:value-type="float" office:value="6.7995700000000006E-2" table:style-name="ce8">
            <text:p>0,0679957</text:p>
          </table:table-cell>
          <table:table-cell office:value-type="float" office:value="9.8744799999999994E-2" table:style-name="ce8">
            <text:p>0,0987448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2.0826E-3" table:style-name="ce8">
            <text:p>0,0020826</text:p>
          </table:table-cell>
          <table:table-cell office:value-type="float" office:value="4.8011599999999996E-3" table:style-name="ce8">
            <text:p>0,00480116</text:p>
          </table:table-cell>
          <table:table-cell office:value-type="float" office:value="8.8662199999999993E-3" table:style-name="ce8">
            <text:p>0,00886622</text:p>
          </table:table-cell>
          <table:table-cell office:value-type="float" office:value="1.3199199999999999E-2" table:style-name="ce8">
            <text:p>0,013199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7.6115799999999997E-3" table:style-name="ce8">
            <text:p>0,00761158</text:p>
          </table:table-cell>
          <table:table-cell office:value-type="float" office:value="1.5224700000000001E-2" table:style-name="ce8">
            <text:p>0,0152247</text:p>
          </table:table-cell>
          <table:table-cell office:value-type="float" office:value="2.8654200000000001E-2" table:style-name="ce8">
            <text:p>0,0286542</text:p>
          </table:table-cell>
          <table:table-cell office:value-type="float" office:value="4.1328499999999997E-2" table:style-name="ce8">
            <text:p>0,041328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8.3665700000000003E-3" table:style-name="ce8">
            <text:p>0,00836657</text:p>
          </table:table-cell>
          <table:table-cell office:value-type="float" office:value="2.0010199999999999E-2" table:style-name="ce8">
            <text:p>0,0200102</text:p>
          </table:table-cell>
          <table:table-cell office:value-type="float" office:value="3.81219E-2" table:style-name="ce8">
            <text:p>0,0381219</text:p>
          </table:table-cell>
          <table:table-cell office:value-type="float" office:value="5.5039999999999999E-2" table:style-name="ce8">
            <text:p>0,0550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9.3282399999999998E-3" table:style-name="ce8">
            <text:p>0,00932824</text:p>
          </table:table-cell>
          <table:table-cell office:value-type="float" office:value="2.24146E-2" table:style-name="ce8">
            <text:p>0,0224146</text:p>
          </table:table-cell>
          <table:table-cell office:value-type="float" office:value="4.2494499999999998E-2" table:style-name="ce8">
            <text:p>0,0424945</text:p>
          </table:table-cell>
          <table:table-cell office:value-type="float" office:value="6.2508999999999995E-2" table:style-name="ce8">
            <text:p>0,062509</text:p>
          </table:table-cell>
          <table:table-cell table:number-columns-repeated="2"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.4187399999999999E-2" table:style-name="ce8">
            <text:p>0,0141874</text:p>
          </table:table-cell>
          <table:table-cell office:value-type="float" office:value="3.55339E-2" table:style-name="ce8">
            <text:p>0,0355339</text:p>
          </table:table-cell>
          <table:table-cell office:value-type="float" office:value="6.6522399999999995E-2" table:style-name="ce8">
            <text:p>0,0665224</text:p>
          </table:table-cell>
          <table:table-cell office:value-type="float" office:value="9.7293500000000005E-2" table:style-name="ce8">
            <text:p>0,0972935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2.0975899999999999E-3" table:style-name="ce8">
            <text:p>0,00209759</text:p>
          </table:table-cell>
          <table:table-cell office:value-type="float" office:value="4.8476500000000002E-3" table:style-name="ce8">
            <text:p>0,00484765</text:p>
          </table:table-cell>
          <table:table-cell office:value-type="float" office:value="9.5446799999999998E-3" table:style-name="ce8">
            <text:p>0,00954468</text:p>
          </table:table-cell>
          <table:table-cell office:value-type="float" office:value="1.3861E-2" table:style-name="ce8">
            <text:p>0,01386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6.0522600000000003E-3" table:style-name="ce8">
            <text:p>0,00605226</text:p>
          </table:table-cell>
          <table:table-cell office:value-type="float" office:value="1.5516200000000001E-2" table:style-name="ce8">
            <text:p>0,0155162</text:p>
          </table:table-cell>
          <table:table-cell office:value-type="float" office:value="2.8318599999999999E-2" table:style-name="ce8">
            <text:p>0,0283186</text:p>
          </table:table-cell>
          <table:table-cell office:value-type="float" office:value="4.1899699999999998E-2" table:style-name="ce8">
            <text:p>0,0418997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.5729099999999996E-3" table:style-name="ce8">
            <text:p>0,00857291</text:p>
          </table:table-cell>
          <table:table-cell office:value-type="float" office:value="2.0858000000000002E-2" table:style-name="ce8">
            <text:p>0,020858</text:p>
          </table:table-cell>
          <table:table-cell office:value-type="float" office:value="3.7999900000000003E-2" table:style-name="ce8">
            <text:p>0,0379999</text:p>
          </table:table-cell>
          <table:table-cell office:value-type="float" office:value="5.50258E-2" table:style-name="ce8">
            <text:p>0,055025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9.7439199999999997E-3" table:style-name="ce8">
            <text:p>0,00974392</text:p>
          </table:table-cell>
          <table:table-cell office:value-type="float" office:value="2.2957100000000001E-2" table:style-name="ce8">
            <text:p>0,0229571</text:p>
          </table:table-cell>
          <table:table-cell office:value-type="float" office:value="4.23556E-2" table:style-name="ce8">
            <text:p>0,0423556</text:p>
          </table:table-cell>
          <table:table-cell office:value-type="float" office:value="6.1369800000000002E-2" table:style-name="ce8">
            <text:p>0,0613698</text:p>
          </table:table-cell>
          <table:table-cell table:number-columns-repeated="2"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1.46129E-2" table:style-name="ce8">
            <text:p>0,0146129</text:p>
          </table:table-cell>
          <table:table-cell office:value-type="float" office:value="3.7015800000000001E-2" table:style-name="ce8">
            <text:p>0,0370158</text:p>
          </table:table-cell>
          <table:table-cell office:value-type="float" office:value="6.5970000000000001E-2" table:style-name="ce8">
            <text:p>0,06597</text:p>
          </table:table-cell>
          <table:table-cell office:value-type="float" office:value="9.7328399999999995E-2" table:style-name="ce8">
            <text:p>0,0973284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2.61159E-3" table:style-name="ce8">
            <text:p>0,00261159</text:p>
          </table:table-cell>
          <table:table-cell office:value-type="float" office:value="4.7202399999999997E-3" table:style-name="ce8">
            <text:p>0,00472024</text:p>
          </table:table-cell>
          <table:table-cell office:value-type="float" office:value="9.2151899999999998E-3" table:style-name="ce8">
            <text:p>0,00921519</text:p>
          </table:table-cell>
          <table:table-cell office:value-type="float" office:value="1.26394E-2" table:style-name="ce8">
            <text:p>0,012639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6.7329E-3" table:style-name="ce8">
            <text:p>0,0067329</text:p>
          </table:table-cell>
          <table:table-cell office:value-type="float" office:value="1.5089699999999999E-2" table:style-name="ce8">
            <text:p>0,0150897</text:p>
          </table:table-cell>
          <table:table-cell office:value-type="float" office:value="2.8926400000000001E-2" table:style-name="ce8">
            <text:p>0,0289264</text:p>
          </table:table-cell>
          <table:table-cell office:value-type="float" office:value="4.1383900000000001E-2" table:style-name="ce8">
            <text:p>0,0413839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.6137899999999996E-3" table:style-name="ce8">
            <text:p>0,00861379</text:p>
          </table:table-cell>
          <table:table-cell office:value-type="float" office:value="2.0643999999999999E-2" table:style-name="ce8">
            <text:p>0,020644</text:p>
          </table:table-cell>
          <table:table-cell office:value-type="float" office:value="3.7856399999999998E-2" table:style-name="ce8">
            <text:p>0,0378564</text:p>
          </table:table-cell>
          <table:table-cell office:value-type="float" office:value="5.52121E-2" table:style-name="ce8">
            <text:p>0,0552121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9.4391400000000004E-3" table:style-name="ce8">
            <text:p>0,00943914</text:p>
          </table:table-cell>
          <table:table-cell office:value-type="float" office:value="2.1772300000000001E-2" table:style-name="ce8">
            <text:p>0,0217723</text:p>
          </table:table-cell>
          <table:table-cell office:value-type="float" office:value="4.3025599999999997E-2" table:style-name="ce8">
            <text:p>0,0430256</text:p>
          </table:table-cell>
          <table:table-cell office:value-type="float" office:value="6.1570399999999997E-2" table:style-name="ce8">
            <text:p>0,0615704</text:p>
          </table:table-cell>
          <table:table-cell table:number-columns-repeated="2"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.6667700000000001E-2" table:style-name="ce8">
            <text:p>0,0166677</text:p>
          </table:table-cell>
          <table:table-cell office:value-type="float" office:value="3.6105900000000003E-2" table:style-name="ce8">
            <text:p>0,0361059</text:p>
          </table:table-cell>
          <table:table-cell office:value-type="float" office:value="6.6720199999999993E-2" table:style-name="ce8">
            <text:p>0,0667202</text:p>
          </table:table-cell>
          <table:table-cell office:value-type="float" office:value="9.7646200000000002E-2" table:style-name="ce8">
            <text:p>0,0976462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.80796E-3" table:style-name="ce8">
            <text:p>0,00280796</text:p>
          </table:table-cell>
          <table:table-cell office:value-type="float" office:value="4.8927700000000003E-3" table:style-name="ce8">
            <text:p>0,00489277</text:p>
          </table:table-cell>
          <table:table-cell office:value-type="float" office:value="8.8666600000000002E-3" table:style-name="ce8">
            <text:p>0,00886666</text:p>
          </table:table-cell>
          <table:table-cell office:value-type="float" office:value="1.32777E-2" table:style-name="ce8">
            <text:p>0,013277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6.2419499999999996E-3" table:style-name="ce8">
            <text:p>0,00624195</text:p>
          </table:table-cell>
          <table:table-cell office:value-type="float" office:value="1.50394E-2" table:style-name="ce8">
            <text:p>0,0150394</text:p>
          </table:table-cell>
          <table:table-cell office:value-type="float" office:value="2.84838E-2" table:style-name="ce8">
            <text:p>0,0284838</text:p>
          </table:table-cell>
          <table:table-cell office:value-type="float" office:value="4.2265700000000003E-2" table:style-name="ce8">
            <text:p>0,0422657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8.3377E-3" table:style-name="ce8">
            <text:p>0,0083377</text:p>
          </table:table-cell>
          <table:table-cell office:value-type="float" office:value="2.0154200000000001E-2" table:style-name="ce8">
            <text:p>0,0201542</text:p>
          </table:table-cell>
          <table:table-cell office:value-type="float" office:value="3.8168300000000002E-2" table:style-name="ce8">
            <text:p>0,0381683</text:p>
          </table:table-cell>
          <table:table-cell office:value-type="float" office:value="5.5215300000000002E-2" table:style-name="ce8">
            <text:p>0,0552153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0136600000000001E-2" table:style-name="ce8">
            <text:p>0,0101366</text:p>
          </table:table-cell>
          <table:table-cell office:value-type="float" office:value="2.2727799999999999E-2" table:style-name="ce8">
            <text:p>0,0227278</text:p>
          </table:table-cell>
          <table:table-cell office:value-type="float" office:value="4.2863400000000003E-2" table:style-name="ce8">
            <text:p>0,0428634</text:p>
          </table:table-cell>
          <table:table-cell office:value-type="float" office:value="6.1624699999999998E-2" table:style-name="ce8">
            <text:p>0,0616247</text:p>
          </table:table-cell>
          <table:table-cell table:number-columns-repeated="2"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.5139400000000001E-2" table:style-name="ce8">
            <text:p>0,0151394</text:p>
          </table:table-cell>
          <table:table-cell office:value-type="float" office:value="3.58775E-2" table:style-name="ce8">
            <text:p>0,0358775</text:p>
          </table:table-cell>
          <table:table-cell office:value-type="float" office:value="6.7547099999999999E-2" table:style-name="ce8">
            <text:p>0,0675471</text:p>
          </table:table-cell>
          <table:table-cell office:value-type="float" office:value="9.8111699999999996E-2" table:style-name="ce8">
            <text:p>0,0981117</text:p>
          </table:table-cell>
          <table:table-cell table:number-columns-repeated="16349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2.2268399999999999E-3" table:style-name="ce8">
            <text:p>0,00222684</text:p>
          </table:table-cell>
          <table:table-cell office:value-type="float" office:value="5.6806399999999998E-3" table:style-name="ce8">
            <text:p>0,00568064</text:p>
          </table:table-cell>
          <table:table-cell office:value-type="float" office:value="9.1375799999999993E-3" table:style-name="ce8">
            <text:p>0,00913758</text:p>
          </table:table-cell>
          <table:table-cell office:value-type="float" office:value="1.3689700000000001E-2" table:style-name="ce8">
            <text:p>0,013689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6.9405999999999999E-3" table:style-name="ce8">
            <text:p>0,0069406</text:p>
          </table:table-cell>
          <table:table-cell office:value-type="float" office:value="1.5465E-2" table:style-name="ce8">
            <text:p>0,015465</text:p>
          </table:table-cell>
          <table:table-cell office:value-type="float" office:value="2.8493600000000001E-2" table:style-name="ce8">
            <text:p>0,0284936</text:p>
          </table:table-cell>
          <table:table-cell office:value-type="float" office:value="4.1580899999999997E-2" table:style-name="ce8">
            <text:p>0,0415809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11761E-2" table:style-name="ce8">
            <text:p>0,0111761</text:p>
          </table:table-cell>
          <table:table-cell office:value-type="float" office:value="2.0045299999999999E-2" table:style-name="ce8">
            <text:p>0,0200453</text:p>
          </table:table-cell>
          <table:table-cell office:value-type="float" office:value="3.7727400000000001E-2" table:style-name="ce8">
            <text:p>0,0377274</text:p>
          </table:table-cell>
          <table:table-cell office:value-type="float" office:value="5.5158800000000001E-2" table:style-name="ce8">
            <text:p>0,0551588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9.0212199999999999E-3" table:style-name="ce8">
            <text:p>0,00902122</text:p>
          </table:table-cell>
          <table:table-cell office:value-type="float" office:value="2.2293500000000001E-2" table:style-name="ce8">
            <text:p>0,0222935</text:p>
          </table:table-cell>
          <table:table-cell office:value-type="float" office:value="4.2845899999999999E-2" table:style-name="ce8">
            <text:p>0,0428459</text:p>
          </table:table-cell>
          <table:table-cell office:value-type="float" office:value="6.2636499999999998E-2" table:style-name="ce8">
            <text:p>0,0626365</text:p>
          </table:table-cell>
          <table:table-cell table:number-columns-repeated="2"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1.49699E-2" table:style-name="ce8">
            <text:p>0,0149699</text:p>
          </table:table-cell>
          <table:table-cell office:value-type="float" office:value="3.5626999999999999E-2" table:style-name="ce8">
            <text:p>0,035627</text:p>
          </table:table-cell>
          <table:table-cell office:value-type="float" office:value="6.5460299999999999E-2" table:style-name="ce8">
            <text:p>0,0654603</text:p>
          </table:table-cell>
          <table:table-cell office:value-type="float" office:value="9.8446000000000006E-2" table:style-name="ce8">
            <text:p>0,09844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2.01082E-3" table:style-name="ce8">
            <text:p>0,00201082</text:p>
          </table:table-cell>
          <table:table-cell office:value-type="float" office:value="4.8404900000000002E-3" table:style-name="ce8">
            <text:p>0,00484049</text:p>
          </table:table-cell>
          <table:table-cell office:value-type="float" office:value="9.7141099999999998E-3" table:style-name="ce8">
            <text:p>0,00971411</text:p>
          </table:table-cell>
          <table:table-cell office:value-type="float" office:value="1.3147300000000001E-2" table:style-name="ce8">
            <text:p>0,013147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7.1792000000000002E-3" table:style-name="ce8">
            <text:p>0,0071792</text:p>
          </table:table-cell>
          <table:table-cell office:value-type="float" office:value="1.58833E-2" table:style-name="ce8">
            <text:p>0,0158833</text:p>
          </table:table-cell>
          <table:table-cell office:value-type="float" office:value="2.84826E-2" table:style-name="ce8">
            <text:p>0,0284826</text:p>
          </table:table-cell>
          <table:table-cell office:value-type="float" office:value="4.1705199999999998E-2" table:style-name="ce8">
            <text:p>0,0417052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9.2088799999999991E-3" table:style-name="ce8">
            <text:p>0,00920888</text:p>
          </table:table-cell>
          <table:table-cell office:value-type="float" office:value="2.00006E-2" table:style-name="ce8">
            <text:p>0,0200006</text:p>
          </table:table-cell>
          <table:table-cell office:value-type="float" office:value="3.7719299999999997E-2" table:style-name="ce8">
            <text:p>0,0377193</text:p>
          </table:table-cell>
          <table:table-cell office:value-type="float" office:value="5.5596699999999999E-2" table:style-name="ce8">
            <text:p>0,0555967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8.6611099999999996E-3" table:style-name="ce8">
            <text:p>0,00866111</text:p>
          </table:table-cell>
          <table:table-cell office:value-type="float" office:value="2.26453E-2" table:style-name="ce8">
            <text:p>0,0226453</text:p>
          </table:table-cell>
          <table:table-cell office:value-type="float" office:value="4.2430099999999998E-2" table:style-name="ce8">
            <text:p>0,0424301</text:p>
          </table:table-cell>
          <table:table-cell office:value-type="float" office:value="6.2852400000000003E-2" table:style-name="ce8">
            <text:p>0,0628524</text:p>
          </table:table-cell>
          <table:table-cell table:number-columns-repeated="2"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2.05294E-2" table:style-name="ce8">
            <text:p>0,0205294</text:p>
          </table:table-cell>
          <table:table-cell office:value-type="float" office:value="3.5318799999999997E-2" table:style-name="ce8">
            <text:p>0,0353188</text:p>
          </table:table-cell>
          <table:table-cell office:value-type="float" office:value="6.7595100000000005E-2" table:style-name="ce8">
            <text:p>0,0675951</text:p>
          </table:table-cell>
          <table:table-cell office:value-type="float" office:value="9.7246399999999997E-2" table:style-name="ce8">
            <text:p>0,097246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2.0656699999999999E-3" table:style-name="ce8">
            <text:p>0,00206567</text:p>
          </table:table-cell>
          <table:table-cell office:value-type="float" office:value="4.7944900000000002E-3" table:style-name="ce8">
            <text:p>0,00479449</text:p>
          </table:table-cell>
          <table:table-cell office:value-type="float" office:value="8.8444400000000003E-3" table:style-name="ce8">
            <text:p>0,00884444</text:p>
          </table:table-cell>
          <table:table-cell office:value-type="float" office:value="1.372E-2" table:style-name="ce8">
            <text:p>0,01372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7.3780699999999996E-3" table:style-name="ce8">
            <text:p>0,00737807</text:p>
          </table:table-cell>
          <table:table-cell office:value-type="float" office:value="1.46941E-2" table:style-name="ce8">
            <text:p>0,0146941</text:p>
          </table:table-cell>
          <table:table-cell office:value-type="float" office:value="2.8961799999999999E-2" table:style-name="ce8">
            <text:p>0,0289618</text:p>
          </table:table-cell>
          <table:table-cell office:value-type="float" office:value="4.1740699999999999E-2" table:style-name="ce8">
            <text:p>0,0417407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.4607299999999996E-3" table:style-name="ce8">
            <text:p>0,00846073</text:p>
          </table:table-cell>
          <table:table-cell office:value-type="float" office:value="2.0513E-2" table:style-name="ce8">
            <text:p>0,020513</text:p>
          </table:table-cell>
          <table:table-cell office:value-type="float" office:value="3.8036300000000002E-2" table:style-name="ce8">
            <text:p>0,0380363</text:p>
          </table:table-cell>
          <table:table-cell office:value-type="float" office:value="5.5891000000000003E-2" table:style-name="ce8">
            <text:p>0,055891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0696900000000001E-2" table:style-name="ce8">
            <text:p>0,0106969</text:p>
          </table:table-cell>
          <table:table-cell office:value-type="float" office:value="2.2619199999999999E-2" table:style-name="ce8">
            <text:p>0,0226192</text:p>
          </table:table-cell>
          <table:table-cell office:value-type="float" office:value="4.2947300000000001E-2" table:style-name="ce8">
            <text:p>0,0429473</text:p>
          </table:table-cell>
          <table:table-cell office:value-type="float" office:value="6.2082600000000002E-2" table:style-name="ce8">
            <text:p>0,0620826</text:p>
          </table:table-cell>
          <table:table-cell table:number-columns-repeated="2"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.4479000000000001E-2" table:style-name="ce8">
            <text:p>0,014479</text:p>
          </table:table-cell>
          <table:table-cell office:value-type="float" office:value="3.4582099999999998E-2" table:style-name="ce8">
            <text:p>0,0345821</text:p>
          </table:table-cell>
          <table:table-cell office:value-type="float" office:value="6.84699E-2" table:style-name="ce8">
            <text:p>0,0684699</text:p>
          </table:table-cell>
          <table:table-cell office:value-type="float" office:value="9.6772399999999995E-2" table:style-name="ce8">
            <text:p>0,096772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2.0638700000000002E-3" table:style-name="ce8">
            <text:p>0,00206387</text:p>
          </table:table-cell>
          <table:table-cell office:value-type="float" office:value="4.8089600000000001E-3" table:style-name="ce8">
            <text:p>0,00480896</text:p>
          </table:table-cell>
          <table:table-cell office:value-type="float" office:value="9.9909400000000002E-3" table:style-name="ce8">
            <text:p>0,00999094</text:p>
          </table:table-cell>
          <table:table-cell office:value-type="float" office:value="1.299E-2" table:style-name="ce8">
            <text:p>0,0129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6.2180899999999999E-3" table:style-name="ce8">
            <text:p>0,00621809</text:p>
          </table:table-cell>
          <table:table-cell office:value-type="float" office:value="1.54366E-2" table:style-name="ce8">
            <text:p>0,0154366</text:p>
          </table:table-cell>
          <table:table-cell office:value-type="float" office:value="2.9068900000000002E-2" table:style-name="ce8">
            <text:p>0,0290689</text:p>
          </table:table-cell>
          <table:table-cell office:value-type="float" office:value="4.1744099999999999E-2" table:style-name="ce8">
            <text:p>0,04174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8.5743199999999999E-3" table:style-name="ce8">
            <text:p>0,00857432</text:p>
          </table:table-cell>
          <table:table-cell office:value-type="float" office:value="2.0458500000000001E-2" table:style-name="ce8">
            <text:p>0,0204585</text:p>
          </table:table-cell>
          <table:table-cell office:value-type="float" office:value="3.8603600000000002E-2" table:style-name="ce8">
            <text:p>0,0386036</text:p>
          </table:table-cell>
          <table:table-cell office:value-type="float" office:value="5.5306899999999999E-2" table:style-name="ce8">
            <text:p>0,0553069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9.0840899999999995E-3" table:style-name="ce8">
            <text:p>0,00908409</text:p>
          </table:table-cell>
          <table:table-cell office:value-type="float" office:value="2.2703000000000001E-2" table:style-name="ce8">
            <text:p>0,022703</text:p>
          </table:table-cell>
          <table:table-cell office:value-type="float" office:value="4.1796699999999999E-2" table:style-name="ce8">
            <text:p>0,0417967</text:p>
          </table:table-cell>
          <table:table-cell office:value-type="float" office:value="6.19112E-2" table:style-name="ce8">
            <text:p>0,0619112</text:p>
          </table:table-cell>
          <table:table-cell table:number-columns-repeated="2"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1.4172499999999999E-2" table:style-name="ce8">
            <text:p>0,0141725</text:p>
          </table:table-cell>
          <table:table-cell office:value-type="float" office:value="3.59697E-2" table:style-name="ce8">
            <text:p>0,0359697</text:p>
          </table:table-cell>
          <table:table-cell office:value-type="float" office:value="6.7550600000000002E-2" table:style-name="ce8">
            <text:p>0,0675506</text:p>
          </table:table-cell>
          <table:table-cell office:value-type="float" office:value="0.102307" table:style-name="ce8">
            <text:p>0,10230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1.98379E-3" table:style-name="ce8">
            <text:p>0,00198379</text:p>
          </table:table-cell>
          <table:table-cell office:value-type="float" office:value="4.8016100000000004E-3" table:style-name="ce8">
            <text:p>0,00480161</text:p>
          </table:table-cell>
          <table:table-cell office:value-type="float" office:value="8.8033499999999997E-3" table:style-name="ce8">
            <text:p>0,00880335</text:p>
          </table:table-cell>
          <table:table-cell office:value-type="float" office:value="1.33613E-2" table:style-name="ce8">
            <text:p>0,013361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6.1274199999999997E-3" table:style-name="ce8">
            <text:p>0,00612742</text:p>
          </table:table-cell>
          <table:table-cell office:value-type="float" office:value="1.54723E-2" table:style-name="ce8">
            <text:p>0,0154723</text:p>
          </table:table-cell>
          <table:table-cell office:value-type="float" office:value="2.8389999999999999E-2" table:style-name="ce8">
            <text:p>0,02839</text:p>
          </table:table-cell>
          <table:table-cell office:value-type="float" office:value="4.1382299999999997E-2" table:style-name="ce8">
            <text:p>0,0413823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5962599999999997E-3" table:style-name="ce8">
            <text:p>0,00859626</text:p>
          </table:table-cell>
          <table:table-cell office:value-type="float" office:value="2.09483E-2" table:style-name="ce8">
            <text:p>0,0209483</text:p>
          </table:table-cell>
          <table:table-cell office:value-type="float" office:value="3.7657700000000002E-2" table:style-name="ce8">
            <text:p>0,0376577</text:p>
          </table:table-cell>
          <table:table-cell office:value-type="float" office:value="5.5800900000000001E-2" table:style-name="ce8">
            <text:p>0,0558009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8.5393399999999994E-3" table:style-name="ce8">
            <text:p>0,00853934</text:p>
          </table:table-cell>
          <table:table-cell office:value-type="float" office:value="2.2474999999999998E-2" table:style-name="ce8">
            <text:p>0,022475</text:p>
          </table:table-cell>
          <table:table-cell office:value-type="float" office:value="4.2790099999999998E-2" table:style-name="ce8">
            <text:p>0,0427901</text:p>
          </table:table-cell>
          <table:table-cell office:value-type="float" office:value="6.2382300000000002E-2" table:style-name="ce8">
            <text:p>0,0623823</text:p>
          </table:table-cell>
          <table:table-cell table:number-columns-repeated="2"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1.6061700000000002E-2" table:style-name="ce8">
            <text:p>0,0160617</text:p>
          </table:table-cell>
          <table:table-cell office:value-type="float" office:value="3.80992E-2" table:style-name="ce8">
            <text:p>0,0380992</text:p>
          </table:table-cell>
          <table:table-cell office:value-type="float" office:value="6.6374699999999995E-2" table:style-name="ce8">
            <text:p>0,0663747</text:p>
          </table:table-cell>
          <table:table-cell office:value-type="float" office:value="9.76191E-2" table:style-name="ce8">
            <text:p>0,097619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.93654E-3" table:style-name="ce8">
            <text:p>0,00193654</text:p>
          </table:table-cell>
          <table:table-cell office:value-type="float" office:value="5.2961500000000003E-3" table:style-name="ce8">
            <text:p>0,00529615</text:p>
          </table:table-cell>
          <table:table-cell office:value-type="float" office:value="9.4033399999999996E-3" table:style-name="ce8">
            <text:p>0,00940334</text:p>
          </table:table-cell>
          <table:table-cell office:value-type="float" office:value="1.44163E-2" table:style-name="ce8">
            <text:p>0,014416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6.1383000000000002E-3" table:style-name="ce8">
            <text:p>0,0061383</text:p>
          </table:table-cell>
          <table:table-cell office:value-type="float" office:value="1.5129200000000001E-2" table:style-name="ce8">
            <text:p>0,0151292</text:p>
          </table:table-cell>
          <table:table-cell office:value-type="float" office:value="2.85943E-2" table:style-name="ce8">
            <text:p>0,0285943</text:p>
          </table:table-cell>
          <table:table-cell office:value-type="float" office:value="4.1873800000000003E-2" table:style-name="ce8">
            <text:p>0,0418738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1633699999999997E-3" table:style-name="ce8">
            <text:p>0,00816337</text:p>
          </table:table-cell>
          <table:table-cell office:value-type="float" office:value="1.9820299999999999E-2" table:style-name="ce8">
            <text:p>0,0198203</text:p>
          </table:table-cell>
          <table:table-cell office:value-type="float" office:value="3.81115E-2" table:style-name="ce8">
            <text:p>0,0381115</text:p>
          </table:table-cell>
          <table:table-cell office:value-type="float" office:value="5.5000500000000001E-2" table:style-name="ce8">
            <text:p>0,0550005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8.8615099999999995E-3" table:style-name="ce8">
            <text:p>0,00886151</text:p>
          </table:table-cell>
          <table:table-cell office:value-type="float" office:value="2.30846E-2" table:style-name="ce8">
            <text:p>0,0230846</text:p>
          </table:table-cell>
          <table:table-cell office:value-type="float" office:value="4.2264700000000002E-2" table:style-name="ce8">
            <text:p>0,0422647</text:p>
          </table:table-cell>
          <table:table-cell office:value-type="float" office:value="6.1716500000000001E-2" table:style-name="ce8">
            <text:p>0,0617165</text:p>
          </table:table-cell>
          <table:table-cell table:number-columns-repeated="2"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.4300999999999999E-2" table:style-name="ce8">
            <text:p>0,014301</text:p>
          </table:table-cell>
          <table:table-cell office:value-type="float" office:value="3.52605E-2" table:style-name="ce8">
            <text:p>0,0352605</text:p>
          </table:table-cell>
          <table:table-cell office:value-type="float" office:value="6.5875500000000003E-2" table:style-name="ce8">
            <text:p>0,0658755</text:p>
          </table:table-cell>
          <table:table-cell office:value-type="float" office:value="9.7531800000000002E-2" table:style-name="ce8">
            <text:p>0,097531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2.0156100000000001E-3" table:style-name="ce8">
            <text:p>0,00201561</text:p>
          </table:table-cell>
          <table:table-cell office:value-type="float" office:value="6.1121500000000002E-3" table:style-name="ce8">
            <text:p>0,00611215</text:p>
          </table:table-cell>
          <table:table-cell office:value-type="float" office:value="9.0898400000000001E-3" table:style-name="ce8">
            <text:p>0,00908984</text:p>
          </table:table-cell>
          <table:table-cell office:value-type="float" office:value="1.3644399999999999E-2" table:style-name="ce8">
            <text:p>0,01364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6.58013E-3" table:style-name="ce8">
            <text:p>0,00658013</text:p>
          </table:table-cell>
          <table:table-cell office:value-type="float" office:value="1.5528399999999999E-2" table:style-name="ce8">
            <text:p>0,0155284</text:p>
          </table:table-cell>
          <table:table-cell office:value-type="float" office:value="2.82279E-2" table:style-name="ce8">
            <text:p>0,0282279</text:p>
          </table:table-cell>
          <table:table-cell office:value-type="float" office:value="4.16488E-2" table:style-name="ce8">
            <text:p>0,0416488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8.4529099999999992E-3" table:style-name="ce8">
            <text:p>0,00845291</text:p>
          </table:table-cell>
          <table:table-cell office:value-type="float" office:value="2.0457800000000002E-2" table:style-name="ce8">
            <text:p>0,0204578</text:p>
          </table:table-cell>
          <table:table-cell office:value-type="float" office:value="3.7596900000000003E-2" table:style-name="ce8">
            <text:p>0,0375969</text:p>
          </table:table-cell>
          <table:table-cell office:value-type="float" office:value="5.4969999999999998E-2" table:style-name="ce8">
            <text:p>0,0549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9.4380599999999999E-3" table:style-name="ce8">
            <text:p>0,00943806</text:p>
          </table:table-cell>
          <table:table-cell office:value-type="float" office:value="2.2475599999999998E-2" table:style-name="ce8">
            <text:p>0,0224756</text:p>
          </table:table-cell>
          <table:table-cell office:value-type="float" office:value="4.2693799999999997E-2" table:style-name="ce8">
            <text:p>0,0426938</text:p>
          </table:table-cell>
          <table:table-cell office:value-type="float" office:value="6.1606800000000003E-2" table:style-name="ce8">
            <text:p>0,0616068</text:p>
          </table:table-cell>
          <table:table-cell table:number-columns-repeated="2"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.5869000000000001E-2" table:style-name="ce8">
            <text:p>0,015869</text:p>
          </table:table-cell>
          <table:table-cell office:value-type="float" office:value="3.5172299999999997E-2" table:style-name="ce8">
            <text:p>0,0351723</text:p>
          </table:table-cell>
          <table:table-cell office:value-type="float" office:value="6.7796599999999999E-2" table:style-name="ce8">
            <text:p>0,0677966</text:p>
          </table:table-cell>
          <table:table-cell office:value-type="float" office:value="9.8603399999999994E-2" table:style-name="ce8">
            <text:p>0,098603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.1207800000000001E-3" table:formula="of:=AVERAGE([.C4:.C23])" table:style-name="ce2">
            <text:p>0,00212078</text:p>
          </table:table-cell>
          <table:table-cell office:value-type="float" office:value="5.0968380000000002E-3" table:formula="of:=AVERAGE([.D4:.D23])" table:style-name="ce2">
            <text:p>0,005096838</text:p>
          </table:table-cell>
          <table:table-cell office:value-type="float" office:value="9.2548855000000006E-3" table:formula="of:=AVERAGE([.E4:.E23])" table:style-name="ce2">
            <text:p>0,009254886</text:p>
          </table:table-cell>
          <table:table-cell office:value-type="float" office:value="1.3443325000000001E-2" table:formula="of:=AVERAGE([.F4:.F23])" table:style-name="ce2">
            <text:p>0,01344332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6.5501014999999998E-3" table:formula="of:=AVERAGE([.J4:.J23])" table:style-name="ce2">
            <text:p>0,006550102</text:p>
          </table:table-cell>
          <table:table-cell office:value-type="float" office:value="1.5399085000000002E-2" table:formula="of:=AVERAGE([.K4:.K23])" table:style-name="ce2">
            <text:p>0,015399085</text:p>
          </table:table-cell>
          <table:table-cell office:value-type="float" office:value="2.8575014999999999E-2" table:formula="of:=AVERAGE([.L4:.L23])" table:style-name="ce2">
            <text:p>0,028575015</text:p>
          </table:table-cell>
          <table:table-cell office:value-type="float" office:value="4.1682865E-2" table:formula="of:=AVERAGE([.M4:.M23])" table:style-name="ce2">
            <text:p>0,04168286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8.7915179999999999E-3" table:formula="of:=AVERAGE([.Q4:.Q23])" table:style-name="ce2">
            <text:p>0,008791518</text:p>
          </table:table-cell>
          <table:table-cell office:value-type="float" office:value="2.029895E-2" table:formula="of:=AVERAGE([.R4:.R23])" table:style-name="ce2">
            <text:p>0,02029895</text:p>
          </table:table-cell>
          <table:table-cell office:value-type="float" office:value="3.7949150000000001E-2" table:formula="of:=AVERAGE([.S4:.S23])" table:style-name="ce2">
            <text:p>0,03794915</text:p>
          </table:table-cell>
          <table:table-cell office:value-type="float" office:value="5.5301494999999999E-2" table:formula="of:=AVERAGE([.T4:.T23])" table:style-name="ce2">
            <text:p>0,055301495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9.4850379999999995E-3" table:formula="of:=AVERAGE([.X4:.X23])" table:style-name="ce2">
            <text:p>0,009485038</text:p>
          </table:table-cell>
          <table:table-cell office:value-type="float" office:value="2.2594480000000004E-2" table:formula="of:=AVERAGE([.Y4:.Y23])" table:style-name="ce2">
            <text:p>0,02259448</text:p>
          </table:table-cell>
          <table:table-cell office:value-type="float" office:value="4.260182500000001E-2" table:formula="of:=AVERAGE([.Z4:.Z23])" table:style-name="ce2">
            <text:p>0,042601825</text:p>
          </table:table-cell>
          <table:table-cell office:value-type="float" office:value="6.2010085000000006E-2" table:formula="of:=AVERAGE([.AA4:.AA23])" table:style-name="ce2">
            <text:p>0,062010085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.5374790000000003E-2" table:formula="of:=AVERAGE([.AF4:.AF23])" table:style-name="ce2">
            <text:p>0,01537479</text:p>
          </table:table-cell>
          <table:table-cell office:value-type="float" office:value="3.5832160000000002E-2" table:formula="of:=AVERAGE([.AG4:.AG23])" table:style-name="ce2">
            <text:p>0,03583216</text:p>
          </table:table-cell>
          <table:table-cell office:value-type="float" office:value="6.6973619999999984E-2" table:formula="of:=AVERAGE([.AH4:.AH23])" table:style-name="ce2">
            <text:p>0,06697362</text:p>
          </table:table-cell>
          <table:table-cell office:value-type="float" office:value="9.8062405000000005E-2" table:formula="of:=AVERAGE([.AI4:.AI23])" table:style-name="ce2">
            <text:p>0,098062405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2.1659215114320761E-4" table:formula="of:=STDEV([.C4:.C23])" table:style-name="ce2">
            <text:p>0,000216592</text:p>
          </table:table-cell>
          <table:table-cell office:value-type="float" office:value="4.1958727761054861E-4" table:formula="of:=STDEV([.D4:.D23])" table:style-name="ce2">
            <text:p>0,000419587</text:p>
          </table:table-cell>
          <table:table-cell office:value-type="float" office:value="4.8062742705403229E-4" table:formula="of:=STDEV([.E4:.E23])" table:style-name="ce2">
            <text:p>0,000480627</text:p>
          </table:table-cell>
          <table:table-cell office:value-type="float" office:value="4.9803968439958879E-4" table:formula="of:=STDEV([.F4:.F23])" table:style-name="ce2">
            <text:p>0,0004980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7814325337733582E-4" table:formula="of:=STDEV([.J4:.J23])" table:style-name="ce2">
            <text:p>0,000478143</text:p>
          </table:table-cell>
          <table:table-cell office:value-type="float" office:value="2.7945485328817563E-4" table:formula="of:=STDEV([.K4:.K23])" table:style-name="ce2">
            <text:p>0,000279455</text:p>
          </table:table-cell>
          <table:table-cell office:value-type="float" office:value="2.3665422983754175E-4" table:formula="of:=STDEV([.L4:.L23])" table:style-name="ce2">
            <text:p>0,000236654</text:p>
          </table:table-cell>
          <table:table-cell office:value-type="float" office:value="2.4688374053814392E-4" table:formula="of:=STDEV([.M4:.M23])" table:style-name="ce2">
            <text:p>0,00024688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7.8011219966037419E-4" table:formula="of:=STDEV([.Q4:.Q23])" table:style-name="ce2">
            <text:p>0,000780112</text:p>
          </table:table-cell>
          <table:table-cell office:value-type="float" office:value="4.3496849795189374E-4" table:formula="of:=STDEV([.R4:.R23])" table:style-name="ce2">
            <text:p>0,000434968</text:p>
          </table:table-cell>
          <table:table-cell office:value-type="float" office:value="3.1462639749391661E-4" table:formula="of:=STDEV([.S4:.S23])" table:style-name="ce2">
            <text:p>0,000314626</text:p>
          </table:table-cell>
          <table:table-cell office:value-type="float" office:value="3.3194171091830013E-4" table:formula="of:=STDEV([.T4:.T23])" table:style-name="ce2">
            <text:p>0,000331942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7120710711217509E-4" table:formula="of:=STDEV([.X4:.X23])" table:style-name="ce2">
            <text:p>0,000671207</text:p>
          </table:table-cell>
          <table:table-cell office:value-type="float" office:value="3.4249263319007845E-4" table:formula="of:=STDEV([.Y4:.Y23])" table:style-name="ce2">
            <text:p>0,000342493</text:p>
          </table:table-cell>
          <table:table-cell office:value-type="float" office:value="3.3007707692374842E-4" table:formula="of:=STDEV([.Z4:.Z23])" table:style-name="ce2">
            <text:p>0,000330077</text:p>
          </table:table-cell>
          <table:table-cell office:value-type="float" office:value="4.637159103941023E-4" table:formula="of:=STDEV([.AA4:.AA23])" table:style-name="ce2">
            <text:p>0,000463716</text:p>
          </table:table-cell>
          <table:table-cell table:number-columns-repeated="2"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.4940677420349703E-3" table:formula="of:=STDEV([.AF4:.AF23])" table:style-name="ce2">
            <text:p>0,001494068</text:p>
          </table:table-cell>
          <table:table-cell office:value-type="float" office:value="1.0240684827017956E-3" table:formula="of:=STDEV([.AG4:.AG23])" table:style-name="ce2">
            <text:p>0,001024068</text:p>
          </table:table-cell>
          <table:table-cell office:value-type="float" office:value="1.1094349024331454E-3" table:formula="of:=STDEV([.AH4:.AH23])" table:style-name="ce2">
            <text:p>0,001109435</text:p>
          </table:table-cell>
          <table:table-cell office:value-type="float" office:value="1.3005407019167456E-3" table:formula="of:=STDEV([.AI4:.AI23])" table:style-name="ce2">
            <text:p>0,001300541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10212853343732382" table:formula="of:=[.C25]/[.C24]" table:style-name="ce2">
            <text:p>0,102128533</text:p>
          </table:table-cell>
          <table:table-cell office:value-type="float" office:value="8.2323055512172172E-2" table:formula="of:=[.D25]/[.D24]" table:style-name="ce2">
            <text:p>0,082323056</text:p>
          </table:table-cell>
          <table:table-cell office:value-type="float" office:value="5.19322931714317E-2" table:formula="of:=[.E25]/[.E24]" table:style-name="ce2">
            <text:p>0,051932293</text:p>
          </table:table-cell>
          <table:table-cell office:value-type="float" office:value="3.7047358774677304E-2" table:formula="of:=[.F25]/[.F24]" table:style-name="ce2">
            <text:p>0,037047359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2997838793389058E-2" table:formula="of:=[.J25]/[.J24]" table:style-name="ce2">
            <text:p>0,072997839</text:p>
          </table:table-cell>
          <table:table-cell office:value-type="float" office:value="1.8147497288843826E-2" table:formula="of:=[.K25]/[.K24]" table:style-name="ce2">
            <text:p>0,018147497</text:p>
          </table:table-cell>
          <table:table-cell office:value-type="float" office:value="8.2818584640302652E-3" table:formula="of:=[.L25]/[.L24]" table:style-name="ce2">
            <text:p>0,008281858</text:p>
          </table:table-cell>
          <table:table-cell office:value-type="float" office:value="5.9229071835187894E-3" table:formula="of:=[.M25]/[.M24]" table:style-name="ce2">
            <text:p>0,00592290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8.8734641692182648E-2" table:formula="of:=[.Q25]/[.Q24]" table:style-name="ce2">
            <text:p>0,088734642</text:p>
          </table:table-cell>
          <table:table-cell office:value-type="float" office:value="2.1428127954987511E-2" table:formula="of:=[.R25]/[.R24]" table:style-name="ce2">
            <text:p>0,021428128</text:p>
          </table:table-cell>
          <table:table-cell office:value-type="float" office:value="8.2907363536183706E-3" table:formula="of:=[.S25]/[.S24]" table:style-name="ce2">
            <text:p>0,008290736</text:p>
          </table:table-cell>
          <table:table-cell office:value-type="float" office:value="6.0024003133785104E-3" table:formula="of:=[.T25]/[.T24]" table:style-name="ce2">
            <text:p>0,0060024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7.076483057971672E-2" table:formula="of:=[.X25]/[.X24]" table:style-name="ce2">
            <text:p>0,070764831</text:p>
          </table:table-cell>
          <table:table-cell office:value-type="float" office:value="1.5158243659074181E-2" table:formula="of:=[.Y25]/[.Y24]" table:style-name="ce2">
            <text:p>0,015158244</text:p>
          </table:table-cell>
          <table:table-cell office:value-type="float" office:value="7.7479562653418798E-3" table:formula="of:=[.Z25]/[.Z24]" table:style-name="ce2">
            <text:p>0,007747956</text:p>
          </table:table-cell>
          <table:table-cell office:value-type="float" office:value="7.4780724844047911E-3" table:formula="of:=[.AA25]/[.AA24]" table:style-name="ce2">
            <text:p>0,007478072</text:p>
          </table:table-cell>
          <table:table-cell office:value-type="string" table:style-name="ce1">
            <text:p>&lt; controle &lt;0.15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9.717646498163357E-2" table:formula="of:=[.AF25]/[.AF24]" table:style-name="ce2">
            <text:p>0,097176465</text:p>
          </table:table-cell>
          <table:table-cell office:value-type="float" office:value="2.8579591146662538E-2" table:formula="of:=[.AG25]/[.AG24]" table:style-name="ce2">
            <text:p>0,028579591</text:p>
          </table:table-cell>
          <table:table-cell office:value-type="float" office:value="1.6565252146041168E-2" table:formula="of:=[.AH25]/[.AH24]" table:style-name="ce2">
            <text:p>0,016565252</text:p>
          </table:table-cell>
          <table:table-cell office:value-type="float" office:value="1.3262378195973732E-2" table:formula="of:=[.AI25]/[.AI24]" table:style-name="ce2">
            <text:p>0,013262378</text:p>
          </table:table-cell>
          <table:table-cell office:value-type="string" table:style-name="ce1">
            <text:p>&lt; controle &lt;0.15</text:p>
          </table:table-cell>
          <table:table-cell table:number-columns-repeated="16348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style-name="ro4">
          <table:table-cell table:style-name="ce27"/>
          <table:table-cell table:number-columns-repeated="5" table:style-name="ce1"/>
          <table:table-cell table:number-columns-repeated="16378" table:style-name="ce27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27"/>
          <table:table-cell office:value-type="string" table:number-columns-spanned="4" table:number-rows-spanned="1" table:style-name="ce26">
            <text:p>média dos tempos por iteração</text:p>
          </table:table-cell>
          <table:covered-table-cell table:number-columns-repeated="3"/>
          <table:table-cell table:style-name="ce16"/>
          <table:table-cell/>
          <table:table-cell table:style-name="ce1">
            <draw:frame draw:z-index="1" draw:id="id2" draw:style-name="a2" draw:name="Gráfico 2" svg:x="0.04167in" svg:y="0.14583in" svg:width="8.28125in" svg:height="4.4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2.1207800000000001E-3" table:formula="of:=[.C24]" table:style-name="ce2">
            <text:p>0,00212078</text:p>
          </table:table-cell>
          <table:table-cell office:value-type="float" office:value="5.0968380000000002E-3" table:formula="of:=[.D24]" table:style-name="ce2">
            <text:p>0,005096838</text:p>
          </table:table-cell>
          <table:table-cell office:value-type="float" office:value="9.2548855000000006E-3" table:formula="of:=[.E24]" table:style-name="ce2">
            <text:p>0,009254886</text:p>
          </table:table-cell>
          <table:table-cell office:value-type="float" office:value="1.3443325000000001E-2" table:formula="of:=[.F24]" table:style-name="ce2">
            <text:p>0,01344332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6.5501014999999998E-3" table:formula="of:=[.J24]" table:style-name="ce2">
            <text:p>0,006550102</text:p>
          </table:table-cell>
          <table:table-cell office:value-type="float" office:value="1.5399085000000002E-2" table:formula="of:=[.K24]" table:style-name="ce2">
            <text:p>0,015399085</text:p>
          </table:table-cell>
          <table:table-cell office:value-type="float" office:value="2.8575014999999999E-2" table:formula="of:=[.L24]" table:style-name="ce2">
            <text:p>0,028575015</text:p>
          </table:table-cell>
          <table:table-cell office:value-type="float" office:value="4.1682865E-2" table:formula="of:=[.M24]" table:style-name="ce2">
            <text:p>0,04168286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8.7915179999999999E-3" table:formula="of:=[.Q24]" table:style-name="ce2">
            <text:p>0,008791518</text:p>
          </table:table-cell>
          <table:table-cell office:value-type="float" office:value="2.029895E-2" table:formula="of:=[.R24]" table:style-name="ce2">
            <text:p>0,02029895</text:p>
          </table:table-cell>
          <table:table-cell office:value-type="float" office:value="3.7949150000000001E-2" table:formula="of:=[.S24]" table:style-name="ce2">
            <text:p>0,03794915</text:p>
          </table:table-cell>
          <table:table-cell office:value-type="float" office:value="5.5301494999999999E-2" table:formula="of:=[.T24]" table:style-name="ce2">
            <text:p>0,05530149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9.4850379999999995E-3" table:formula="of:=[.X24]" table:style-name="ce2">
            <text:p>0,009485038</text:p>
          </table:table-cell>
          <table:table-cell office:value-type="float" office:value="2.2594480000000004E-2" table:formula="of:=[.Y24]" table:style-name="ce2">
            <text:p>0,02259448</text:p>
          </table:table-cell>
          <table:table-cell office:value-type="float" office:value="4.260182500000001E-2" table:formula="of:=[.Z24]" table:style-name="ce2">
            <text:p>0,042601825</text:p>
          </table:table-cell>
          <table:table-cell office:value-type="float" office:value="6.2010085000000006E-2" table:formula="of:=[.AA24]" table:style-name="ce2">
            <text:p>0,062010085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E3]" table:style-name="ce5">
            <text:p>homem_moreno02.jpg</text:p>
          </table:table-cell>
          <table:table-cell office:value-type="float" office:value="1.5374790000000003E-2" table:formula="of:=[.AF24]" table:style-name="ce2">
            <text:p>0,01537479</text:p>
          </table:table-cell>
          <table:table-cell office:value-type="float" office:value="3.5832160000000002E-2" table:formula="of:=[.AG24]" table:style-name="ce2">
            <text:p>0,03583216</text:p>
          </table:table-cell>
          <table:table-cell office:value-type="float" office:value="6.6973619999999984E-2" table:formula="of:=[.AH24]" table:style-name="ce2">
            <text:p>0,06697362</text:p>
          </table:table-cell>
          <table:table-cell office:value-type="float" office:value="9.8062405000000005E-2" table:formula="of:=[.AI24]" table:style-name="ce2">
            <text:p>0,098062405</text:p>
          </table:table-cell>
          <table:table-cell table:style-name="ce19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Custo (norma L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1">
            <text:p>n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7348" table:style-name="ce11">
            <text:p>67348</text:p>
          </table:table-cell>
          <table:table-cell office:value-type="float" office:value="15086063" table:style-name="ce20">
            <text:p>15086063,0</text:p>
          </table:table-cell>
          <table:table-cell office:value-type="float" office:value="44719373" table:style-name="ce20">
            <text:p>44719373,0</text:p>
          </table:table-cell>
          <table:table-cell office:value-type="float" office:value="89169338" table:style-name="ce20">
            <text:p>89169338,0</text:p>
          </table:table-cell>
          <table:table-cell office:value-type="float" office:value="148772603" table:style-name="ce20">
            <text:p>148772603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25432" table:style-name="ce11">
            <text:p>225432</text:p>
          </table:table-cell>
          <table:table-cell office:value-type="float" office:value="50496879" table:style-name="ce20">
            <text:p>50496879,0</text:p>
          </table:table-cell>
          <table:table-cell office:value-type="float" office:value="149687149" table:style-name="ce20">
            <text:p>149687149,0</text:p>
          </table:table-cell>
          <table:table-cell office:value-type="float" office:value="298472554" table:style-name="ce20">
            <text:p>298472554,0</text:p>
          </table:table-cell>
          <table:table-cell office:value-type="float" office:value="497980159" table:style-name="ce20">
            <text:p>497980159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88864" table:style-name="ce11">
            <text:p>288864</text:p>
          </table:table-cell>
          <table:table-cell office:value-type="float" office:value="64705647" table:style-name="ce20">
            <text:p>64705647,0</text:p>
          </table:table-cell>
          <table:table-cell office:value-type="float" office:value="191805997" table:style-name="ce20">
            <text:p>191805997,0</text:p>
          </table:table-cell>
          <table:table-cell office:value-type="float" office:value="382456522" table:style-name="ce20">
            <text:p>382456522,0</text:p>
          </table:table-cell>
          <table:table-cell office:value-type="float" office:value="638101447" table:style-name="ce20">
            <text:p>638101447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70795311" table:style-name="ce20">
            <text:p>70795311,0</text:p>
          </table:table-cell>
          <table:table-cell office:value-type="float" office:value="209857501" table:style-name="ce20">
            <text:p>209857501,0</text:p>
          </table:table-cell>
          <table:table-cell office:value-type="float" office:value="418450786" table:style-name="ce20">
            <text:p>418450786,0</text:p>
          </table:table-cell>
          <table:table-cell office:value-type="float" office:value="698155321" table:style-name="ce20">
            <text:p>698155321,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120960111" table:style-name="ce20">
            <text:p>120960111,0</text:p>
          </table:table-cell>
          <table:table-cell office:value-type="float" office:value="358560301" table:style-name="ce20">
            <text:p>358560301,0</text:p>
          </table:table-cell>
          <table:table-cell office:value-type="float" office:value="714960586" table:style-name="ce20">
            <text:p>714960586,0</text:p>
          </table:table-cell>
          <table:table-cell office:value-type="float" office:value="1192860871" table:style-name="ce20">
            <text:p>1192860871,0</text:p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LOPS</text:p>
          </table:table-cell>
          <table:table-cell office:value-type="float" office:value="12500000000" table:formula="of:=1/0.00000000008" table:style-name="ce1">
            <text:p>12500000000</text:p>
          </table:table-cell>
          <table:table-cell office:value-type="string" table:style-name="ce1">
            <text:p>12.5GFLOPS POR NÚCLEO</text:p>
          </table:table-cell>
          <table:table-cell table:number-columns-repeated="4" table:style-name="ce1"/>
          <table:table-cell table:style-name="ce1">
            <draw:frame draw:z-index="2" draw:id="id3" draw:style-name="a3" draw:name="Gráfico 2" svg:x="0in" svg:y="0.1875in" svg:width="8.28125in" svg:height="4.645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float" office:value="67348" table:style-name="ce11">
            <text:p>67348</text:p>
          </table:table-cell>
          <table:table-cell office:value-type="float" office:value="67348" table:style-name="ce11">
            <text:p>67348</text:p>
          </table:table-cell>
          <table:table-cell office:value-type="float" office:value="67348" table:style-name="ce11">
            <text:p>67348</text:p>
          </table:table-cell>
          <table:table-cell office:value-type="float" office:value="67348" table:style-name="ce11">
            <text:p>673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25432" table:style-name="ce11">
            <text:p>225432</text:p>
          </table:table-cell>
          <table:table-cell office:value-type="float" office:value="225432" table:style-name="ce11">
            <text:p>225432</text:p>
          </table:table-cell>
          <table:table-cell office:value-type="float" office:value="225432" table:style-name="ce11">
            <text:p>225432</text:p>
          </table:table-cell>
          <table:table-cell office:value-type="float" office:value="225432" table:style-name="ce11">
            <text:p>225432</text:p>
          </table:table-cell>
          <table:table-cell table:number-columns-repeated="21" table:style-name="ce1"/>
          <table:table-cell table:style-name="ce11"/>
          <table:table-cell table:number-columns-repeated="16357"/>
        </table:table-row>
        <table:table-row table:style-name="ro1">
          <table:table-cell/>
          <table:table-cell office:value-type="float" office:value="288864" table:style-name="ce11">
            <text:p>288864</text:p>
          </table:table-cell>
          <table:table-cell office:value-type="float" office:value="288864" table:style-name="ce11">
            <text:p>288864</text:p>
          </table:table-cell>
          <table:table-cell office:value-type="float" office:value="288864" table:style-name="ce11">
            <text:p>288864</text:p>
          </table:table-cell>
          <table:table-cell office:value-type="float" office:value="288864" table:style-name="ce11">
            <text:p>28886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6050" table:style-name="ce11">
            <text:p>316050</text:p>
          </table:table-cell>
          <table:table-cell office:value-type="float" office:value="316050" table:style-name="ce11">
            <text:p>316050</text:p>
          </table:table-cell>
          <table:table-cell office:value-type="float" office:value="316050" table:style-name="ce11">
            <text:p>316050</text:p>
          </table:table-cell>
          <table:table-cell office:value-type="float" office:value="316050" table:style-name="ce11">
            <text:p>31605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40000" table:style-name="ce11">
            <text:p>540000</text:p>
          </table:table-cell>
          <table:table-cell office:value-type="float" office:value="540000" table:style-name="ce11">
            <text:p>540000</text:p>
          </table:table-cell>
          <table:table-cell office:value-type="float" office:value="540000" table:style-name="ce11">
            <text:p>540000</text:p>
          </table:table-cell>
          <table:table-cell office:value-type="float" office:value="540000" table:style-name="ce11">
            <text:p>540000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7"/>
          <table:table-cell table:number-columns-repeated="16374"/>
        </table:table-row>
        <table:table-row table:style-name="ro1">
          <table:table-cell table:number-columns-repeated="8"/>
          <table:table-cell table:style-name="ce1">
            <draw:frame draw:z-index="3" draw:id="id4" draw:style-name="a4" draw:name="Gráfico 3" svg:x="0in" svg:y="0in" svg:width="8.28125in" svg:height="4.645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494" table:style-name="ro1">
          <table:table-cell table:number-columns-repeated="16384"/>
        </table:table-row>
      </table:table>
      <table:table table:name="iterativo_-_número_iterações" table:style-name="ta2">
        <table:table-column table:style-name="co1" table:default-cell-style-name="ce1"/>
        <table:table-column table:style-name="co14" table:default-cell-style-name="ce11"/>
        <table:table-column table:style-name="co3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29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34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35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635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2" table:style-name="ce1"/>
          <table:table-cell table:style-name="ce2"/>
          <table:table-cell office:value-type="string" table:number-columns-spanned="4" table:number-rows-spanned="1" table:style-name="ce29">
            <text:p>número de iterações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2" table:style-name="ce1"/>
          <table:table-cell office:value-type="string" table:style-name="ce5">
            <text:p>n</text:p>
          </table:table-cell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number-columns-repeated="16350"/>
        </table:table-row>
        <table:table-row table:style-name="ro1">
          <table:table-cell table:style-name="ce1"/>
          <table:table-cell office:value-type="string" table:style-name="ce5">
            <text:p>senhora_morena01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senhor_moreno04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branco03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1"/>
          <table:table-cell office:value-type="string" table:style-name="ce5">
            <text:p>homem_moreno02.jpg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number-columns-repeated="16350"/>
        </table:table-row>
        <table:table-row table:style-name="ro1"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4" table:style-name="ce8">
            <text:p>44</text:p>
          </table:table-cell>
          <table:table-cell office:value-type="float" office:value="70" table:style-name="ce8">
            <text:p>70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float" office:value="146" table:style-name="ce8">
            <text:p>146</text:p>
          </table:table-cell>
          <table:table-cell office:value-type="float" office:value="123" table:style-name="ce8">
            <text:p>123</text:p>
          </table:table-cell>
          <table:table-cell office:value-type="float" office:value="222" table:style-name="ce8">
            <text:p>222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05" table:style-name="ce8">
            <text:p>105</text:p>
          </table:table-cell>
          <table:table-cell office:value-type="float" office:value="95" table:style-name="ce8">
            <text:p>95</text:p>
          </table:table-cell>
          <table:table-cell office:value-type="float" office:value="155" table:style-name="ce8">
            <text:p>155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116" table:style-name="ce8">
            <text:p>116</text:p>
          </table:table-cell>
          <table:table-cell office:value-type="float" office:value="156" table:style-name="ce8">
            <text:p>156</text:p>
          </table:table-cell>
          <table:table-cell office:value-type="float" office:value="108" table:style-name="ce8">
            <text:p>108</text:p>
          </table:table-cell>
          <table:table-cell table:style-name="ce1"/>
          <table:table-cell office:value-type="string" table:number-columns-spanned="1" table:number-rows-spanned="20" table:style-name="ce23">
            <text:p>medição</text:p>
          </table:table-cell>
          <table:table-cell office:value-type="float" office:value="1" table:style-name="ce7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43" table:style-name="ce8">
            <text:p>43</text:p>
          </table:table-cell>
          <table:table-cell office:value-type="float" office:value="41" table:style-name="ce8">
            <text:p>41</text:p>
          </table:table-cell>
          <table:table-cell office:value-type="float" office:value="46" table:style-name="ce8">
            <text:p>46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2" table:style-name="ce7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38" table:style-name="ce8">
            <text:p>38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8" table:style-name="ce8">
            <text:p>38</text:p>
          </table:table-cell>
          <table:table-cell office:value-type="float" office:value="92" table:style-name="ce8">
            <text:p>92</text:p>
          </table:table-cell>
          <table:table-cell office:value-type="float" office:value="166" table:style-name="ce8">
            <text:p>166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00" table:style-name="ce8">
            <text:p>100</text:p>
          </table:table-cell>
          <table:table-cell office:value-type="float" office:value="140" table:style-name="ce8">
            <text:p>140</text:p>
          </table:table-cell>
          <table:table-cell office:value-type="float" office:value="179" table:style-name="ce8">
            <text:p>179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34" table:style-name="ce8">
            <text:p>34</text:p>
          </table:table-cell>
          <table:table-cell office:value-type="float" office:value="71" table:style-name="ce8">
            <text:p>71</text:p>
          </table:table-cell>
          <table:table-cell office:value-type="float" office:value="163" table:style-name="ce8">
            <text:p>163</text:p>
          </table:table-cell>
          <table:table-cell office:value-type="float" office:value="244" table:style-name="ce8">
            <text:p>244</text:p>
          </table:table-cell>
          <table:table-cell table:style-name="ce1"/>
          <table:covered-table-cell/>
          <table:table-cell office:value-type="float" office:value="2" table:style-name="ce7">
            <text:p>2</text:p>
          </table:table-cell>
          <table:table-cell office:value-type="float" office:value="22" table:style-name="ce8">
            <text:p>22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float" office:value="34" table:style-name="ce8">
            <text:p>3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3" table:style-name="ce7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5" table:style-name="ce8">
            <text:p>25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01" table:style-name="ce8">
            <text:p>101</text:p>
          </table:table-cell>
          <table:table-cell office:value-type="float" office:value="221" table:style-name="ce8">
            <text:p>221</text:p>
          </table:table-cell>
          <table:table-cell office:value-type="float" office:value="376" table:style-name="ce8">
            <text:p>376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04" table:style-name="ce8">
            <text:p>104</text:p>
          </table:table-cell>
          <table:table-cell office:value-type="float" office:value="130" table:style-name="ce8">
            <text:p>130</text:p>
          </table:table-cell>
          <table:table-cell office:value-type="float" office:value="153" table:style-name="ce8">
            <text:p>153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94" table:style-name="ce8">
            <text:p>94</text:p>
          </table:table-cell>
          <table:table-cell office:value-type="float" office:value="206" table:style-name="ce8">
            <text:p>206</text:p>
          </table:table-cell>
          <table:table-cell office:value-type="float" office:value="147" table:style-name="ce8">
            <text:p>147</text:p>
          </table:table-cell>
          <table:table-cell table:style-name="ce1"/>
          <table:covered-table-cell/>
          <table:table-cell office:value-type="float" office:value="3" table:style-name="ce7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office:value-type="float" office:value="73" table:style-name="ce8">
            <text:p>73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37" table:style-name="ce8">
            <text:p>37</text:p>
          </table:table-cell>
          <table:table-cell office:value-type="float" office:value="52" table:style-name="ce8">
            <text:p>52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38" table:style-name="ce8">
            <text:p>38</text:p>
          </table:table-cell>
          <table:table-cell office:value-type="float" office:value="112" table:style-name="ce8">
            <text:p>112</text:p>
          </table:table-cell>
          <table:table-cell office:value-type="float" office:value="250" table:style-name="ce8">
            <text:p>250</text:p>
          </table:table-cell>
          <table:table-cell office:value-type="float" office:value="140" table:style-name="ce8">
            <text:p>140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33" table:style-name="ce8">
            <text:p>33</text:p>
          </table:table-cell>
          <table:table-cell office:value-type="float" office:value="148" table:style-name="ce8">
            <text:p>148</text:p>
          </table:table-cell>
          <table:table-cell office:value-type="float" office:value="152" table:style-name="ce8">
            <text:p>152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5" table:style-name="ce8">
            <text:p>25</text:p>
          </table:table-cell>
          <table:table-cell office:value-type="float" office:value="52" table:style-name="ce8">
            <text:p>52</text:p>
          </table:table-cell>
          <table:table-cell office:value-type="float" office:value="164" table:style-name="ce8">
            <text:p>164</text:p>
          </table:table-cell>
          <table:table-cell office:value-type="float" office:value="236" table:style-name="ce8">
            <text:p>236</text:p>
          </table:table-cell>
          <table:table-cell table:style-name="ce1"/>
          <table:covered-table-cell/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32" table:style-name="ce8">
            <text:p>32</text:p>
          </table:table-cell>
          <table:table-cell office:value-type="float" office:value="28" table:style-name="ce8">
            <text:p>28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5" table:style-name="ce7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8">
            <text:p>43</text:p>
          </table:table-cell>
          <table:table-cell office:value-type="float" office:value="27" table:style-name="ce8">
            <text:p>27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142" table:style-name="ce8">
            <text:p>142</text:p>
          </table:table-cell>
          <table:table-cell office:value-type="float" office:value="162" table:style-name="ce8">
            <text:p>162</text:p>
          </table:table-cell>
          <table:table-cell office:value-type="float" office:value="318" table:style-name="ce8">
            <text:p>318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116" table:style-name="ce8">
            <text:p>116</text:p>
          </table:table-cell>
          <table:table-cell office:value-type="float" office:value="145" table:style-name="ce8">
            <text:p>145</text:p>
          </table:table-cell>
          <table:table-cell office:value-type="float" office:value="120" table:style-name="ce8">
            <text:p>12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78" table:style-name="ce8">
            <text:p>78</text:p>
          </table:table-cell>
          <table:table-cell office:value-type="float" office:value="142" table:style-name="ce8">
            <text:p>142</text:p>
          </table:table-cell>
          <table:table-cell office:value-type="float" office:value="240" table:style-name="ce8">
            <text:p>240</text:p>
          </table:table-cell>
          <table:table-cell table:style-name="ce1"/>
          <table:covered-table-cell/>
          <table:table-cell office:value-type="float" office:value="5" table:style-name="ce7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42" table:style-name="ce8">
            <text:p>42</text:p>
          </table:table-cell>
          <table:table-cell office:value-type="float" office:value="51" table:style-name="ce8">
            <text:p>51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6" table:style-name="ce7">
            <text:p>6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float" office:value="35" table:style-name="ce8">
            <text:p>35</text:p>
          </table:table-cell>
          <table:table-cell office:value-type="float" office:value="49" table:style-name="ce8">
            <text:p>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8" table:style-name="ce8">
            <text:p>38</text:p>
          </table:table-cell>
          <table:table-cell office:value-type="float" office:value="91" table:style-name="ce8">
            <text:p>91</text:p>
          </table:table-cell>
          <table:table-cell office:value-type="float" office:value="239" table:style-name="ce8">
            <text:p>239</text:p>
          </table:table-cell>
          <table:table-cell office:value-type="float" office:value="237" table:style-name="ce8">
            <text:p>237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78" table:style-name="ce8">
            <text:p>78</text:p>
          </table:table-cell>
          <table:table-cell office:value-type="float" office:value="102" table:style-name="ce8">
            <text:p>102</text:p>
          </table:table-cell>
          <table:table-cell office:value-type="float" office:value="149" table:style-name="ce8">
            <text:p>149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66" table:style-name="ce8">
            <text:p>66</text:p>
          </table:table-cell>
          <table:table-cell office:value-type="float" office:value="118" table:style-name="ce8">
            <text:p>118</text:p>
          </table:table-cell>
          <table:table-cell office:value-type="float" office:value="191" table:style-name="ce8">
            <text:p>191</text:p>
          </table:table-cell>
          <table:table-cell table:style-name="ce1"/>
          <table:covered-table-cell/>
          <table:table-cell office:value-type="float" office:value="6" table:style-name="ce7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46" table:style-name="ce8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17" table:style-name="ce8">
            <text:p>17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71" table:style-name="ce8">
            <text:p>71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100" table:style-name="ce8">
            <text:p>100</text:p>
          </table:table-cell>
          <table:table-cell office:value-type="float" office:value="148" table:style-name="ce8">
            <text:p>148</text:p>
          </table:table-cell>
          <table:table-cell office:value-type="float" office:value="147" table:style-name="ce8">
            <text:p>147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17" table:style-name="ce8">
            <text:p>17</text:p>
          </table:table-cell>
          <table:table-cell office:value-type="float" office:value="91" table:style-name="ce8">
            <text:p>91</text:p>
          </table:table-cell>
          <table:table-cell office:value-type="float" office:value="121" table:style-name="ce8">
            <text:p>12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70" table:style-name="ce8">
            <text:p>170</text:p>
          </table:table-cell>
          <table:table-cell office:value-type="float" office:value="142" table:style-name="ce8">
            <text:p>142</text:p>
          </table:table-cell>
          <table:table-cell office:value-type="float" office:value="146" table:style-name="ce8">
            <text:p>146</text:p>
          </table:table-cell>
          <table:table-cell table:style-name="ce1"/>
          <table:covered-table-cell/>
          <table:table-cell office:value-type="float" office:value="7" table:style-name="ce7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59" table:style-name="ce8">
            <text:p>59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8" table:style-name="ce7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44" table:style-name="ce8">
            <text:p>44</text:p>
          </table:table-cell>
          <table:table-cell office:value-type="float" office:value="65" table:style-name="ce8">
            <text:p>65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151" table:style-name="ce8">
            <text:p>151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39" table:style-name="ce8">
            <text:p>39</text:p>
          </table:table-cell>
          <table:table-cell office:value-type="float" office:value="84" table:style-name="ce8">
            <text:p>84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39" table:style-name="ce8">
            <text:p>39</text:p>
          </table:table-cell>
          <table:table-cell office:value-type="float" office:value="136" table:style-name="ce8">
            <text:p>136</text:p>
          </table:table-cell>
          <table:table-cell office:value-type="float" office:value="134" table:style-name="ce8">
            <text:p>134</text:p>
          </table:table-cell>
          <table:table-cell office:value-type="float" office:value="157" table:style-name="ce8">
            <text:p>157</text:p>
          </table:table-cell>
          <table:table-cell table:style-name="ce1"/>
          <table:covered-table-cell/>
          <table:table-cell office:value-type="float" office:value="8" table:style-name="ce7">
            <text:p>8</text:p>
          </table:table-cell>
          <table:table-cell office:value-type="float" office:value="21" table:style-name="ce8">
            <text:p>21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82" table:style-name="ce8">
            <text:p>8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26" table:style-name="ce8">
            <text:p>26</text:p>
          </table:table-cell>
          <table:table-cell office:value-type="float" office:value="42" table:style-name="ce8">
            <text:p>42</text:p>
          </table:table-cell>
          <table:table-cell office:value-type="float" office:value="39" table:style-name="ce8">
            <text:p>39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36" table:style-name="ce8">
            <text:p>36</text:p>
          </table:table-cell>
          <table:table-cell office:value-type="float" office:value="127" table:style-name="ce8">
            <text:p>127</text:p>
          </table:table-cell>
          <table:table-cell office:value-type="float" office:value="246" table:style-name="ce8">
            <text:p>246</text:p>
          </table:table-cell>
          <table:table-cell office:value-type="float" office:value="243" table:style-name="ce8">
            <text:p>243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41" table:style-name="ce8">
            <text:p>41</text:p>
          </table:table-cell>
          <table:table-cell office:value-type="float" office:value="84" table:style-name="ce8">
            <text:p>84</text:p>
          </table:table-cell>
          <table:table-cell office:value-type="float" office:value="186" table:style-name="ce8">
            <text:p>18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2" table:style-name="ce8">
            <text:p>22</text:p>
          </table:table-cell>
          <table:table-cell office:value-type="float" office:value="161" table:style-name="ce8">
            <text:p>161</text:p>
          </table:table-cell>
          <table:table-cell office:value-type="float" office:value="137" table:style-name="ce8">
            <text:p>137</text:p>
          </table:table-cell>
          <table:table-cell office:value-type="float" office:value="196" table:style-name="ce8">
            <text:p>196</text:p>
          </table:table-cell>
          <table:table-cell table:style-name="ce1"/>
          <table:covered-table-cell/>
          <table:table-cell office:value-type="float" office:value="9" table:style-name="ce7">
            <text:p>9</text:p>
          </table:table-cell>
          <table:table-cell office:value-type="float" office:value="23" table:style-name="ce8">
            <text:p>23</text:p>
          </table:table-cell>
          <table:table-cell office:value-type="float" office:value="31" table:style-name="ce8">
            <text:p>31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0" table:style-name="ce7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1" table:style-name="ce8">
            <text:p>51</text:p>
          </table:table-cell>
          <table:table-cell office:value-type="float" office:value="33" table:style-name="ce8">
            <text:p>33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31" table:style-name="ce8">
            <text:p>31</text:p>
          </table:table-cell>
          <table:table-cell office:value-type="float" office:value="132" table:style-name="ce8">
            <text:p>132</text:p>
          </table:table-cell>
          <table:table-cell office:value-type="float" office:value="236" table:style-name="ce8">
            <text:p>236</text:p>
          </table:table-cell>
          <table:table-cell office:value-type="float" office:value="260" table:style-name="ce8">
            <text:p>260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100" table:style-name="ce8">
            <text:p>100</text:p>
          </table:table-cell>
          <table:table-cell office:value-type="float" office:value="89" table:style-name="ce8">
            <text:p>89</text:p>
          </table:table-cell>
          <table:table-cell office:value-type="float" office:value="142" table:style-name="ce8">
            <text:p>142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8" table:style-name="ce8">
            <text:p>28</text:p>
          </table:table-cell>
          <table:table-cell office:value-type="float" office:value="152" table:style-name="ce8">
            <text:p>152</text:p>
          </table:table-cell>
          <table:table-cell office:value-type="float" office:value="210" table:style-name="ce8">
            <text:p>210</text:p>
          </table:table-cell>
          <table:table-cell office:value-type="float" office:value="134" table:style-name="ce8">
            <text:p>134</text:p>
          </table:table-cell>
          <table:table-cell table:style-name="ce1"/>
          <table:covered-table-cell/>
          <table:table-cell office:value-type="float" office:value="10" table:style-name="ce7">
            <text:p>10</text:p>
          </table:table-cell>
          <table:table-cell office:value-type="float" office:value="22" table:style-name="ce8">
            <text:p>22</text:p>
          </table:table-cell>
          <table:table-cell office:value-type="float" office:value="37" table:style-name="ce8">
            <text:p>37</text:p>
          </table:table-cell>
          <table:table-cell office:value-type="float" office:value="32" table:style-name="ce8">
            <text:p>32</text:p>
          </table:table-cell>
          <table:table-cell office:value-type="float" office:value="65" table:style-name="ce8">
            <text:p>6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1" table:style-name="ce7">
            <text:p>11</text:p>
          </table:table-cell>
          <table:table-cell office:value-type="float" office:value="42" table:style-name="ce8">
            <text:p>42</text:p>
          </table:table-cell>
          <table:table-cell office:value-type="float" office:value="40" table:style-name="ce8">
            <text:p>40</text:p>
          </table:table-cell>
          <table:table-cell office:value-type="float" office:value="46" table:style-name="ce8">
            <text:p>46</text:p>
          </table:table-cell>
          <table:table-cell office:value-type="float" office:value="48" table:style-name="ce8">
            <text:p>4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99" table:style-name="ce8">
            <text:p>99</text:p>
          </table:table-cell>
          <table:table-cell office:value-type="float" office:value="219" table:style-name="ce8">
            <text:p>219</text:p>
          </table:table-cell>
          <table:table-cell office:value-type="float" office:value="242" table:style-name="ce8">
            <text:p>242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131" table:style-name="ce8">
            <text:p>131</text:p>
          </table:table-cell>
          <table:table-cell office:value-type="float" office:value="151" table:style-name="ce8">
            <text:p>151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6" table:style-name="ce8">
            <text:p>26</text:p>
          </table:table-cell>
          <table:table-cell office:value-type="float" office:value="147" table:style-name="ce8">
            <text:p>147</text:p>
          </table:table-cell>
          <table:table-cell office:value-type="float" office:value="120" table:style-name="ce8">
            <text:p>120</text:p>
          </table:table-cell>
          <table:table-cell office:value-type="float" office:value="238" table:style-name="ce8">
            <text:p>238</text:p>
          </table:table-cell>
          <table:table-cell table:style-name="ce1"/>
          <table:covered-table-cell/>
          <table:table-cell office:value-type="float" office:value="11" table:style-name="ce7">
            <text:p>11</text:p>
          </table:table-cell>
          <table:table-cell office:value-type="float" office:value="22" table:style-name="ce8">
            <text:p>2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45" table:style-name="ce8">
            <text:p>45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2" table:style-name="ce7">
            <text:p>12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89" table:style-name="ce8">
            <text:p>89</text:p>
          </table:table-cell>
          <table:table-cell office:value-type="float" office:value="47" table:style-name="ce8">
            <text:p>4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12" table:style-name="ce8">
            <text:p>112</text:p>
          </table:table-cell>
          <table:table-cell office:value-type="float" office:value="230" table:style-name="ce8">
            <text:p>230</text:p>
          </table:table-cell>
          <table:table-cell office:value-type="float" office:value="307" table:style-name="ce8">
            <text:p>30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55" table:style-name="ce8">
            <text:p>55</text:p>
          </table:table-cell>
          <table:table-cell office:value-type="float" office:value="195" table:style-name="ce8">
            <text:p>195</text:p>
          </table:table-cell>
          <table:table-cell office:value-type="float" office:value="134" table:style-name="ce8">
            <text:p>134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32" table:style-name="ce8">
            <text:p>32</text:p>
          </table:table-cell>
          <table:table-cell office:value-type="float" office:value="66" table:style-name="ce8">
            <text:p>66</text:p>
          </table:table-cell>
          <table:table-cell office:value-type="float" office:value="158" table:style-name="ce8">
            <text:p>158</text:p>
          </table:table-cell>
          <table:table-cell office:value-type="float" office:value="257" table:style-name="ce8">
            <text:p>257</text:p>
          </table:table-cell>
          <table:table-cell table:style-name="ce1"/>
          <table:covered-table-cell/>
          <table:table-cell office:value-type="float" office:value="12" table:style-name="ce7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27" table:style-name="ce8">
            <text:p>27</text:p>
          </table:table-cell>
          <table:table-cell office:value-type="float" office:value="26" table:style-name="ce8">
            <text:p>26</text:p>
          </table:table-cell>
          <table:table-cell office:value-type="float" office:value="62" table:style-name="ce8">
            <text:p>62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3" table:style-name="ce7">
            <text:p>13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41" table:style-name="ce8">
            <text:p>41</text:p>
          </table:table-cell>
          <table:table-cell office:value-type="float" office:value="88" table:style-name="ce8">
            <text:p>88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38" table:style-name="ce8">
            <text:p>38</text:p>
          </table:table-cell>
          <table:table-cell office:value-type="float" office:value="119" table:style-name="ce8">
            <text:p>119</text:p>
          </table:table-cell>
          <table:table-cell office:value-type="float" office:value="242" table:style-name="ce8">
            <text:p>242</text:p>
          </table:table-cell>
          <table:table-cell office:value-type="float" office:value="222" table:style-name="ce8">
            <text:p>222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101" table:style-name="ce8">
            <text:p>101</text:p>
          </table:table-cell>
          <table:table-cell office:value-type="float" office:value="100" table:style-name="ce8">
            <text:p>100</text:p>
          </table:table-cell>
          <table:table-cell office:value-type="float" office:value="155" table:style-name="ce8">
            <text:p>155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29" table:style-name="ce8">
            <text:p>29</text:p>
          </table:table-cell>
          <table:table-cell office:value-type="float" office:value="155" table:style-name="ce8">
            <text:p>155</text:p>
          </table:table-cell>
          <table:table-cell office:value-type="float" office:value="151" table:style-name="ce8">
            <text:p>151</text:p>
          </table:table-cell>
          <table:table-cell office:value-type="float" office:value="170" table:style-name="ce8">
            <text:p>170</text:p>
          </table:table-cell>
          <table:table-cell table:style-name="ce1"/>
          <table:covered-table-cell/>
          <table:table-cell office:value-type="float" office:value="13" table:style-name="ce7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5" table:style-name="ce8">
            <text:p>25</text:p>
          </table:table-cell>
          <table:table-cell office:value-type="float" office:value="94" table:style-name="ce8">
            <text:p>94</text:p>
          </table:table-cell>
          <table:table-cell office:value-type="float" office:value="44" table:style-name="ce8">
            <text:p>44</text:p>
          </table:table-cell>
          <table:table-cell table:number-columns-repeated="16350"/>
        </table:table-row>
        <table:table-row table:style-name="ro1">
          <table:covered-table-cell/>
          <table:table-cell office:value-type="float" office:value="14" table:style-name="ce7">
            <text:p>14</text:p>
          </table:table-cell>
          <table:table-cell office:value-type="float" office:value="37" table:style-name="ce8">
            <text:p>37</text:p>
          </table:table-cell>
          <table:table-cell office:value-type="float" office:value="45" table:style-name="ce8">
            <text:p>45</text:p>
          </table:table-cell>
          <table:table-cell office:value-type="float" office:value="26" table:style-name="ce8">
            <text:p>26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91" table:style-name="ce8">
            <text:p>91</text:p>
          </table:table-cell>
          <table:table-cell office:value-type="float" office:value="193" table:style-name="ce8">
            <text:p>193</text:p>
          </table:table-cell>
          <table:table-cell office:value-type="float" office:value="224" table:style-name="ce8">
            <text:p>224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99" table:style-name="ce8">
            <text:p>99</text:p>
          </table:table-cell>
          <table:table-cell office:value-type="float" office:value="153" table:style-name="ce8">
            <text:p>153</text:p>
          </table:table-cell>
          <table:table-cell office:value-type="float" office:value="182" table:style-name="ce8">
            <text:p>182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38" table:style-name="ce8">
            <text:p>38</text:p>
          </table:table-cell>
          <table:table-cell office:value-type="float" office:value="52" table:style-name="ce8">
            <text:p>52</text:p>
          </table:table-cell>
          <table:table-cell office:value-type="float" office:value="157" table:style-name="ce8">
            <text:p>157</text:p>
          </table:table-cell>
          <table:table-cell office:value-type="float" office:value="217" table:style-name="ce8">
            <text:p>217</text:p>
          </table:table-cell>
          <table:table-cell table:style-name="ce1"/>
          <table:covered-table-cell/>
          <table:table-cell office:value-type="float" office:value="14" table:style-name="ce7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1" table:style-name="ce8">
            <text:p>31</text:p>
          </table:table-cell>
          <table:table-cell office:value-type="float" office:value="24" table:style-name="ce8">
            <text:p>2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5" table:style-name="ce7">
            <text:p>15</text:p>
          </table:table-cell>
          <table:table-cell office:value-type="float" office:value="45" table:style-name="ce8">
            <text:p>45</text:p>
          </table:table-cell>
          <table:table-cell office:value-type="float" office:value="40" table:style-name="ce8">
            <text:p>40</text:p>
          </table:table-cell>
          <table:table-cell office:value-type="float" office:value="61" table:style-name="ce8">
            <text:p>61</text:p>
          </table:table-cell>
          <table:table-cell office:value-type="float" office:value="108" table:style-name="ce8">
            <text:p>10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8" table:style-name="ce8">
            <text:p>38</text:p>
          </table:table-cell>
          <table:table-cell office:value-type="float" office:value="125" table:style-name="ce8">
            <text:p>125</text:p>
          </table:table-cell>
          <table:table-cell office:value-type="float" office:value="239" table:style-name="ce8">
            <text:p>239</text:p>
          </table:table-cell>
          <table:table-cell office:value-type="float" office:value="228" table:style-name="ce8">
            <text:p>228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113" table:style-name="ce8">
            <text:p>113</text:p>
          </table:table-cell>
          <table:table-cell office:value-type="float" office:value="137" table:style-name="ce8">
            <text:p>137</text:p>
          </table:table-cell>
          <table:table-cell office:value-type="float" office:value="183" table:style-name="ce8">
            <text:p>18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38" table:style-name="ce8">
            <text:p>38</text:p>
          </table:table-cell>
          <table:table-cell office:value-type="float" office:value="117" table:style-name="ce8">
            <text:p>117</text:p>
          </table:table-cell>
          <table:table-cell office:value-type="float" office:value="128" table:style-name="ce8">
            <text:p>128</text:p>
          </table:table-cell>
          <table:table-cell office:value-type="float" office:value="223" table:style-name="ce8">
            <text:p>223</text:p>
          </table:table-cell>
          <table:table-cell table:style-name="ce1"/>
          <table:covered-table-cell/>
          <table:table-cell office:value-type="float" office:value="15" table:style-name="ce7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float" office:value="15" table:style-name="ce8">
            <text:p>15</text:p>
          </table:table-cell>
          <table:table-cell office:value-type="float" office:value="51" table:style-name="ce8">
            <text:p>51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6" table:style-name="ce7">
            <text:p>16</text:p>
          </table:table-cell>
          <table:table-cell office:value-type="float" office:value="43" table:style-name="ce8">
            <text:p>43</text:p>
          </table:table-cell>
          <table:table-cell office:value-type="float" office:value="19" table:style-name="ce8">
            <text:p>19</text:p>
          </table:table-cell>
          <table:table-cell office:value-type="float" office:value="61" table:style-name="ce8">
            <text:p>61</text:p>
          </table:table-cell>
          <table:table-cell office:value-type="float" office:value="34" table:style-name="ce8">
            <text:p>34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32" table:style-name="ce8">
            <text:p>32</text:p>
          </table:table-cell>
          <table:table-cell office:value-type="float" office:value="107" table:style-name="ce8">
            <text:p>107</text:p>
          </table:table-cell>
          <table:table-cell office:value-type="float" office:value="147" table:style-name="ce8">
            <text:p>147</text:p>
          </table:table-cell>
          <table:table-cell office:value-type="float" office:value="265" table:style-name="ce8">
            <text:p>265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90" table:style-name="ce8">
            <text:p>90</text:p>
          </table:table-cell>
          <table:table-cell office:value-type="float" office:value="99" table:style-name="ce8">
            <text:p>99</text:p>
          </table:table-cell>
          <table:table-cell office:value-type="float" office:value="138" table:style-name="ce8">
            <text:p>138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44" table:style-name="ce8">
            <text:p>44</text:p>
          </table:table-cell>
          <table:table-cell office:value-type="float" office:value="82" table:style-name="ce8">
            <text:p>82</text:p>
          </table:table-cell>
          <table:table-cell office:value-type="float" office:value="186" table:style-name="ce8">
            <text:p>186</text:p>
          </table:table-cell>
          <table:table-cell table:style-name="ce1"/>
          <table:covered-table-cell/>
          <table:table-cell office:value-type="float" office:value="16" table:style-name="ce7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43" table:style-name="ce8">
            <text:p>43</text:p>
          </table:table-cell>
          <table:table-cell office:value-type="float" office:value="29" table:style-name="ce8">
            <text:p>29</text:p>
          </table:table-cell>
          <table:table-cell office:value-type="float" office:value="62" table:style-name="ce8">
            <text:p>6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33" table:style-name="ce8">
            <text:p>33</text:p>
          </table:table-cell>
          <table:table-cell office:value-type="float" office:value="27" table:style-name="ce8">
            <text:p>27</text:p>
          </table:table-cell>
          <table:table-cell office:value-type="float" office:value="41" table:style-name="ce8">
            <text:p>41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37" table:style-name="ce8">
            <text:p>37</text:p>
          </table:table-cell>
          <table:table-cell office:value-type="float" office:value="113" table:style-name="ce8">
            <text:p>113</text:p>
          </table:table-cell>
          <table:table-cell office:value-type="float" office:value="139" table:style-name="ce8">
            <text:p>139</text:p>
          </table:table-cell>
          <table:table-cell office:value-type="float" office:value="192" table:style-name="ce8">
            <text:p>192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91" table:style-name="ce8">
            <text:p>91</text:p>
          </table:table-cell>
          <table:table-cell office:value-type="float" office:value="92" table:style-name="ce8">
            <text:p>92</text:p>
          </table:table-cell>
          <table:table-cell office:value-type="float" office:value="158" table:style-name="ce8">
            <text:p>158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2" table:style-name="ce8">
            <text:p>22</text:p>
          </table:table-cell>
          <table:table-cell office:value-type="float" office:value="142" table:style-name="ce8">
            <text:p>142</text:p>
          </table:table-cell>
          <table:table-cell office:value-type="float" office:value="44" table:style-name="ce8">
            <text:p>44</text:p>
          </table:table-cell>
          <table:table-cell office:value-type="float" office:value="223" table:style-name="ce8">
            <text:p>223</text:p>
          </table:table-cell>
          <table:table-cell table:style-name="ce1"/>
          <table:covered-table-cell/>
          <table:table-cell office:value-type="float" office:value="17" table:style-name="ce7">
            <text:p>17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7" table:style-name="ce8">
            <text:p>37</text:p>
          </table:table-cell>
          <table:table-cell office:value-type="float" office:value="29" table:style-name="ce8">
            <text:p>2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8" table:style-name="ce7">
            <text:p>18</text:p>
          </table:table-cell>
          <table:table-cell office:value-type="float" office:value="28" table:style-name="ce8">
            <text:p>28</text:p>
          </table:table-cell>
          <table:table-cell office:value-type="float" office:value="40" table:style-name="ce8">
            <text:p>40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8">
            <text:p>65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8" table:style-name="ce8">
            <text:p>38</text:p>
          </table:table-cell>
          <table:table-cell office:value-type="float" office:value="134" table:style-name="ce8">
            <text:p>134</text:p>
          </table:table-cell>
          <table:table-cell office:value-type="float" office:value="163" table:style-name="ce8">
            <text:p>163</text:p>
          </table:table-cell>
          <table:table-cell office:value-type="float" office:value="230" table:style-name="ce8">
            <text:p>2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87" table:style-name="ce8">
            <text:p>87</text:p>
          </table:table-cell>
          <table:table-cell office:value-type="float" office:value="159" table:style-name="ce8">
            <text:p>159</text:p>
          </table:table-cell>
          <table:table-cell office:value-type="float" office:value="130" table:style-name="ce8">
            <text:p>130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36" table:style-name="ce8">
            <text:p>36</text:p>
          </table:table-cell>
          <table:table-cell office:value-type="float" office:value="126" table:style-name="ce8">
            <text:p>126</text:p>
          </table:table-cell>
          <table:table-cell office:value-type="float" office:value="183" table:style-name="ce8">
            <text:p>183</text:p>
          </table:table-cell>
          <table:table-cell office:value-type="float" office:value="185" table:style-name="ce8">
            <text:p>185</text:p>
          </table:table-cell>
          <table:table-cell table:style-name="ce1"/>
          <table:covered-table-cell/>
          <table:table-cell office:value-type="float" office:value="18" table:style-name="ce7">
            <text:p>18</text:p>
          </table:table-cell>
          <table:table-cell office:value-type="float" office:value="21" table:style-name="ce8">
            <text:p>21</text:p>
          </table:table-cell>
          <table:table-cell office:value-type="float" office:value="24" table:style-name="ce8">
            <text:p>24</text:p>
          </table:table-cell>
          <table:table-cell office:value-type="float" office:value="50" table:style-name="ce8">
            <text:p>50</text:p>
          </table:table-cell>
          <table:table-cell office:value-type="float" office:value="33" table:style-name="ce8">
            <text:p>3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office:value-type="float" office:value="35" table:style-name="ce8">
            <text:p>35</text:p>
          </table:table-cell>
          <table:table-cell office:value-type="float" office:value="56" table:style-name="ce8">
            <text:p>56</text:p>
          </table:table-cell>
          <table:table-cell office:value-type="float" office:value="40" table:style-name="ce8">
            <text:p>4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33" table:style-name="ce8">
            <text:p>33</text:p>
          </table:table-cell>
          <table:table-cell office:value-type="float" office:value="118" table:style-name="ce8">
            <text:p>118</text:p>
          </table:table-cell>
          <table:table-cell office:value-type="float" office:value="160" table:style-name="ce8">
            <text:p>160</text:p>
          </table:table-cell>
          <table:table-cell office:value-type="float" office:value="203" table:style-name="ce8">
            <text:p>20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85" table:style-name="ce8">
            <text:p>85</text:p>
          </table:table-cell>
          <table:table-cell office:value-type="float" office:value="113" table:style-name="ce8">
            <text:p>113</text:p>
          </table:table-cell>
          <table:table-cell office:value-type="float" office:value="123" table:style-name="ce8">
            <text:p>123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float" office:value="162" table:style-name="ce8">
            <text:p>162</text:p>
          </table:table-cell>
          <table:table-cell office:value-type="float" office:value="190" table:style-name="ce8">
            <text:p>190</text:p>
          </table:table-cell>
          <table:table-cell table:style-name="ce1"/>
          <table:covered-table-cell/>
          <table:table-cell office:value-type="float" office:value="19" table:style-name="ce7">
            <text:p>19</text:p>
          </table:table-cell>
          <table:table-cell office:value-type="float" office:value="44" table:style-name="ce8">
            <text:p>44</text:p>
          </table:table-cell>
          <table:table-cell office:value-type="float" office:value="43" table:style-name="ce8">
            <text:p>43</text:p>
          </table:table-cell>
          <table:table-cell office:value-type="float" office:value="59" table:style-name="ce8">
            <text:p>59</text:p>
          </table:table-cell>
          <table:table-cell office:value-type="float" office:value="28" table:style-name="ce8">
            <text:p>28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float" office:value="20" table:style-name="ce7">
            <text:p>20</text:p>
          </table:table-cell>
          <table:table-cell office:value-type="float" office:value="33" table:style-name="ce8">
            <text:p>33</text:p>
          </table:table-cell>
          <table:table-cell office:value-type="float" office:value="22" table:style-name="ce8">
            <text:p>22</text:p>
          </table:table-cell>
          <table:table-cell office:value-type="float" office:value="53" table:style-name="ce8">
            <text:p>53</text:p>
          </table:table-cell>
          <table:table-cell office:value-type="float" office:value="44" table:style-name="ce8">
            <text:p>44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112" table:style-name="ce8">
            <text:p>112</text:p>
          </table:table-cell>
          <table:table-cell office:value-type="float" office:value="219" table:style-name="ce8">
            <text:p>219</text:p>
          </table:table-cell>
          <table:table-cell office:value-type="float" office:value="199" table:style-name="ce8">
            <text:p>199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64" table:style-name="ce8">
            <text:p>64</text:p>
          </table:table-cell>
          <table:table-cell office:value-type="float" office:value="97" table:style-name="ce8">
            <text:p>97</text:p>
          </table:table-cell>
          <table:table-cell office:value-type="float" office:value="127" table:style-name="ce8">
            <text:p>127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123" table:style-name="ce8">
            <text:p>123</text:p>
          </table:table-cell>
          <table:table-cell office:value-type="float" office:value="137" table:style-name="ce8">
            <text:p>137</text:p>
          </table:table-cell>
          <table:table-cell office:value-type="float" office:value="440" table:style-name="ce8">
            <text:p>440</text:p>
          </table:table-cell>
          <table:table-cell table:style-name="ce1"/>
          <table:covered-table-cell/>
          <table:table-cell office:value-type="float" office:value="20" table:style-name="ce7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36" table:style-name="ce8">
            <text:p>36</text:p>
          </table:table-cell>
          <table:table-cell office:value-type="float" office:value="35" table:style-name="ce8">
            <text:p>35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30.05" table:formula="of:=AVERAGE([.C4:.C23])" table:style-name="ce2">
            <text:p>30,05</text:p>
          </table:table-cell>
          <table:table-cell office:value-type="float" office:value="35.1" table:formula="of:=AVERAGE([.D4:.D23])" table:style-name="ce2">
            <text:p>35,1</text:p>
          </table:table-cell>
          <table:table-cell office:value-type="float" office:value="46.85" table:formula="of:=AVERAGE([.E4:.E23])" table:style-name="ce2">
            <text:p>46,85</text:p>
          </table:table-cell>
          <table:table-cell office:value-type="float" office:value="53.2" table:formula="of:=AVERAGE([.F4:.F23])" table:style-name="ce2">
            <text:p>53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9.95" table:formula="of:=AVERAGE([.J4:.J23])" table:style-name="ce2">
            <text:p>29,95</text:p>
          </table:table-cell>
          <table:table-cell office:value-type="float" office:value="114.6" table:formula="of:=AVERAGE([.K4:.K23])" table:style-name="ce2">
            <text:p>114,6</text:p>
          </table:table-cell>
          <table:table-cell office:value-type="float" office:value="194.65" table:formula="of:=AVERAGE([.L4:.L23])" table:style-name="ce2">
            <text:p>194,65</text:p>
          </table:table-cell>
          <table:table-cell office:value-type="float" office:value="234.1" table:formula="of:=AVERAGE([.M4:.M23])" table:style-name="ce2">
            <text:p>234,1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12.05" table:formula="of:=AVERAGE([.Q4:.Q23])" table:style-name="ce2">
            <text:p>12,05</text:p>
          </table:table-cell>
          <table:table-cell office:value-type="float" office:value="85.2" table:formula="of:=AVERAGE([.R4:.R23])" table:style-name="ce2">
            <text:p>85,2</text:p>
          </table:table-cell>
          <table:table-cell office:value-type="float" office:value="120.7" table:formula="of:=AVERAGE([.S4:.S23])" table:style-name="ce2">
            <text:p>120,7</text:p>
          </table:table-cell>
          <table:table-cell office:value-type="float" office:value="150.19999999999999" table:formula="of:=AVERAGE([.T4:.T23])" table:style-name="ce2">
            <text:p>150,2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7.3" table:formula="of:=AVERAGE([.X4:.X23])" table:style-name="ce2">
            <text:p>27,3</text:p>
          </table:table-cell>
          <table:table-cell office:value-type="float" office:value="104.15" table:formula="of:=AVERAGE([.Y4:.Y23])" table:style-name="ce2">
            <text:p>104,15</text:p>
          </table:table-cell>
          <table:table-cell office:value-type="float" office:value="144.69999999999999" table:formula="of:=AVERAGE([.Z4:.Z23])" table:style-name="ce2">
            <text:p>144,7</text:p>
          </table:table-cell>
          <table:table-cell office:value-type="float" office:value="206.4" table:formula="of:=AVERAGE([.AA4:.AA23])" table:style-name="ce2">
            <text:p>206,4</text:p>
          </table:table-cell>
          <table:table-cell table:style-name="ce1"/>
          <table:table-cell office:value-type="string" table:number-columns-spanned="2" table:number-rows-spanned="1" table:style-name="ce21">
            <text:p>média</text:p>
          </table:table-cell>
          <table:covered-table-cell/>
          <table:table-cell office:value-type="float" office:value="22.15" table:formula="of:=AVERAGE([.AE4:.AE23])" table:style-name="ce2">
            <text:p>22,15</text:p>
          </table:table-cell>
          <table:table-cell office:value-type="float" office:value="32" table:formula="of:=AVERAGE([.AF4:.AF23])" table:style-name="ce2">
            <text:p>32</text:p>
          </table:table-cell>
          <table:table-cell office:value-type="float" office:value="39.6" table:formula="of:=AVERAGE([.AG4:.AG23])" table:style-name="ce2">
            <text:p>39,6</text:p>
          </table:table-cell>
          <table:table-cell office:value-type="float" office:value="45.9" table:formula="of:=AVERAGE([.AH4:.AH23])" table:style-name="ce2">
            <text:p>45,9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0.860236500284204" table:formula="of:=STDEV([.C4:.C23])" table:style-name="ce2">
            <text:p>10,8602365</text:p>
          </table:table-cell>
          <table:table-cell office:value-type="float" office:value="11.461147182409013" table:formula="of:=STDEV([.D4:.D23])" table:style-name="ce2">
            <text:p>11,46114718</text:p>
          </table:table-cell>
          <table:table-cell office:value-type="float" office:value="16.556998838144427" table:formula="of:=STDEV([.E4:.E23])" table:style-name="ce2">
            <text:p>16,55699884</text:p>
          </table:table-cell>
          <table:table-cell office:value-type="float" office:value="19.543743109671748" table:formula="of:=STDEV([.F4:.F23])" table:style-name="ce2">
            <text:p>19,54374311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11.161376070604991" table:formula="of:=STDEV([.J4:.J23])" table:style-name="ce2">
            <text:p>11,16137607</text:p>
          </table:table-cell>
          <table:table-cell office:value-type="float" office:value="16.343033281557762" table:formula="of:=STDEV([.K4:.K23])" table:style-name="ce2">
            <text:p>16,34303328</text:p>
          </table:table-cell>
          <table:table-cell office:value-type="float" office:value="43.158551021967732" table:formula="of:=STDEV([.L4:.L23])" table:style-name="ce2">
            <text:p>43,15855102</text:p>
          </table:table-cell>
          <table:table-cell office:value-type="float" office:value="54.384498565404911" table:formula="of:=STDEV([.M4:.M23])" table:style-name="ce2">
            <text:p>54,38449857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4.2485291572495996" table:formula="of:=STDEV([.Q4:.Q23])" table:style-name="ce2">
            <text:p>4,248529157</text:p>
          </table:table-cell>
          <table:table-cell office:value-type="float" office:value="25.529343282212594" table:formula="of:=STDEV([.R4:.R23])" table:style-name="ce2">
            <text:p>25,52934328</text:p>
          </table:table-cell>
          <table:table-cell office:value-type="float" office:value="30.131466329368958" table:formula="of:=STDEV([.S4:.S23])" table:style-name="ce2">
            <text:p>30,13146633</text:p>
          </table:table-cell>
          <table:table-cell office:value-type="float" office:value="26.798664538604012" table:formula="of:=STDEV([.T4:.T23])" table:style-name="ce2">
            <text:p>26,79866454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9.2001144157645083" table:formula="of:=STDEV([.X4:.X23])" table:style-name="ce2">
            <text:p>9,200114416</text:p>
          </table:table-cell>
          <table:table-cell office:value-type="float" office:value="45.691499842911" table:formula="of:=STDEV([.Y4:.Y23])" table:style-name="ce2">
            <text:p>45,69149984</text:p>
          </table:table-cell>
          <table:table-cell office:value-type="float" office:value="37.635509548129797" table:formula="of:=STDEV([.Z4:.Z23])" table:style-name="ce2">
            <text:p>37,63550955</text:p>
          </table:table-cell>
          <table:table-cell office:value-type="float" office:value="68.658115631768297" table:formula="of:=STDEV([.AA4:.AA23])" table:style-name="ce2">
            <text:p>68,65811563</text:p>
          </table:table-cell>
          <table:table-cell table:style-name="ce1"/>
          <table:table-cell office:value-type="string" table:number-columns-spanned="2" table:number-rows-spanned="1" table:style-name="ce21">
            <text:p>stdev</text:p>
          </table:table-cell>
          <table:covered-table-cell/>
          <table:table-cell office:value-type="float" office:value="6.0894645862644099" table:formula="of:=STDEV([.AE4:.AE23])" table:style-name="ce2">
            <text:p>6,089464586</text:p>
          </table:table-cell>
          <table:table-cell office:value-type="float" office:value="8.8257995015808763" table:formula="of:=STDEV([.AF4:.AF23])" table:style-name="ce2">
            <text:p>8,825799502</text:p>
          </table:table-cell>
          <table:table-cell office:value-type="float" office:value="16.484123142875195" table:formula="of:=STDEV([.AG4:.AG23])" table:style-name="ce2">
            <text:p>16,48412314</text:p>
          </table:table-cell>
          <table:table-cell office:value-type="float" office:value="17.522616963888641" table:formula="of:=STDEV([.AH4:.AH23])" table:style-name="ce2">
            <text:p>17,52261696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6140554077484871" table:formula="of:=[.C25]/[.C24]" table:style-name="ce2">
            <text:p>0,361405541</text:p>
          </table:table-cell>
          <table:table-cell office:value-type="float" office:value="0.3265284097552425" table:formula="of:=[.D25]/[.D24]" table:style-name="ce2">
            <text:p>0,32652841</text:p>
          </table:table-cell>
          <table:table-cell office:value-type="float" office:value="0.35340445759112971" table:formula="of:=[.E25]/[.E24]" table:style-name="ce2">
            <text:p>0,353404458</text:p>
          </table:table-cell>
          <table:table-cell office:value-type="float" office:value="0.36736359228706289" table:formula="of:=[.F25]/[.F24]" table:style-name="ce2">
            <text:p>0,367363592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726669806545907" table:formula="of:=[.J25]/[.J24]" table:style-name="ce2">
            <text:p>0,372666981</text:p>
          </table:table-cell>
          <table:table-cell office:value-type="float" office:value="0.14260936545861921" table:formula="of:=[.K25]/[.K24]" table:style-name="ce2">
            <text:p>0,142609365</text:p>
          </table:table-cell>
          <table:table-cell office:value-type="float" office:value="0.22172386859474816" table:formula="of:=[.L25]/[.L24]" table:style-name="ce2">
            <text:p>0,221723869</text:p>
          </table:table-cell>
          <table:table-cell office:value-type="float" office:value="0.23231310792569376" table:formula="of:=[.M25]/[.M24]" table:style-name="ce2">
            <text:p>0,232313108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5257503379664723" table:formula="of:=[.Q25]/[.Q24]" table:style-name="ce2">
            <text:p>0,352575034</text:p>
          </table:table-cell>
          <table:table-cell office:value-type="float" office:value="0.29964017936869242" table:formula="of:=[.R25]/[.R24]" table:style-name="ce2">
            <text:p>0,299640179</text:p>
          </table:table-cell>
          <table:table-cell office:value-type="float" office:value="0.24963932335848349" table:formula="of:=[.S25]/[.S24]" table:style-name="ce2">
            <text:p>0,249639323</text:p>
          </table:table-cell>
          <table:table-cell office:value-type="float" office:value="0.17841987043011992" table:formula="of:=[.T25]/[.T24]" table:style-name="ce2">
            <text:p>0,17841987</text:p>
          </table:table-cell>
          <table:table-cell table:style-name="ce1"/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33700052804998198" table:formula="of:=[.X25]/[.X24]" table:style-name="ce2">
            <text:p>0,337000528</text:p>
          </table:table-cell>
          <table:table-cell office:value-type="float" office:value="0.43870859186664424" table:formula="of:=[.Y25]/[.Y24]" table:style-name="ce2">
            <text:p>0,438708592</text:p>
          </table:table-cell>
          <table:table-cell office:value-type="float" office:value="0.26009336246115966" table:formula="of:=[.Z25]/[.Z24]" table:style-name="ce2">
            <text:p>0,260093362</text:p>
          </table:table-cell>
          <table:table-cell office:value-type="float" office:value="0.33264590906864483" table:formula="of:=[.AA25]/[.AA24]" table:style-name="ce2">
            <text:p>0,332645909</text:p>
          </table:table-cell>
          <table:table-cell office:value-type="string" table:style-name="ce1">
            <text:p>&lt; controle &lt;0.15</text:p>
          </table:table-cell>
          <table:table-cell office:value-type="string" table:number-columns-spanned="2" table:number-rows-spanned="1" table:style-name="ce21">
            <text:p>estabilidade</text:p>
          </table:table-cell>
          <table:covered-table-cell/>
          <table:table-cell office:value-type="float" office:value="0.27491939441374313" table:formula="of:=[.AE25]/[.AE24]" table:style-name="ce2">
            <text:p>0,274919394</text:p>
          </table:table-cell>
          <table:table-cell office:value-type="float" office:value="0.27580623442440239" table:formula="of:=[.AF25]/[.AF24]" table:style-name="ce2">
            <text:p>0,275806234</text:p>
          </table:table-cell>
          <table:table-cell office:value-type="float" office:value="0.41626573593119176" table:formula="of:=[.AG25]/[.AG24]" table:style-name="ce2">
            <text:p>0,416265736</text:p>
          </table:table-cell>
          <table:table-cell office:value-type="float" office:value="0.38175636086903358" table:formula="of:=[.AH25]/[.AH24]" table:style-name="ce2">
            <text:p>0,381756361</text:p>
          </table:table-cell>
          <table:table-cell office:value-type="string" table:style-name="ce1">
            <text:p>&lt; controle &lt;0.15</text:p>
          </table:table-cell>
          <table:table-cell table:number-columns-repeated="16349"/>
        </table:table-row>
        <table:table-row table:style-name="ro1"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5" table:style-name="ce1"/>
          <table:table-cell table:number-columns-repeated="2" table:style-name="ce11"/>
          <table:table-cell table:number-columns-repeated="1636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4">
            <text:p>substituir n1,n2,... pelos valores certos</text:p>
          </table:table-cell>
          <table:covered-table-cell table:number-columns-repeated="10"/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number-columns-spanned="11" table:number-rows-spanned="1" table:style-name="ce25">
            <text:p>preencher cada célula na cor cinza com o valor medido</text:p>
          </table:table-cell>
          <table:covered-table-cell table:number-columns-repeated="10"/>
          <table:table-cell table:number-columns-repeated="16365" table:style-name="ce1"/>
        </table:table-row>
        <table:table-row table:style-name="ro1">
          <table:table-cell table:style-name="ce12"/>
          <table:table-cell table:number-columns-repeated="5" table:style-name="ce13"/>
          <table:table-cell table:style-name="ce14"/>
          <table:table-cell table:number-columns-repeated="16377" table:style-name="ce1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1">
            <text:p>média das iterações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office:value-type="string" table:number-columns-spanned="4" table:number-rows-spanned="1" table:style-name="ce22">
            <text:p>K</text:p>
          </table:table-cell>
          <table:covered-table-cell table:number-columns-repeated="3"/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table:style-name="ce5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table:style-name="ce16"/>
          <table:table-cell/>
          <table:table-cell table:style-name="ce1">
            <draw:frame draw:z-index="1" draw:id="id5" draw:style-name="a5" draw:name="Gráfico 1" svg:x="0.67708in" svg:y="0.07292in" svg:width="5in" svg:height="3.5989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5"/>
          <table:table-cell office:value-type="string" office:string-value="senhora_morena01.jpg" table:formula="of:=[.B3]" table:style-name="ce5">
            <text:p>senhora_morena01.jpg</text:p>
          </table:table-cell>
          <table:table-cell office:value-type="float" office:value="30.05" table:formula="of:=[.C24]" table:style-name="ce2">
            <text:p>30,05</text:p>
          </table:table-cell>
          <table:table-cell office:value-type="float" office:value="35.1" table:formula="of:=[.D24]" table:style-name="ce2">
            <text:p>35,1</text:p>
          </table:table-cell>
          <table:table-cell office:value-type="float" office:value="46.85" table:formula="of:=[.E24]" table:style-name="ce2">
            <text:p>46,85</text:p>
          </table:table-cell>
          <table:table-cell office:value-type="float" office:value="53.2" table:formula="of:=[.F24]" table:style-name="ce2">
            <text:p>53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4.jpg" table:formula="of:=[.I3]" table:style-name="ce5">
            <text:p>homem_branco04.jpg</text:p>
          </table:table-cell>
          <table:table-cell office:value-type="float" office:value="29.95" table:formula="of:=[.J24]" table:style-name="ce2">
            <text:p>29,95</text:p>
          </table:table-cell>
          <table:table-cell office:value-type="float" office:value="114.6" table:formula="of:=[.K24]" table:style-name="ce2">
            <text:p>114,6</text:p>
          </table:table-cell>
          <table:table-cell office:value-type="float" office:value="194.65" table:formula="of:=[.L24]" table:style-name="ce2">
            <text:p>194,65</text:p>
          </table:table-cell>
          <table:table-cell office:value-type="float" office:value="234.1" table:formula="of:=[.M24]" table:style-name="ce2">
            <text:p>234,1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senhor_moreno04.jpg" table:formula="of:=[.P3]" table:style-name="ce5">
            <text:p>senhor_moreno04.jpg</text:p>
          </table:table-cell>
          <table:table-cell office:value-type="float" office:value="12.05" table:formula="of:=[.Q24]" table:style-name="ce2">
            <text:p>12,05</text:p>
          </table:table-cell>
          <table:table-cell office:value-type="float" office:value="85.2" table:formula="of:=[.R24]" table:style-name="ce2">
            <text:p>85,2</text:p>
          </table:table-cell>
          <table:table-cell office:value-type="float" office:value="120.7" table:formula="of:=[.S24]" table:style-name="ce2">
            <text:p>120,7</text:p>
          </table:table-cell>
          <table:table-cell office:value-type="float" office:value="150.19999999999999" table:formula="of:=[.T24]" table:style-name="ce2">
            <text:p>150,2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/>
          <table:table-cell office:value-type="string" office:string-value="homem_branco03.jpg" table:formula="of:=[.W3]" table:style-name="ce5">
            <text:p>homem_branco03.jpg</text:p>
          </table:table-cell>
          <table:table-cell office:value-type="float" office:value="27.3" table:formula="of:=[.X24]" table:style-name="ce2">
            <text:p>27,3</text:p>
          </table:table-cell>
          <table:table-cell office:value-type="float" office:value="104.15" table:formula="of:=[.Y24]" table:style-name="ce2">
            <text:p>104,15</text:p>
          </table:table-cell>
          <table:table-cell office:value-type="float" office:value="144.69999999999999" table:formula="of:=[.Z24]" table:style-name="ce2">
            <text:p>144,7</text:p>
          </table:table-cell>
          <table:table-cell office:value-type="float" office:value="206.4" table:formula="of:=[.AA24]" table:style-name="ce2">
            <text:p>206,4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8"/>
          <table:table-cell office:value-type="string" office:string-value="homem_moreno02.jpg" table:formula="of:=[.AD3]" table:style-name="ce5">
            <text:p>homem_moreno02.jpg</text:p>
          </table:table-cell>
          <table:table-cell office:value-type="float" office:value="22.15" table:formula="of:=[.AE24]" table:style-name="ce2">
            <text:p>22,15</text:p>
          </table:table-cell>
          <table:table-cell office:value-type="float" office:value="32" table:formula="of:=[.AF24]" table:style-name="ce2">
            <text:p>32</text:p>
          </table:table-cell>
          <table:table-cell office:value-type="float" office:value="39.6" table:formula="of:=[.AG24]" table:style-name="ce2">
            <text:p>39,6</text:p>
          </table:table-cell>
          <table:table-cell office:value-type="float" office:value="45.9" table:formula="of:=[.AH24]" table:style-name="ce2">
            <text:p>45,9</text:p>
          </table:table-cell>
          <table:table-cell table:style-name="ce19"/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6" table:style-name="ce11"/>
          <table:table-cell table:number-columns-repeated="16377"/>
        </table:table-row>
        <table:table-row table:number-rows-repeated="4" table:style-name="ro1">
          <table:table-cell table:style-name="ce1"/>
          <table:table-cell table:number-columns-repeated="5" table:style-name="ce11"/>
          <table:table-cell table:number-columns-repeated="16378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Diego Frias</meta:initial-creator>
    <dc:creator>José Cleiton Borges Correia</dc:creator>
    <meta:creation-date>2021-09-17T14:16:18Z</meta:creation-date>
    <dc:date>2021-12-01T11:31:32Z</dc:date>
    <meta:editing-cycles>33</meta:editing-cycles>
    <meta:editing-duration>PT192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</office:automatic-styles>
  <office:body>
    <office:chart>
      <chart:chart chart:class="chart:scatter" svg:height="288.3751181102362pt" svg:width="576.0pt" chart:style-name="Crt0">
        <chart:title chart:style-name="CT00">
          <text:p text:style-name="a0" text:class-names="" text:cond-style-name="">Comparativo da inicialização entre teórico e experimenta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nicialização.$C$36:.$C$40" chart:class="chart:scatter" chart:attached-axis="primary-y" chart:style-name="G0S0">
            <chart:domain table:cell-range-address="inicialização.$B$46:.$B$50"/>
            <chart:regression-curve chart:style-name="T000">
              <chart:equation chart:automatic-content="true" chart:display-equation="true" chart:display-r-square="true" svg:x="216.0pt" svg:y="234.0pt" chart:style-name="TL000"/>
            </chart:regression-curve>
            <chart:data-point chart:repeated="5"/>
          </chart:series>
          <chart:series chart:values-cell-range-address="inicialização.$D$36:.$D$40" chart:class="chart:scatter" chart:attached-axis="primary-y" chart:style-name="G0S1">
            <chart:domain table:cell-range-address="inicialização.$B$46:.$B$50"/>
            <chart:regression-curve chart:style-name="T010">
              <chart:equation chart:automatic-content="true" chart:display-equation="true" chart:display-r-square="true" svg:x="301.0pt" svg:y="236.0pt" chart:style-name="TL010"/>
            </chart:regression-curve>
            <chart:data-point chart:repeated="5"/>
          </chart:series>
          <chart:series chart:values-cell-range-address="inicialização.$E$36:.$E$40" chart:class="chart:scatter" chart:attached-axis="primary-y" chart:style-name="G0S2">
            <chart:domain table:cell-range-address="inicialização.$B$46:.$B$50"/>
            <chart:regression-curve chart:style-name="T020">
              <chart:equation chart:automatic-content="true" chart:display-equation="true" chart:display-r-square="true" svg:x="386.0pt" svg:y="235.0pt" chart:style-name="TL020"/>
            </chart:regression-curve>
            <chart:data-point chart:repeated="5"/>
          </chart:series>
          <chart:series chart:values-cell-range-address="inicialização.$F$36:.$F$40" chart:class="chart:scatter" chart:attached-axis="primary-y" chart:style-name="G0S3">
            <chart:domain table:cell-range-address="inicialização.$B$46:.$B$50"/>
            <chart:regression-curve chart:style-name="T030">
              <chart:equation chart:automatic-content="true" chart:display-equation="true" chart:display-r-square="true" svg:x="471.0pt" svg:y="236.0pt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T01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</office:automatic-styles>
  <office:body>
    <office:chart>
      <chart:chart chart:class="chart:scatter" svg:height="319.5pt" svg:width="596.2499212598424pt" chart:style-name="Crt0">
        <chart:title chart:style-name="CT00">
          <text:p text:style-name="a0" text:class-names="" text:cond-style-name="">Comparativo da iteração entre teórico e experimental</text:p>
        </chart:title>
        <chart:plot-area svg:x="3.0pt" svg:y="32.59732283464567pt" svg:width="586.2499212598424pt" svg:height="282.90244094488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nicialização.$C$36:.$C$40" chart:class="chart:scatter" chart:attached-axis="primary-y" chart:style-name="G0S0">
            <chart:domain table:cell-range-address="inicialização.$C$35:.$F$35"/>
            <chart:regression-curve chart:style-name="T000">
              <chart:equation chart:automatic-content="true" chart:display-equation="true" chart:display-r-square="true" svg:x="199.0pt" svg:y="262.0pt" chart:style-name="TL000"/>
            </chart:regression-curve>
            <chart:data-point chart:repeated="4"/>
          </chart:series>
          <chart:series chart:values-cell-range-address="inicialização.$D$36:.$D$40" chart:class="chart:scatter" chart:attached-axis="primary-y" chart:style-name="G0S1">
            <chart:domain table:cell-range-address="inicialização.$C$35:.$F$35"/>
            <chart:regression-curve chart:style-name="T010">
              <chart:equation chart:automatic-content="true" chart:display-equation="true" chart:display-r-square="true" svg:x="299.0pt" svg:y="257.0pt" chart:style-name="TL010"/>
            </chart:regression-curve>
            <chart:data-point chart:repeated="4"/>
          </chart:series>
          <chart:series chart:values-cell-range-address="inicialização.$E$36:.$E$40" chart:class="chart:scatter" chart:attached-axis="primary-y" chart:style-name="G0S2">
            <chart:domain table:cell-range-address="inicialização.$C$35:.$F$35"/>
            <chart:regression-curve chart:style-name="T020">
              <chart:equation chart:automatic-content="true" chart:display-equation="true" chart:display-r-square="true" svg:x="415.0pt" svg:y="256.0pt" chart:style-name="TL020"/>
            </chart:regression-curve>
            <chart:data-point chart:repeated="4"/>
          </chart:series>
          <chart:series chart:values-cell-range-address="inicialização.$F$36:.$F$40" chart:class="chart:scatter" chart:attached-axis="primary-y" chart:style-name="G0S3">
            <chart:domain table:cell-range-address="inicialização.$C$35:.$F$35"/>
            <chart:regression-curve chart:style-name="T030">
              <chart:equation chart:automatic-content="true" chart:display-equation="true" chart:display-r-square="true" svg:x="497.0pt" svg:y="251.0pt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19.5pt" svg:width="596.2499212598424pt" chart:style-name="Crt0">
        <chart:title chart:style-name="CT00">
          <text:p text:style-name="a0" text:class-names="" text:cond-style-name="">Comparativo da iteração entre teórico e experimental<text:line-break/>custo x tempo</text:p>
        </chart:title>
        <chart:plot-area svg:x="3.0pt" svg:y="37.59732283464567pt" svg:width="586.2499212598424pt" svg:height="277.902440944882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21" chart:class="chart:scatter" chart:attached-axis="primary-y" chart:style-name="G0S0">
            <chart:domain table:cell-range-address="local-table.$B$2:.$B$21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15086063.0 44719373.0 89169338.0 148772603.0</text:p>
              </table:table-cell>
            </table:table-row>
          </table:table-header-rows>
          <table:table-row>
            <table:table-cell office:value-type="string">
              <text:p>15086063</text:p>
            </table:table-cell>
            <table:table-cell office:value-type="float" office:value="15086063"/>
            <table:table-cell office:value-type="float" office:value="2.1207800000000001E-3"/>
          </table:table-row>
          <table:table-row>
            <table:table-cell office:value-type="string">
              <text:p>44719373</text:p>
            </table:table-cell>
            <table:table-cell office:value-type="float" office:value="44719373"/>
            <table:table-cell office:value-type="float" office:value="5.0968380000000002E-3"/>
          </table:table-row>
          <table:table-row>
            <table:table-cell office:value-type="string">
              <text:p>89169338</text:p>
            </table:table-cell>
            <table:table-cell office:value-type="float" office:value="89169338"/>
            <table:table-cell office:value-type="float" office:value="9.2548855000000006E-3"/>
          </table:table-row>
          <table:table-row>
            <table:table-cell office:value-type="string">
              <text:p>148772603</text:p>
            </table:table-cell>
            <table:table-cell office:value-type="float" office:value="148772603"/>
            <table:table-cell office:value-type="float" office:value="1.3443325000000001E-2"/>
          </table:table-row>
          <table:table-row>
            <table:table-cell office:value-type="string">
              <text:p>50496879</text:p>
            </table:table-cell>
            <table:table-cell office:value-type="float" office:value="50496879"/>
            <table:table-cell office:value-type="float" office:value="6.5501014999999998E-3"/>
          </table:table-row>
          <table:table-row>
            <table:table-cell office:value-type="string">
              <text:p>149687149</text:p>
            </table:table-cell>
            <table:table-cell office:value-type="float" office:value="149687149"/>
            <table:table-cell office:value-type="float" office:value="1.5399085000000002E-2"/>
          </table:table-row>
          <table:table-row>
            <table:table-cell office:value-type="string">
              <text:p>298472554</text:p>
            </table:table-cell>
            <table:table-cell office:value-type="float" office:value="298472554"/>
            <table:table-cell office:value-type="float" office:value="2.8575014999999999E-2"/>
          </table:table-row>
          <table:table-row>
            <table:table-cell office:value-type="string">
              <text:p>497980159</text:p>
            </table:table-cell>
            <table:table-cell office:value-type="float" office:value="497980159"/>
            <table:table-cell office:value-type="float" office:value="4.1682865E-2"/>
          </table:table-row>
          <table:table-row>
            <table:table-cell office:value-type="string">
              <text:p>64705647</text:p>
            </table:table-cell>
            <table:table-cell office:value-type="float" office:value="64705647"/>
            <table:table-cell office:value-type="float" office:value="8.7915179999999999E-3"/>
          </table:table-row>
          <table:table-row>
            <table:table-cell office:value-type="string">
              <text:p>191805997</text:p>
            </table:table-cell>
            <table:table-cell office:value-type="float" office:value="191805997"/>
            <table:table-cell office:value-type="float" office:value="2.029895E-2"/>
          </table:table-row>
          <table:table-row>
            <table:table-cell office:value-type="string">
              <text:p>382456522</text:p>
            </table:table-cell>
            <table:table-cell office:value-type="float" office:value="382456522"/>
            <table:table-cell office:value-type="float" office:value="3.7949150000000001E-2"/>
          </table:table-row>
          <table:table-row>
            <table:table-cell office:value-type="string">
              <text:p>638101447</text:p>
            </table:table-cell>
            <table:table-cell office:value-type="float" office:value="638101447"/>
            <table:table-cell office:value-type="float" office:value="5.5301494999999999E-2"/>
          </table:table-row>
          <table:table-row>
            <table:table-cell office:value-type="string">
              <text:p>70795311</text:p>
            </table:table-cell>
            <table:table-cell office:value-type="float" office:value="70795311"/>
            <table:table-cell office:value-type="float" office:value="9.4850379999999995E-3"/>
          </table:table-row>
          <table:table-row>
            <table:table-cell office:value-type="string">
              <text:p>209857501</text:p>
            </table:table-cell>
            <table:table-cell office:value-type="float" office:value="209857501"/>
            <table:table-cell office:value-type="float" office:value="2.2594480000000004E-2"/>
          </table:table-row>
          <table:table-row>
            <table:table-cell office:value-type="string">
              <text:p>418450786</text:p>
            </table:table-cell>
            <table:table-cell office:value-type="float" office:value="418450786"/>
            <table:table-cell office:value-type="float" office:value="4.260182500000001E-2"/>
          </table:table-row>
          <table:table-row>
            <table:table-cell office:value-type="string">
              <text:p>698155321</text:p>
            </table:table-cell>
            <table:table-cell office:value-type="float" office:value="698155321"/>
            <table:table-cell office:value-type="float" office:value="6.2010085000000006E-2"/>
          </table:table-row>
          <table:table-row>
            <table:table-cell office:value-type="string">
              <text:p>120960111</text:p>
            </table:table-cell>
            <table:table-cell office:value-type="float" office:value="120960111"/>
            <table:table-cell office:value-type="float" office:value="1.5374790000000003E-2"/>
          </table:table-row>
          <table:table-row>
            <table:table-cell office:value-type="string">
              <text:p>358560301</text:p>
            </table:table-cell>
            <table:table-cell office:value-type="float" office:value="358560301"/>
            <table:table-cell office:value-type="float" office:value="3.5832160000000002E-2"/>
          </table:table-row>
          <table:table-row>
            <table:table-cell office:value-type="string">
              <text:p>714960586</text:p>
            </table:table-cell>
            <table:table-cell office:value-type="float" office:value="714960586"/>
            <table:table-cell office:value-type="float" office:value="6.6973619999999984E-2"/>
          </table:table-row>
          <table:table-row>
            <table:table-cell office:value-type="string">
              <text:p>1192860871</text:p>
            </table:table-cell>
            <table:table-cell office:value-type="float" office:value="1192860871"/>
            <table:table-cell office:value-type="float" office:value="9.8062405000000005E-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T03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T010">
      <style:chart-properties chart:regression-type="logarithmic"/>
      <style:graphic-properties draw:fill="none" draw:stroke="solid" svg:stroke-width="0.00694in" svg:stroke-color="#000000" svg:stroke-opacity="100%" draw:stroke-linejoin="round" svg:stroke-linecap="round"/>
    </style:style>
  </office:automatic-styles>
  <office:body>
    <office:chart>
      <chart:chart chart:class="chart:scatter" svg:height="334.5pt" svg:width="596.2499212598424pt" chart:style-name="Crt0">
        <chart:title chart:style-name="CT00">
          <text:p text:style-name="a0" text:class-names="" text:cond-style-name="">Comparativo da iteração entre teórico e experimental<text:line-break/>k x tempo</text:p>
        </chart:title>
        <chart:plot-area svg:x="3.0pt" svg:y="42.12771653543307pt" svg:width="586.2499212598424pt" svg:height="288.184251968503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tempo.$C$36:.$C$40" chart:class="chart:scatter" chart:attached-axis="primary-y" chart:style-name="G0S0">
            <chart:domain table:cell-range-address="iterativo_-_tempo.$C$35:.$F$35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4"/>
          </chart:series>
          <chart:series chart:values-cell-range-address="iterativo_-_tempo.$D$36:.$D$40" chart:class="chart:scatter" chart:attached-axis="primary-y" chart:style-name="G0S1">
            <chart:domain table:cell-range-address="iterativo_-_tempo.$C$35:.$F$35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4"/>
          </chart:series>
          <chart:series chart:values-cell-range-address="iterativo_-_tempo.$E$36:.$E$40" chart:class="chart:scatter" chart:attached-axis="primary-y" chart:style-name="G0S2">
            <chart:domain table:cell-range-address="iterativo_-_tempo.$C$35:.$F$35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4"/>
          </chart:series>
          <chart:series chart:values-cell-range-address="iterativo_-_tempo.$F$36:.$F$40" chart:class="chart:scatter" chart:attached-axis="primary-y" chart:style-name="G0S3">
            <chart:domain table:cell-range-address="iterativo_-_tempo.$C$35:.$F$35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T01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</office:automatic-styles>
  <office:body>
    <office:chart>
      <chart:chart chart:class="chart:scatter" svg:height="334.5pt" svg:width="596.2499212598424pt" chart:style-name="Crt0">
        <chart:title chart:style-name="CT00">
          <text:p text:style-name="a0" text:class-names="" text:cond-style-name="">Comparativo da iteração entre teórico e experimental<text:line-break/>n x tempo</text:p>
        </chart:title>
        <chart:plot-area svg:x="0.88pt" svg:y="42.12771653543307pt" svg:width="595.3699212598424pt" svg:height="288.184251968503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tempo.$C$36:.$C$40" chart:class="chart:scatter" chart:attached-axis="primary-y" chart:style-name="G0S0">
            <chart:domain table:cell-range-address="iterativo_-_tempo.$B$48:.$B$52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5"/>
          </chart:series>
          <chart:series chart:values-cell-range-address="iterativo_-_tempo.$D$36:.$D$40" chart:class="chart:scatter" chart:attached-axis="primary-y" chart:style-name="G0S1">
            <chart:domain table:cell-range-address="iterativo_-_tempo.$B$48:.$B$52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5"/>
          </chart:series>
          <chart:series chart:values-cell-range-address="iterativo_-_tempo.$E$36:.$E$40" chart:class="chart:scatter" chart:attached-axis="primary-y" chart:style-name="G0S2">
            <chart:domain table:cell-range-address="iterativo_-_tempo.$B$48:.$B$52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5"/>
          </chart:series>
          <chart:series chart:values-cell-range-address="iterativo_-_tempo.$F$36:.$F$40" chart:class="chart:scatter" chart:attached-axis="primary-y" chart:style-name="G0S3">
            <chart:domain table:cell-range-address="iterativo_-_tempo.$B$48:.$B$52"/>
            <chart:regression-curve chart:style-name="T030">
              <chart:equation chart:automatic-content="true" chart:display-equation="true" chart:display-r-square="true" chart:style-name="TL03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9.1251181102362pt" svg:width="360.0pt" chart:style-name="Crt0">
        <chart:title chart:style-name="CT00">
          <text:p text:style-name="a0" text:class-names="" text:cond-style-name="">Comparativo entre número de clusters e número de interações para cada image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terativo_-_número_iterações.$C$36:.$F$36" chart:class="chart:scatter" chart:attached-axis="primary-y" chart:style-name="G0S0">
            <chart:domain table:cell-range-address="iterativo_-_número_iterações.$C$35:.$F$35"/>
            <chart:data-point chart:repeated="4"/>
          </chart:series>
          <chart:series chart:values-cell-range-address="iterativo_-_número_iterações.$C$37:.$F$37" chart:class="chart:scatter" chart:attached-axis="primary-y" chart:style-name="G0S1">
            <chart:domain table:cell-range-address="iterativo_-_número_iterações.$C$35:.$F$35"/>
            <chart:data-point chart:repeated="4"/>
          </chart:series>
          <chart:series chart:values-cell-range-address="iterativo_-_número_iterações.$C$38:.$F$38" chart:class="chart:scatter" chart:attached-axis="primary-y" chart:style-name="G0S2">
            <chart:domain table:cell-range-address="iterativo_-_número_iterações.$C$35:.$F$35"/>
            <chart:data-point chart:repeated="4"/>
          </chart:series>
          <chart:series chart:values-cell-range-address="iterativo_-_número_iterações.$C$39:.$F$39" chart:class="chart:scatter" chart:attached-axis="primary-y" chart:style-name="G0S3">
            <chart:domain table:cell-range-address="iterativo_-_número_iterações.$C$35:.$F$35"/>
            <chart:data-point chart:repeated="4"/>
          </chart:series>
          <chart:series chart:values-cell-range-address="iterativo_-_número_iterações.$C$40:.$F$40" chart:class="chart:scatter" chart:attached-axis="primary-y" chart:style-name="G0S4">
            <chart:domain table:cell-range-address="iterativo_-_número_iterações.$C$35:.$F$35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